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39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.001cm" svg:height="8.989cm" svg:x="20.398cm" svg:y="0cm">
            <draw:object draw:notify-on-update-of-ranges="Лист1.C1:Лист1.C1 Лист1.C2:Лист1.C202 Лист1.D1:Лист1.D1 Лист1.D2:Лист1.D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8.988cm" svg:x="20.363cm" svg:y="9.017cm">
            <draw:object draw:notify-on-update-of-ranges="Лист1.C1:Лист1.C1 Лист1.C2:Лист1.C202 Лист1.E1:Лист1.E1 Лист1.E2:Лист1.E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8.994cm" svg:x="36.441cm" svg:y="0cm">
            <draw:object draw:notify-on-update-of-ranges="Лист1.C1:Лист1.C1 Лист1.C2:Лист1.C202 Лист1.F1:Лист1.F1 Лист1.F2:Лист1.F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1cm" svg:height="8.993cm" svg:x="36.363cm" svg:y="8.995cm">
            <draw:object draw:notify-on-update-of-ranges="Лист1.C1:Лист1.C1 Лист1.C2:Лист1.C202 Лист1.G1:Лист1.G1 Лист1.G2:Лист1.G2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Величко Арсений ИВТ 1к 2 гр.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text:span text:style-name="T1">1</text:span>(x)</text:p>
          </table:table-cell>
          <table:table-cell table:style-name="ce2" office:value-type="string" calcext:value-type="string">
            <text:p><text:span text:style-name="T2">y</text:span><text:span text:style-name="T3">2</text:span><text:span text:style-name="T2">(x)</text:span></text:p>
          </table:table-cell>
          <table:table-cell table:style-name="ce2" office:value-type="string" calcext:value-type="string">
            <text:p><text:span text:style-name="T2">y</text:span><text:span text:style-name="T3">3</text:span><text:span text:style-name="T2">(x)</text:span></text:p>
          </table:table-cell>
          <table:table-cell table:style-name="ce2" office:value-type="string" calcext:value-type="string">
            <text:p><text:span text:style-name="T2">y</text:span><text:span text:style-name="T3">4</text:span><text:span text:style-name="T2">(x)</text:span></text:p>
          </table:table-cell>
        </table:table-row>
        <table:table-row table:style-name="ro1">
          <table:table-cell table:number-columns-repeated="2"/>
          <table:table-cell office:value-type="float" office:value="-1000" calcext:value-type="float">
            <text:p>-1000</text:p>
          </table:table-cell>
          <table:table-cell table:formula="of:=(-1)*[.$C2]^2+2*[.$C2]+5" office:value-type="float" office:value="-1001995" calcext:value-type="float">
            <text:p>-1001995</text:p>
          </table:table-cell>
          <table:table-cell table:formula="of:=[.$C2]^2-2*[.$C2]+5" office:value-type="float" office:value="1002005" calcext:value-type="float">
            <text:p>1002005</text:p>
          </table:table-cell>
          <table:table-cell table:formula="of:=(-1)*[.$C2]^2-2*[.$C2]+4" office:value-type="float" office:value="-997996" calcext:value-type="float">
            <text:p>-997996</text:p>
          </table:table-cell>
          <table:table-cell table:formula="of:=(-1)*[.$C2]^2+2*[.$C2]+4" office:value-type="float" office:value="-1001996" calcext:value-type="float">
            <text:p>-1001996</text:p>
          </table:table-cell>
        </table:table-row>
        <table:table-row table:style-name="ro1">
          <table:table-cell table:number-columns-repeated="2"/>
          <table:table-cell office:value-type="float" office:value="-990" calcext:value-type="float">
            <text:p>-990</text:p>
          </table:table-cell>
          <table:table-cell table:formula="of:=(-1)*[.$C3]^2+2*[.$C3]+5" office:value-type="float" office:value="-982075" calcext:value-type="float">
            <text:p>-982075</text:p>
          </table:table-cell>
          <table:table-cell table:formula="of:=[.$C3]^2-2*[.$C3]+5" office:value-type="float" office:value="982085" calcext:value-type="float">
            <text:p>982085</text:p>
          </table:table-cell>
          <table:table-cell table:formula="of:=(-1)*[.$C3]^2-2*[.$C3]+4" office:value-type="float" office:value="-978116" calcext:value-type="float">
            <text:p>-978116</text:p>
          </table:table-cell>
          <table:table-cell table:formula="of:=(-1)*[.$C3]^2+2*[.$C3]+4" office:value-type="float" office:value="-982076" calcext:value-type="float">
            <text:p>-982076</text:p>
          </table:table-cell>
        </table:table-row>
        <table:table-row table:style-name="ro1">
          <table:table-cell table:number-columns-repeated="2"/>
          <table:table-cell office:value-type="float" office:value="-980" calcext:value-type="float">
            <text:p>-980</text:p>
          </table:table-cell>
          <table:table-cell table:formula="of:=(-1)*[.$C4]^2+2*[.$C4]+5" office:value-type="float" office:value="-962355" calcext:value-type="float">
            <text:p>-962355</text:p>
          </table:table-cell>
          <table:table-cell table:formula="of:=[.$C4]^2-2*[.$C4]+5" office:value-type="float" office:value="962365" calcext:value-type="float">
            <text:p>962365</text:p>
          </table:table-cell>
          <table:table-cell table:formula="of:=(-1)*[.$C4]^2-2*[.$C4]+4" office:value-type="float" office:value="-958436" calcext:value-type="float">
            <text:p>-958436</text:p>
          </table:table-cell>
          <table:table-cell table:formula="of:=(-1)*[.$C4]^2+2*[.$C4]+4" office:value-type="float" office:value="-962356" calcext:value-type="float">
            <text:p>-962356</text:p>
          </table:table-cell>
        </table:table-row>
        <table:table-row table:style-name="ro1">
          <table:table-cell table:number-columns-repeated="2"/>
          <table:table-cell office:value-type="float" office:value="-970" calcext:value-type="float">
            <text:p>-970</text:p>
          </table:table-cell>
          <table:table-cell table:formula="of:=(-1)*[.$C5]^2+2*[.$C5]+5" office:value-type="float" office:value="-942835" calcext:value-type="float">
            <text:p>-942835</text:p>
          </table:table-cell>
          <table:table-cell table:formula="of:=[.$C5]^2-2*[.$C5]+5" office:value-type="float" office:value="942845" calcext:value-type="float">
            <text:p>942845</text:p>
          </table:table-cell>
          <table:table-cell table:formula="of:=(-1)*[.$C5]^2-2*[.$C5]+4" office:value-type="float" office:value="-938956" calcext:value-type="float">
            <text:p>-938956</text:p>
          </table:table-cell>
          <table:table-cell table:formula="of:=(-1)*[.$C5]^2+2*[.$C5]+4" office:value-type="float" office:value="-942836" calcext:value-type="float">
            <text:p>-942836</text:p>
          </table:table-cell>
        </table:table-row>
        <table:table-row table:style-name="ro1">
          <table:table-cell table:number-columns-repeated="2"/>
          <table:table-cell office:value-type="float" office:value="-960" calcext:value-type="float">
            <text:p>-960</text:p>
          </table:table-cell>
          <table:table-cell table:formula="of:=(-1)*[.$C6]^2+2*[.$C6]+5" office:value-type="float" office:value="-923515" calcext:value-type="float">
            <text:p>-923515</text:p>
          </table:table-cell>
          <table:table-cell table:formula="of:=[.$C6]^2-2*[.$C6]+5" office:value-type="float" office:value="923525" calcext:value-type="float">
            <text:p>923525</text:p>
          </table:table-cell>
          <table:table-cell table:formula="of:=(-1)*[.$C6]^2-2*[.$C6]+4" office:value-type="float" office:value="-919676" calcext:value-type="float">
            <text:p>-919676</text:p>
          </table:table-cell>
          <table:table-cell table:formula="of:=(-1)*[.$C6]^2+2*[.$C6]+4" office:value-type="float" office:value="-923516" calcext:value-type="float">
            <text:p>-923516</text:p>
          </table:table-cell>
        </table:table-row>
        <table:table-row table:style-name="ro1">
          <table:table-cell table:number-columns-repeated="2"/>
          <table:table-cell office:value-type="float" office:value="-950" calcext:value-type="float">
            <text:p>-950</text:p>
          </table:table-cell>
          <table:table-cell table:formula="of:=(-1)*[.$C7]^2+2*[.$C7]+5" office:value-type="float" office:value="-904395" calcext:value-type="float">
            <text:p>-904395</text:p>
          </table:table-cell>
          <table:table-cell table:formula="of:=[.$C7]^2-2*[.$C7]+5" office:value-type="float" office:value="904405" calcext:value-type="float">
            <text:p>904405</text:p>
          </table:table-cell>
          <table:table-cell table:formula="of:=(-1)*[.$C7]^2-2*[.$C7]+4" office:value-type="float" office:value="-900596" calcext:value-type="float">
            <text:p>-900596</text:p>
          </table:table-cell>
          <table:table-cell table:formula="of:=(-1)*[.$C7]^2+2*[.$C7]+4" office:value-type="float" office:value="-904396" calcext:value-type="float">
            <text:p>-904396</text:p>
          </table:table-cell>
        </table:table-row>
        <table:table-row table:style-name="ro1">
          <table:table-cell table:number-columns-repeated="2"/>
          <table:table-cell office:value-type="float" office:value="-940" calcext:value-type="float">
            <text:p>-940</text:p>
          </table:table-cell>
          <table:table-cell table:formula="of:=(-1)*[.$C8]^2+2*[.$C8]+5" office:value-type="float" office:value="-885475" calcext:value-type="float">
            <text:p>-885475</text:p>
          </table:table-cell>
          <table:table-cell table:formula="of:=[.$C8]^2-2*[.$C8]+5" office:value-type="float" office:value="885485" calcext:value-type="float">
            <text:p>885485</text:p>
          </table:table-cell>
          <table:table-cell table:formula="of:=(-1)*[.$C8]^2-2*[.$C8]+4" office:value-type="float" office:value="-881716" calcext:value-type="float">
            <text:p>-881716</text:p>
          </table:table-cell>
          <table:table-cell table:formula="of:=(-1)*[.$C8]^2+2*[.$C8]+4" office:value-type="float" office:value="-885476" calcext:value-type="float">
            <text:p>-885476</text:p>
          </table:table-cell>
        </table:table-row>
        <table:table-row table:style-name="ro1">
          <table:table-cell table:number-columns-repeated="2"/>
          <table:table-cell office:value-type="float" office:value="-930" calcext:value-type="float">
            <text:p>-930</text:p>
          </table:table-cell>
          <table:table-cell table:formula="of:=(-1)*[.$C9]^2+2*[.$C9]+5" office:value-type="float" office:value="-866755" calcext:value-type="float">
            <text:p>-866755</text:p>
          </table:table-cell>
          <table:table-cell table:formula="of:=[.$C9]^2-2*[.$C9]+5" office:value-type="float" office:value="866765" calcext:value-type="float">
            <text:p>866765</text:p>
          </table:table-cell>
          <table:table-cell table:formula="of:=(-1)*[.$C9]^2-2*[.$C9]+4" office:value-type="float" office:value="-863036" calcext:value-type="float">
            <text:p>-863036</text:p>
          </table:table-cell>
          <table:table-cell table:formula="of:=(-1)*[.$C9]^2+2*[.$C9]+4" office:value-type="float" office:value="-866756" calcext:value-type="float">
            <text:p>-866756</text:p>
          </table:table-cell>
        </table:table-row>
        <table:table-row table:style-name="ro1">
          <table:table-cell table:number-columns-repeated="2"/>
          <table:table-cell office:value-type="float" office:value="-920" calcext:value-type="float">
            <text:p>-920</text:p>
          </table:table-cell>
          <table:table-cell table:formula="of:=(-1)*[.$C10]^2+2*[.$C10]+5" office:value-type="float" office:value="-848235" calcext:value-type="float">
            <text:p>-848235</text:p>
          </table:table-cell>
          <table:table-cell table:formula="of:=[.$C10]^2-2*[.$C10]+5" office:value-type="float" office:value="848245" calcext:value-type="float">
            <text:p>848245</text:p>
          </table:table-cell>
          <table:table-cell table:formula="of:=(-1)*[.$C10]^2-2*[.$C10]+4" office:value-type="float" office:value="-844556" calcext:value-type="float">
            <text:p>-844556</text:p>
          </table:table-cell>
          <table:table-cell table:formula="of:=(-1)*[.$C10]^2+2*[.$C10]+4" office:value-type="float" office:value="-848236" calcext:value-type="float">
            <text:p>-848236</text:p>
          </table:table-cell>
        </table:table-row>
        <table:table-row table:style-name="ro1">
          <table:table-cell table:number-columns-repeated="2"/>
          <table:table-cell office:value-type="float" office:value="-910" calcext:value-type="float">
            <text:p>-910</text:p>
          </table:table-cell>
          <table:table-cell table:formula="of:=(-1)*[.$C11]^2+2*[.$C11]+5" office:value-type="float" office:value="-829915" calcext:value-type="float">
            <text:p>-829915</text:p>
          </table:table-cell>
          <table:table-cell table:formula="of:=[.$C11]^2-2*[.$C11]+5" office:value-type="float" office:value="829925" calcext:value-type="float">
            <text:p>829925</text:p>
          </table:table-cell>
          <table:table-cell table:formula="of:=(-1)*[.$C11]^2-2*[.$C11]+4" office:value-type="float" office:value="-826276" calcext:value-type="float">
            <text:p>-826276</text:p>
          </table:table-cell>
          <table:table-cell table:formula="of:=(-1)*[.$C11]^2+2*[.$C11]+4" office:value-type="float" office:value="-829916" calcext:value-type="float">
            <text:p>-829916</text:p>
          </table:table-cell>
        </table:table-row>
        <table:table-row table:style-name="ro1">
          <table:table-cell table:number-columns-repeated="2"/>
          <table:table-cell office:value-type="float" office:value="-900" calcext:value-type="float">
            <text:p>-900</text:p>
          </table:table-cell>
          <table:table-cell table:formula="of:=(-1)*[.$C12]^2+2*[.$C12]+5" office:value-type="float" office:value="-811795" calcext:value-type="float">
            <text:p>-811795</text:p>
          </table:table-cell>
          <table:table-cell table:formula="of:=[.$C12]^2-2*[.$C12]+5" office:value-type="float" office:value="811805" calcext:value-type="float">
            <text:p>811805</text:p>
          </table:table-cell>
          <table:table-cell table:formula="of:=(-1)*[.$C12]^2-2*[.$C12]+4" office:value-type="float" office:value="-808196" calcext:value-type="float">
            <text:p>-808196</text:p>
          </table:table-cell>
          <table:table-cell table:formula="of:=(-1)*[.$C12]^2+2*[.$C12]+4" office:value-type="float" office:value="-811796" calcext:value-type="float">
            <text:p>-811796</text:p>
          </table:table-cell>
        </table:table-row>
        <table:table-row table:style-name="ro1">
          <table:table-cell table:number-columns-repeated="2"/>
          <table:table-cell office:value-type="float" office:value="-890" calcext:value-type="float">
            <text:p>-890</text:p>
          </table:table-cell>
          <table:table-cell table:formula="of:=(-1)*[.$C13]^2+2*[.$C13]+5" office:value-type="float" office:value="-793875" calcext:value-type="float">
            <text:p>-793875</text:p>
          </table:table-cell>
          <table:table-cell table:formula="of:=[.$C13]^2-2*[.$C13]+5" office:value-type="float" office:value="793885" calcext:value-type="float">
            <text:p>793885</text:p>
          </table:table-cell>
          <table:table-cell table:formula="of:=(-1)*[.$C13]^2-2*[.$C13]+4" office:value-type="float" office:value="-790316" calcext:value-type="float">
            <text:p>-790316</text:p>
          </table:table-cell>
          <table:table-cell table:formula="of:=(-1)*[.$C13]^2+2*[.$C13]+4" office:value-type="float" office:value="-793876" calcext:value-type="float">
            <text:p>-793876</text:p>
          </table:table-cell>
        </table:table-row>
        <table:table-row table:style-name="ro1">
          <table:table-cell table:number-columns-repeated="2"/>
          <table:table-cell office:value-type="float" office:value="-880" calcext:value-type="float">
            <text:p>-880</text:p>
          </table:table-cell>
          <table:table-cell table:formula="of:=(-1)*[.$C14]^2+2*[.$C14]+5" office:value-type="float" office:value="-776155" calcext:value-type="float">
            <text:p>-776155</text:p>
          </table:table-cell>
          <table:table-cell table:formula="of:=[.$C14]^2-2*[.$C14]+5" office:value-type="float" office:value="776165" calcext:value-type="float">
            <text:p>776165</text:p>
          </table:table-cell>
          <table:table-cell table:formula="of:=(-1)*[.$C14]^2-2*[.$C14]+4" office:value-type="float" office:value="-772636" calcext:value-type="float">
            <text:p>-772636</text:p>
          </table:table-cell>
          <table:table-cell table:formula="of:=(-1)*[.$C14]^2+2*[.$C14]+4" office:value-type="float" office:value="-776156" calcext:value-type="float">
            <text:p>-776156</text:p>
          </table:table-cell>
        </table:table-row>
        <table:table-row table:style-name="ro1">
          <table:table-cell table:number-columns-repeated="2"/>
          <table:table-cell office:value-type="float" office:value="-870" calcext:value-type="float">
            <text:p>-870</text:p>
          </table:table-cell>
          <table:table-cell table:formula="of:=(-1)*[.$C15]^2+2*[.$C15]+5" office:value-type="float" office:value="-758635" calcext:value-type="float">
            <text:p>-758635</text:p>
          </table:table-cell>
          <table:table-cell table:formula="of:=[.$C15]^2-2*[.$C15]+5" office:value-type="float" office:value="758645" calcext:value-type="float">
            <text:p>758645</text:p>
          </table:table-cell>
          <table:table-cell table:formula="of:=(-1)*[.$C15]^2-2*[.$C15]+4" office:value-type="float" office:value="-755156" calcext:value-type="float">
            <text:p>-755156</text:p>
          </table:table-cell>
          <table:table-cell table:formula="of:=(-1)*[.$C15]^2+2*[.$C15]+4" office:value-type="float" office:value="-758636" calcext:value-type="float">
            <text:p>-758636</text:p>
          </table:table-cell>
        </table:table-row>
        <table:table-row table:style-name="ro1">
          <table:table-cell table:number-columns-repeated="2"/>
          <table:table-cell office:value-type="float" office:value="-860" calcext:value-type="float">
            <text:p>-860</text:p>
          </table:table-cell>
          <table:table-cell table:formula="of:=(-1)*[.$C16]^2+2*[.$C16]+5" office:value-type="float" office:value="-741315" calcext:value-type="float">
            <text:p>-741315</text:p>
          </table:table-cell>
          <table:table-cell table:formula="of:=[.$C16]^2-2*[.$C16]+5" office:value-type="float" office:value="741325" calcext:value-type="float">
            <text:p>741325</text:p>
          </table:table-cell>
          <table:table-cell table:formula="of:=(-1)*[.$C16]^2-2*[.$C16]+4" office:value-type="float" office:value="-737876" calcext:value-type="float">
            <text:p>-737876</text:p>
          </table:table-cell>
          <table:table-cell table:formula="of:=(-1)*[.$C16]^2+2*[.$C16]+4" office:value-type="float" office:value="-741316" calcext:value-type="float">
            <text:p>-741316</text:p>
          </table:table-cell>
        </table:table-row>
        <table:table-row table:style-name="ro1">
          <table:table-cell table:number-columns-repeated="2"/>
          <table:table-cell office:value-type="float" office:value="-850" calcext:value-type="float">
            <text:p>-850</text:p>
          </table:table-cell>
          <table:table-cell table:formula="of:=(-1)*[.$C17]^2+2*[.$C17]+5" office:value-type="float" office:value="-724195" calcext:value-type="float">
            <text:p>-724195</text:p>
          </table:table-cell>
          <table:table-cell table:formula="of:=[.$C17]^2-2*[.$C17]+5" office:value-type="float" office:value="724205" calcext:value-type="float">
            <text:p>724205</text:p>
          </table:table-cell>
          <table:table-cell table:formula="of:=(-1)*[.$C17]^2-2*[.$C17]+4" office:value-type="float" office:value="-720796" calcext:value-type="float">
            <text:p>-720796</text:p>
          </table:table-cell>
          <table:table-cell table:formula="of:=(-1)*[.$C17]^2+2*[.$C17]+4" office:value-type="float" office:value="-724196" calcext:value-type="float">
            <text:p>-724196</text:p>
          </table:table-cell>
        </table:table-row>
        <table:table-row table:style-name="ro1">
          <table:table-cell table:number-columns-repeated="2"/>
          <table:table-cell office:value-type="float" office:value="-840" calcext:value-type="float">
            <text:p>-840</text:p>
          </table:table-cell>
          <table:table-cell table:formula="of:=(-1)*[.$C18]^2+2*[.$C18]+5" office:value-type="float" office:value="-707275" calcext:value-type="float">
            <text:p>-707275</text:p>
          </table:table-cell>
          <table:table-cell table:formula="of:=[.$C18]^2-2*[.$C18]+5" office:value-type="float" office:value="707285" calcext:value-type="float">
            <text:p>707285</text:p>
          </table:table-cell>
          <table:table-cell table:formula="of:=(-1)*[.$C18]^2-2*[.$C18]+4" office:value-type="float" office:value="-703916" calcext:value-type="float">
            <text:p>-703916</text:p>
          </table:table-cell>
          <table:table-cell table:formula="of:=(-1)*[.$C18]^2+2*[.$C18]+4" office:value-type="float" office:value="-707276" calcext:value-type="float">
            <text:p>-707276</text:p>
          </table:table-cell>
        </table:table-row>
        <table:table-row table:style-name="ro1">
          <table:table-cell table:number-columns-repeated="2"/>
          <table:table-cell office:value-type="float" office:value="-830" calcext:value-type="float">
            <text:p>-830</text:p>
          </table:table-cell>
          <table:table-cell table:formula="of:=(-1)*[.$C19]^2+2*[.$C19]+5" office:value-type="float" office:value="-690555" calcext:value-type="float">
            <text:p>-690555</text:p>
          </table:table-cell>
          <table:table-cell table:formula="of:=[.$C19]^2-2*[.$C19]+5" office:value-type="float" office:value="690565" calcext:value-type="float">
            <text:p>690565</text:p>
          </table:table-cell>
          <table:table-cell table:formula="of:=(-1)*[.$C19]^2-2*[.$C19]+4" office:value-type="float" office:value="-687236" calcext:value-type="float">
            <text:p>-687236</text:p>
          </table:table-cell>
          <table:table-cell table:formula="of:=(-1)*[.$C19]^2+2*[.$C19]+4" office:value-type="float" office:value="-690556" calcext:value-type="float">
            <text:p>-690556</text:p>
          </table:table-cell>
        </table:table-row>
        <table:table-row table:style-name="ro1">
          <table:table-cell table:number-columns-repeated="2"/>
          <table:table-cell office:value-type="float" office:value="-820" calcext:value-type="float">
            <text:p>-820</text:p>
          </table:table-cell>
          <table:table-cell table:formula="of:=(-1)*[.$C20]^2+2*[.$C20]+5" office:value-type="float" office:value="-674035" calcext:value-type="float">
            <text:p>-674035</text:p>
          </table:table-cell>
          <table:table-cell table:formula="of:=[.$C20]^2-2*[.$C20]+5" office:value-type="float" office:value="674045" calcext:value-type="float">
            <text:p>674045</text:p>
          </table:table-cell>
          <table:table-cell table:formula="of:=(-1)*[.$C20]^2-2*[.$C20]+4" office:value-type="float" office:value="-670756" calcext:value-type="float">
            <text:p>-670756</text:p>
          </table:table-cell>
          <table:table-cell table:formula="of:=(-1)*[.$C20]^2+2*[.$C20]+4" office:value-type="float" office:value="-674036" calcext:value-type="float">
            <text:p>-674036</text:p>
          </table:table-cell>
        </table:table-row>
        <table:table-row table:style-name="ro1">
          <table:table-cell table:number-columns-repeated="2"/>
          <table:table-cell office:value-type="float" office:value="-810" calcext:value-type="float">
            <text:p>-810</text:p>
          </table:table-cell>
          <table:table-cell table:formula="of:=(-1)*[.$C21]^2+2*[.$C21]+5" office:value-type="float" office:value="-657715" calcext:value-type="float">
            <text:p>-657715</text:p>
          </table:table-cell>
          <table:table-cell table:formula="of:=[.$C21]^2-2*[.$C21]+5" office:value-type="float" office:value="657725" calcext:value-type="float">
            <text:p>657725</text:p>
          </table:table-cell>
          <table:table-cell table:formula="of:=(-1)*[.$C21]^2-2*[.$C21]+4" office:value-type="float" office:value="-654476" calcext:value-type="float">
            <text:p>-654476</text:p>
          </table:table-cell>
          <table:table-cell table:formula="of:=(-1)*[.$C21]^2+2*[.$C21]+4" office:value-type="float" office:value="-657716" calcext:value-type="float">
            <text:p>-657716</text:p>
          </table:table-cell>
        </table:table-row>
        <table:table-row table:style-name="ro1">
          <table:table-cell table:number-columns-repeated="2"/>
          <table:table-cell office:value-type="float" office:value="-800" calcext:value-type="float">
            <text:p>-800</text:p>
          </table:table-cell>
          <table:table-cell table:formula="of:=(-1)*[.$C22]^2+2*[.$C22]+5" office:value-type="float" office:value="-641595" calcext:value-type="float">
            <text:p>-641595</text:p>
          </table:table-cell>
          <table:table-cell table:formula="of:=[.$C22]^2-2*[.$C22]+5" office:value-type="float" office:value="641605" calcext:value-type="float">
            <text:p>641605</text:p>
          </table:table-cell>
          <table:table-cell table:formula="of:=(-1)*[.$C22]^2-2*[.$C22]+4" office:value-type="float" office:value="-638396" calcext:value-type="float">
            <text:p>-638396</text:p>
          </table:table-cell>
          <table:table-cell table:formula="of:=(-1)*[.$C22]^2+2*[.$C22]+4" office:value-type="float" office:value="-641596" calcext:value-type="float">
            <text:p>-641596</text:p>
          </table:table-cell>
        </table:table-row>
        <table:table-row table:style-name="ro1">
          <table:table-cell table:number-columns-repeated="2"/>
          <table:table-cell office:value-type="float" office:value="-790" calcext:value-type="float">
            <text:p>-790</text:p>
          </table:table-cell>
          <table:table-cell table:formula="of:=(-1)*[.$C23]^2+2*[.$C23]+5" office:value-type="float" office:value="-625675" calcext:value-type="float">
            <text:p>-625675</text:p>
          </table:table-cell>
          <table:table-cell table:formula="of:=[.$C23]^2-2*[.$C23]+5" office:value-type="float" office:value="625685" calcext:value-type="float">
            <text:p>625685</text:p>
          </table:table-cell>
          <table:table-cell table:formula="of:=(-1)*[.$C23]^2-2*[.$C23]+4" office:value-type="float" office:value="-622516" calcext:value-type="float">
            <text:p>-622516</text:p>
          </table:table-cell>
          <table:table-cell table:formula="of:=(-1)*[.$C23]^2+2*[.$C23]+4" office:value-type="float" office:value="-625676" calcext:value-type="float">
            <text:p>-625676</text:p>
          </table:table-cell>
        </table:table-row>
        <table:table-row table:style-name="ro1">
          <table:table-cell table:number-columns-repeated="2"/>
          <table:table-cell office:value-type="float" office:value="-780" calcext:value-type="float">
            <text:p>-780</text:p>
          </table:table-cell>
          <table:table-cell table:formula="of:=(-1)*[.$C24]^2+2*[.$C24]+5" office:value-type="float" office:value="-609955" calcext:value-type="float">
            <text:p>-609955</text:p>
          </table:table-cell>
          <table:table-cell table:formula="of:=[.$C24]^2-2*[.$C24]+5" office:value-type="float" office:value="609965" calcext:value-type="float">
            <text:p>609965</text:p>
          </table:table-cell>
          <table:table-cell table:formula="of:=(-1)*[.$C24]^2-2*[.$C24]+4" office:value-type="float" office:value="-606836" calcext:value-type="float">
            <text:p>-606836</text:p>
          </table:table-cell>
          <table:table-cell table:formula="of:=(-1)*[.$C24]^2+2*[.$C24]+4" office:value-type="float" office:value="-609956" calcext:value-type="float">
            <text:p>-609956</text:p>
          </table:table-cell>
        </table:table-row>
        <table:table-row table:style-name="ro1">
          <table:table-cell table:number-columns-repeated="2"/>
          <table:table-cell office:value-type="float" office:value="-770" calcext:value-type="float">
            <text:p>-770</text:p>
          </table:table-cell>
          <table:table-cell table:formula="of:=(-1)*[.$C25]^2+2*[.$C25]+5" office:value-type="float" office:value="-594435" calcext:value-type="float">
            <text:p>-594435</text:p>
          </table:table-cell>
          <table:table-cell table:formula="of:=[.$C25]^2-2*[.$C25]+5" office:value-type="float" office:value="594445" calcext:value-type="float">
            <text:p>594445</text:p>
          </table:table-cell>
          <table:table-cell table:formula="of:=(-1)*[.$C25]^2-2*[.$C25]+4" office:value-type="float" office:value="-591356" calcext:value-type="float">
            <text:p>-591356</text:p>
          </table:table-cell>
          <table:table-cell table:formula="of:=(-1)*[.$C25]^2+2*[.$C25]+4" office:value-type="float" office:value="-594436" calcext:value-type="float">
            <text:p>-594436</text:p>
          </table:table-cell>
        </table:table-row>
        <table:table-row table:style-name="ro1">
          <table:table-cell table:number-columns-repeated="2"/>
          <table:table-cell office:value-type="float" office:value="-760" calcext:value-type="float">
            <text:p>-760</text:p>
          </table:table-cell>
          <table:table-cell table:formula="of:=(-1)*[.$C26]^2+2*[.$C26]+5" office:value-type="float" office:value="-579115" calcext:value-type="float">
            <text:p>-579115</text:p>
          </table:table-cell>
          <table:table-cell table:formula="of:=[.$C26]^2-2*[.$C26]+5" office:value-type="float" office:value="579125" calcext:value-type="float">
            <text:p>579125</text:p>
          </table:table-cell>
          <table:table-cell table:formula="of:=(-1)*[.$C26]^2-2*[.$C26]+4" office:value-type="float" office:value="-576076" calcext:value-type="float">
            <text:p>-576076</text:p>
          </table:table-cell>
          <table:table-cell table:formula="of:=(-1)*[.$C26]^2+2*[.$C26]+4" office:value-type="float" office:value="-579116" calcext:value-type="float">
            <text:p>-579116</text:p>
          </table:table-cell>
        </table:table-row>
        <table:table-row table:style-name="ro1">
          <table:table-cell table:number-columns-repeated="2"/>
          <table:table-cell office:value-type="float" office:value="-750" calcext:value-type="float">
            <text:p>-750</text:p>
          </table:table-cell>
          <table:table-cell table:formula="of:=(-1)*[.$C27]^2+2*[.$C27]+5" office:value-type="float" office:value="-563995" calcext:value-type="float">
            <text:p>-563995</text:p>
          </table:table-cell>
          <table:table-cell table:formula="of:=[.$C27]^2-2*[.$C27]+5" office:value-type="float" office:value="564005" calcext:value-type="float">
            <text:p>564005</text:p>
          </table:table-cell>
          <table:table-cell table:formula="of:=(-1)*[.$C27]^2-2*[.$C27]+4" office:value-type="float" office:value="-560996" calcext:value-type="float">
            <text:p>-560996</text:p>
          </table:table-cell>
          <table:table-cell table:formula="of:=(-1)*[.$C27]^2+2*[.$C27]+4" office:value-type="float" office:value="-563996" calcext:value-type="float">
            <text:p>-563996</text:p>
          </table:table-cell>
        </table:table-row>
        <table:table-row table:style-name="ro1">
          <table:table-cell table:number-columns-repeated="2"/>
          <table:table-cell office:value-type="float" office:value="-740" calcext:value-type="float">
            <text:p>-740</text:p>
          </table:table-cell>
          <table:table-cell table:formula="of:=(-1)*[.$C28]^2+2*[.$C28]+5" office:value-type="float" office:value="-549075" calcext:value-type="float">
            <text:p>-549075</text:p>
          </table:table-cell>
          <table:table-cell table:formula="of:=[.$C28]^2-2*[.$C28]+5" office:value-type="float" office:value="549085" calcext:value-type="float">
            <text:p>549085</text:p>
          </table:table-cell>
          <table:table-cell table:formula="of:=(-1)*[.$C28]^2-2*[.$C28]+4" office:value-type="float" office:value="-546116" calcext:value-type="float">
            <text:p>-546116</text:p>
          </table:table-cell>
          <table:table-cell table:formula="of:=(-1)*[.$C28]^2+2*[.$C28]+4" office:value-type="float" office:value="-549076" calcext:value-type="float">
            <text:p>-549076</text:p>
          </table:table-cell>
        </table:table-row>
        <table:table-row table:style-name="ro1">
          <table:table-cell table:number-columns-repeated="2"/>
          <table:table-cell office:value-type="float" office:value="-730" calcext:value-type="float">
            <text:p>-730</text:p>
          </table:table-cell>
          <table:table-cell table:formula="of:=(-1)*[.$C29]^2+2*[.$C29]+5" office:value-type="float" office:value="-534355" calcext:value-type="float">
            <text:p>-534355</text:p>
          </table:table-cell>
          <table:table-cell table:formula="of:=[.$C29]^2-2*[.$C29]+5" office:value-type="float" office:value="534365" calcext:value-type="float">
            <text:p>534365</text:p>
          </table:table-cell>
          <table:table-cell table:formula="of:=(-1)*[.$C29]^2-2*[.$C29]+4" office:value-type="float" office:value="-531436" calcext:value-type="float">
            <text:p>-531436</text:p>
          </table:table-cell>
          <table:table-cell table:formula="of:=(-1)*[.$C29]^2+2*[.$C29]+4" office:value-type="float" office:value="-534356" calcext:value-type="float">
            <text:p>-534356</text:p>
          </table:table-cell>
        </table:table-row>
        <table:table-row table:style-name="ro1">
          <table:table-cell table:number-columns-repeated="2"/>
          <table:table-cell office:value-type="float" office:value="-720" calcext:value-type="float">
            <text:p>-720</text:p>
          </table:table-cell>
          <table:table-cell table:formula="of:=(-1)*[.$C30]^2+2*[.$C30]+5" office:value-type="float" office:value="-519835" calcext:value-type="float">
            <text:p>-519835</text:p>
          </table:table-cell>
          <table:table-cell table:formula="of:=[.$C30]^2-2*[.$C30]+5" office:value-type="float" office:value="519845" calcext:value-type="float">
            <text:p>519845</text:p>
          </table:table-cell>
          <table:table-cell table:formula="of:=(-1)*[.$C30]^2-2*[.$C30]+4" office:value-type="float" office:value="-516956" calcext:value-type="float">
            <text:p>-516956</text:p>
          </table:table-cell>
          <table:table-cell table:formula="of:=(-1)*[.$C30]^2+2*[.$C30]+4" office:value-type="float" office:value="-519836" calcext:value-type="float">
            <text:p>-519836</text:p>
          </table:table-cell>
        </table:table-row>
        <table:table-row table:style-name="ro1">
          <table:table-cell table:number-columns-repeated="2"/>
          <table:table-cell office:value-type="float" office:value="-710" calcext:value-type="float">
            <text:p>-710</text:p>
          </table:table-cell>
          <table:table-cell table:formula="of:=(-1)*[.$C31]^2+2*[.$C31]+5" office:value-type="float" office:value="-505515" calcext:value-type="float">
            <text:p>-505515</text:p>
          </table:table-cell>
          <table:table-cell table:formula="of:=[.$C31]^2-2*[.$C31]+5" office:value-type="float" office:value="505525" calcext:value-type="float">
            <text:p>505525</text:p>
          </table:table-cell>
          <table:table-cell table:formula="of:=(-1)*[.$C31]^2-2*[.$C31]+4" office:value-type="float" office:value="-502676" calcext:value-type="float">
            <text:p>-502676</text:p>
          </table:table-cell>
          <table:table-cell table:formula="of:=(-1)*[.$C31]^2+2*[.$C31]+4" office:value-type="float" office:value="-505516" calcext:value-type="float">
            <text:p>-505516</text:p>
          </table:table-cell>
        </table:table-row>
        <table:table-row table:style-name="ro1">
          <table:table-cell table:number-columns-repeated="2"/>
          <table:table-cell office:value-type="float" office:value="-700" calcext:value-type="float">
            <text:p>-700</text:p>
          </table:table-cell>
          <table:table-cell table:formula="of:=(-1)*[.$C32]^2+2*[.$C32]+5" office:value-type="float" office:value="-491395" calcext:value-type="float">
            <text:p>-491395</text:p>
          </table:table-cell>
          <table:table-cell table:formula="of:=[.$C32]^2-2*[.$C32]+5" office:value-type="float" office:value="491405" calcext:value-type="float">
            <text:p>491405</text:p>
          </table:table-cell>
          <table:table-cell table:formula="of:=(-1)*[.$C32]^2-2*[.$C32]+4" office:value-type="float" office:value="-488596" calcext:value-type="float">
            <text:p>-488596</text:p>
          </table:table-cell>
          <table:table-cell table:formula="of:=(-1)*[.$C32]^2+2*[.$C32]+4" office:value-type="float" office:value="-491396" calcext:value-type="float">
            <text:p>-491396</text:p>
          </table:table-cell>
        </table:table-row>
        <table:table-row table:style-name="ro1">
          <table:table-cell table:number-columns-repeated="2"/>
          <table:table-cell office:value-type="float" office:value="-690" calcext:value-type="float">
            <text:p>-690</text:p>
          </table:table-cell>
          <table:table-cell table:formula="of:=(-1)*[.$C33]^2+2*[.$C33]+5" office:value-type="float" office:value="-477475" calcext:value-type="float">
            <text:p>-477475</text:p>
          </table:table-cell>
          <table:table-cell table:formula="of:=[.$C33]^2-2*[.$C33]+5" office:value-type="float" office:value="477485" calcext:value-type="float">
            <text:p>477485</text:p>
          </table:table-cell>
          <table:table-cell table:formula="of:=(-1)*[.$C33]^2-2*[.$C33]+4" office:value-type="float" office:value="-474716" calcext:value-type="float">
            <text:p>-474716</text:p>
          </table:table-cell>
          <table:table-cell table:formula="of:=(-1)*[.$C33]^2+2*[.$C33]+4" office:value-type="float" office:value="-477476" calcext:value-type="float">
            <text:p>-477476</text:p>
          </table:table-cell>
        </table:table-row>
        <table:table-row table:style-name="ro1">
          <table:table-cell table:number-columns-repeated="2"/>
          <table:table-cell office:value-type="float" office:value="-680" calcext:value-type="float">
            <text:p>-680</text:p>
          </table:table-cell>
          <table:table-cell table:formula="of:=(-1)*[.$C34]^2+2*[.$C34]+5" office:value-type="float" office:value="-463755" calcext:value-type="float">
            <text:p>-463755</text:p>
          </table:table-cell>
          <table:table-cell table:formula="of:=[.$C34]^2-2*[.$C34]+5" office:value-type="float" office:value="463765" calcext:value-type="float">
            <text:p>463765</text:p>
          </table:table-cell>
          <table:table-cell table:formula="of:=(-1)*[.$C34]^2-2*[.$C34]+4" office:value-type="float" office:value="-461036" calcext:value-type="float">
            <text:p>-461036</text:p>
          </table:table-cell>
          <table:table-cell table:formula="of:=(-1)*[.$C34]^2+2*[.$C34]+4" office:value-type="float" office:value="-463756" calcext:value-type="float">
            <text:p>-463756</text:p>
          </table:table-cell>
        </table:table-row>
        <table:table-row table:style-name="ro1">
          <table:table-cell table:number-columns-repeated="2"/>
          <table:table-cell office:value-type="float" office:value="-670" calcext:value-type="float">
            <text:p>-670</text:p>
          </table:table-cell>
          <table:table-cell table:formula="of:=(-1)*[.$C35]^2+2*[.$C35]+5" office:value-type="float" office:value="-450235" calcext:value-type="float">
            <text:p>-450235</text:p>
          </table:table-cell>
          <table:table-cell table:formula="of:=[.$C35]^2-2*[.$C35]+5" office:value-type="float" office:value="450245" calcext:value-type="float">
            <text:p>450245</text:p>
          </table:table-cell>
          <table:table-cell table:formula="of:=(-1)*[.$C35]^2-2*[.$C35]+4" office:value-type="float" office:value="-447556" calcext:value-type="float">
            <text:p>-447556</text:p>
          </table:table-cell>
          <table:table-cell table:formula="of:=(-1)*[.$C35]^2+2*[.$C35]+4" office:value-type="float" office:value="-450236" calcext:value-type="float">
            <text:p>-450236</text:p>
          </table:table-cell>
        </table:table-row>
        <table:table-row table:style-name="ro1">
          <table:table-cell table:number-columns-repeated="2"/>
          <table:table-cell office:value-type="float" office:value="-660" calcext:value-type="float">
            <text:p>-660</text:p>
          </table:table-cell>
          <table:table-cell table:formula="of:=(-1)*[.$C36]^2+2*[.$C36]+5" office:value-type="float" office:value="-436915" calcext:value-type="float">
            <text:p>-436915</text:p>
          </table:table-cell>
          <table:table-cell table:formula="of:=[.$C36]^2-2*[.$C36]+5" office:value-type="float" office:value="436925" calcext:value-type="float">
            <text:p>436925</text:p>
          </table:table-cell>
          <table:table-cell table:formula="of:=(-1)*[.$C36]^2-2*[.$C36]+4" office:value-type="float" office:value="-434276" calcext:value-type="float">
            <text:p>-434276</text:p>
          </table:table-cell>
          <table:table-cell table:formula="of:=(-1)*[.$C36]^2+2*[.$C36]+4" office:value-type="float" office:value="-436916" calcext:value-type="float">
            <text:p>-436916</text:p>
          </table:table-cell>
        </table:table-row>
        <table:table-row table:style-name="ro1">
          <table:table-cell table:number-columns-repeated="2"/>
          <table:table-cell office:value-type="float" office:value="-650" calcext:value-type="float">
            <text:p>-650</text:p>
          </table:table-cell>
          <table:table-cell table:formula="of:=(-1)*[.$C37]^2+2*[.$C37]+5" office:value-type="float" office:value="-423795" calcext:value-type="float">
            <text:p>-423795</text:p>
          </table:table-cell>
          <table:table-cell table:formula="of:=[.$C37]^2-2*[.$C37]+5" office:value-type="float" office:value="423805" calcext:value-type="float">
            <text:p>423805</text:p>
          </table:table-cell>
          <table:table-cell table:formula="of:=(-1)*[.$C37]^2-2*[.$C37]+4" office:value-type="float" office:value="-421196" calcext:value-type="float">
            <text:p>-421196</text:p>
          </table:table-cell>
          <table:table-cell table:formula="of:=(-1)*[.$C37]^2+2*[.$C37]+4" office:value-type="float" office:value="-423796" calcext:value-type="float">
            <text:p>-423796</text:p>
          </table:table-cell>
        </table:table-row>
        <table:table-row table:style-name="ro1">
          <table:table-cell table:number-columns-repeated="2"/>
          <table:table-cell office:value-type="float" office:value="-640" calcext:value-type="float">
            <text:p>-640</text:p>
          </table:table-cell>
          <table:table-cell table:formula="of:=(-1)*[.$C38]^2+2*[.$C38]+5" office:value-type="float" office:value="-410875" calcext:value-type="float">
            <text:p>-410875</text:p>
          </table:table-cell>
          <table:table-cell table:formula="of:=[.$C38]^2-2*[.$C38]+5" office:value-type="float" office:value="410885" calcext:value-type="float">
            <text:p>410885</text:p>
          </table:table-cell>
          <table:table-cell table:formula="of:=(-1)*[.$C38]^2-2*[.$C38]+4" office:value-type="float" office:value="-408316" calcext:value-type="float">
            <text:p>-408316</text:p>
          </table:table-cell>
          <table:table-cell table:formula="of:=(-1)*[.$C38]^2+2*[.$C38]+4" office:value-type="float" office:value="-410876" calcext:value-type="float">
            <text:p>-410876</text:p>
          </table:table-cell>
        </table:table-row>
        <table:table-row table:style-name="ro1">
          <table:table-cell table:number-columns-repeated="2"/>
          <table:table-cell office:value-type="float" office:value="-630" calcext:value-type="float">
            <text:p>-630</text:p>
          </table:table-cell>
          <table:table-cell table:formula="of:=(-1)*[.$C39]^2+2*[.$C39]+5" office:value-type="float" office:value="-398155" calcext:value-type="float">
            <text:p>-398155</text:p>
          </table:table-cell>
          <table:table-cell table:formula="of:=[.$C39]^2-2*[.$C39]+5" office:value-type="float" office:value="398165" calcext:value-type="float">
            <text:p>398165</text:p>
          </table:table-cell>
          <table:table-cell table:formula="of:=(-1)*[.$C39]^2-2*[.$C39]+4" office:value-type="float" office:value="-395636" calcext:value-type="float">
            <text:p>-395636</text:p>
          </table:table-cell>
          <table:table-cell table:formula="of:=(-1)*[.$C39]^2+2*[.$C39]+4" office:value-type="float" office:value="-398156" calcext:value-type="float">
            <text:p>-398156</text:p>
          </table:table-cell>
        </table:table-row>
        <table:table-row table:style-name="ro1">
          <table:table-cell table:number-columns-repeated="2"/>
          <table:table-cell office:value-type="float" office:value="-620" calcext:value-type="float">
            <text:p>-620</text:p>
          </table:table-cell>
          <table:table-cell table:formula="of:=(-1)*[.$C40]^2+2*[.$C40]+5" office:value-type="float" office:value="-385635" calcext:value-type="float">
            <text:p>-385635</text:p>
          </table:table-cell>
          <table:table-cell table:formula="of:=[.$C40]^2-2*[.$C40]+5" office:value-type="float" office:value="385645" calcext:value-type="float">
            <text:p>385645</text:p>
          </table:table-cell>
          <table:table-cell table:formula="of:=(-1)*[.$C40]^2-2*[.$C40]+4" office:value-type="float" office:value="-383156" calcext:value-type="float">
            <text:p>-383156</text:p>
          </table:table-cell>
          <table:table-cell table:formula="of:=(-1)*[.$C40]^2+2*[.$C40]+4" office:value-type="float" office:value="-385636" calcext:value-type="float">
            <text:p>-385636</text:p>
          </table:table-cell>
        </table:table-row>
        <table:table-row table:style-name="ro1">
          <table:table-cell table:number-columns-repeated="2"/>
          <table:table-cell office:value-type="float" office:value="-610" calcext:value-type="float">
            <text:p>-610</text:p>
          </table:table-cell>
          <table:table-cell table:formula="of:=(-1)*[.$C41]^2+2*[.$C41]+5" office:value-type="float" office:value="-373315" calcext:value-type="float">
            <text:p>-373315</text:p>
          </table:table-cell>
          <table:table-cell table:formula="of:=[.$C41]^2-2*[.$C41]+5" office:value-type="float" office:value="373325" calcext:value-type="float">
            <text:p>373325</text:p>
          </table:table-cell>
          <table:table-cell table:formula="of:=(-1)*[.$C41]^2-2*[.$C41]+4" office:value-type="float" office:value="-370876" calcext:value-type="float">
            <text:p>-370876</text:p>
          </table:table-cell>
          <table:table-cell table:formula="of:=(-1)*[.$C41]^2+2*[.$C41]+4" office:value-type="float" office:value="-373316" calcext:value-type="float">
            <text:p>-373316</text:p>
          </table:table-cell>
        </table:table-row>
        <table:table-row table:style-name="ro1">
          <table:table-cell table:number-columns-repeated="2"/>
          <table:table-cell office:value-type="float" office:value="-600" calcext:value-type="float">
            <text:p>-600</text:p>
          </table:table-cell>
          <table:table-cell table:formula="of:=(-1)*[.$C42]^2+2*[.$C42]+5" office:value-type="float" office:value="-361195" calcext:value-type="float">
            <text:p>-361195</text:p>
          </table:table-cell>
          <table:table-cell table:formula="of:=[.$C42]^2-2*[.$C42]+5" office:value-type="float" office:value="361205" calcext:value-type="float">
            <text:p>361205</text:p>
          </table:table-cell>
          <table:table-cell table:formula="of:=(-1)*[.$C42]^2-2*[.$C42]+4" office:value-type="float" office:value="-358796" calcext:value-type="float">
            <text:p>-358796</text:p>
          </table:table-cell>
          <table:table-cell table:formula="of:=(-1)*[.$C42]^2+2*[.$C42]+4" office:value-type="float" office:value="-361196" calcext:value-type="float">
            <text:p>-361196</text:p>
          </table:table-cell>
        </table:table-row>
        <table:table-row table:style-name="ro1">
          <table:table-cell table:number-columns-repeated="2"/>
          <table:table-cell office:value-type="float" office:value="-590" calcext:value-type="float">
            <text:p>-590</text:p>
          </table:table-cell>
          <table:table-cell table:formula="of:=(-1)*[.$C43]^2+2*[.$C43]+5" office:value-type="float" office:value="-349275" calcext:value-type="float">
            <text:p>-349275</text:p>
          </table:table-cell>
          <table:table-cell table:formula="of:=[.$C43]^2-2*[.$C43]+5" office:value-type="float" office:value="349285" calcext:value-type="float">
            <text:p>349285</text:p>
          </table:table-cell>
          <table:table-cell table:formula="of:=(-1)*[.$C43]^2-2*[.$C43]+4" office:value-type="float" office:value="-346916" calcext:value-type="float">
            <text:p>-346916</text:p>
          </table:table-cell>
          <table:table-cell table:formula="of:=(-1)*[.$C43]^2+2*[.$C43]+4" office:value-type="float" office:value="-349276" calcext:value-type="float">
            <text:p>-349276</text:p>
          </table:table-cell>
        </table:table-row>
        <table:table-row table:style-name="ro1">
          <table:table-cell table:number-columns-repeated="2"/>
          <table:table-cell office:value-type="float" office:value="-580" calcext:value-type="float">
            <text:p>-580</text:p>
          </table:table-cell>
          <table:table-cell table:formula="of:=(-1)*[.$C44]^2+2*[.$C44]+5" office:value-type="float" office:value="-337555" calcext:value-type="float">
            <text:p>-337555</text:p>
          </table:table-cell>
          <table:table-cell table:formula="of:=[.$C44]^2-2*[.$C44]+5" office:value-type="float" office:value="337565" calcext:value-type="float">
            <text:p>337565</text:p>
          </table:table-cell>
          <table:table-cell table:formula="of:=(-1)*[.$C44]^2-2*[.$C44]+4" office:value-type="float" office:value="-335236" calcext:value-type="float">
            <text:p>-335236</text:p>
          </table:table-cell>
          <table:table-cell table:formula="of:=(-1)*[.$C44]^2+2*[.$C44]+4" office:value-type="float" office:value="-337556" calcext:value-type="float">
            <text:p>-337556</text:p>
          </table:table-cell>
        </table:table-row>
        <table:table-row table:style-name="ro1">
          <table:table-cell table:number-columns-repeated="2"/>
          <table:table-cell office:value-type="float" office:value="-570" calcext:value-type="float">
            <text:p>-570</text:p>
          </table:table-cell>
          <table:table-cell table:formula="of:=(-1)*[.$C45]^2+2*[.$C45]+5" office:value-type="float" office:value="-326035" calcext:value-type="float">
            <text:p>-326035</text:p>
          </table:table-cell>
          <table:table-cell table:formula="of:=[.$C45]^2-2*[.$C45]+5" office:value-type="float" office:value="326045" calcext:value-type="float">
            <text:p>326045</text:p>
          </table:table-cell>
          <table:table-cell table:formula="of:=(-1)*[.$C45]^2-2*[.$C45]+4" office:value-type="float" office:value="-323756" calcext:value-type="float">
            <text:p>-323756</text:p>
          </table:table-cell>
          <table:table-cell table:formula="of:=(-1)*[.$C45]^2+2*[.$C45]+4" office:value-type="float" office:value="-326036" calcext:value-type="float">
            <text:p>-326036</text:p>
          </table:table-cell>
        </table:table-row>
        <table:table-row table:style-name="ro1">
          <table:table-cell table:number-columns-repeated="2"/>
          <table:table-cell office:value-type="float" office:value="-560" calcext:value-type="float">
            <text:p>-560</text:p>
          </table:table-cell>
          <table:table-cell table:formula="of:=(-1)*[.$C46]^2+2*[.$C46]+5" office:value-type="float" office:value="-314715" calcext:value-type="float">
            <text:p>-314715</text:p>
          </table:table-cell>
          <table:table-cell table:formula="of:=[.$C46]^2-2*[.$C46]+5" office:value-type="float" office:value="314725" calcext:value-type="float">
            <text:p>314725</text:p>
          </table:table-cell>
          <table:table-cell table:formula="of:=(-1)*[.$C46]^2-2*[.$C46]+4" office:value-type="float" office:value="-312476" calcext:value-type="float">
            <text:p>-312476</text:p>
          </table:table-cell>
          <table:table-cell table:formula="of:=(-1)*[.$C46]^2+2*[.$C46]+4" office:value-type="float" office:value="-314716" calcext:value-type="float">
            <text:p>-314716</text:p>
          </table:table-cell>
        </table:table-row>
        <table:table-row table:style-name="ro1">
          <table:table-cell table:number-columns-repeated="2"/>
          <table:table-cell office:value-type="float" office:value="-550" calcext:value-type="float">
            <text:p>-550</text:p>
          </table:table-cell>
          <table:table-cell table:formula="of:=(-1)*[.$C47]^2+2*[.$C47]+5" office:value-type="float" office:value="-303595" calcext:value-type="float">
            <text:p>-303595</text:p>
          </table:table-cell>
          <table:table-cell table:formula="of:=[.$C47]^2-2*[.$C47]+5" office:value-type="float" office:value="303605" calcext:value-type="float">
            <text:p>303605</text:p>
          </table:table-cell>
          <table:table-cell table:formula="of:=(-1)*[.$C47]^2-2*[.$C47]+4" office:value-type="float" office:value="-301396" calcext:value-type="float">
            <text:p>-301396</text:p>
          </table:table-cell>
          <table:table-cell table:formula="of:=(-1)*[.$C47]^2+2*[.$C47]+4" office:value-type="float" office:value="-303596" calcext:value-type="float">
            <text:p>-303596</text:p>
          </table:table-cell>
        </table:table-row>
        <table:table-row table:style-name="ro1">
          <table:table-cell table:number-columns-repeated="2"/>
          <table:table-cell office:value-type="float" office:value="-540" calcext:value-type="float">
            <text:p>-540</text:p>
          </table:table-cell>
          <table:table-cell table:formula="of:=(-1)*[.$C48]^2+2*[.$C48]+5" office:value-type="float" office:value="-292675" calcext:value-type="float">
            <text:p>-292675</text:p>
          </table:table-cell>
          <table:table-cell table:formula="of:=[.$C48]^2-2*[.$C48]+5" office:value-type="float" office:value="292685" calcext:value-type="float">
            <text:p>292685</text:p>
          </table:table-cell>
          <table:table-cell table:formula="of:=(-1)*[.$C48]^2-2*[.$C48]+4" office:value-type="float" office:value="-290516" calcext:value-type="float">
            <text:p>-290516</text:p>
          </table:table-cell>
          <table:table-cell table:formula="of:=(-1)*[.$C48]^2+2*[.$C48]+4" office:value-type="float" office:value="-292676" calcext:value-type="float">
            <text:p>-292676</text:p>
          </table:table-cell>
        </table:table-row>
        <table:table-row table:style-name="ro1">
          <table:table-cell table:number-columns-repeated="2"/>
          <table:table-cell office:value-type="float" office:value="-530" calcext:value-type="float">
            <text:p>-530</text:p>
          </table:table-cell>
          <table:table-cell table:formula="of:=(-1)*[.$C49]^2+2*[.$C49]+5" office:value-type="float" office:value="-281955" calcext:value-type="float">
            <text:p>-281955</text:p>
          </table:table-cell>
          <table:table-cell table:formula="of:=[.$C49]^2-2*[.$C49]+5" office:value-type="float" office:value="281965" calcext:value-type="float">
            <text:p>281965</text:p>
          </table:table-cell>
          <table:table-cell table:formula="of:=(-1)*[.$C49]^2-2*[.$C49]+4" office:value-type="float" office:value="-279836" calcext:value-type="float">
            <text:p>-279836</text:p>
          </table:table-cell>
          <table:table-cell table:formula="of:=(-1)*[.$C49]^2+2*[.$C49]+4" office:value-type="float" office:value="-281956" calcext:value-type="float">
            <text:p>-281956</text:p>
          </table:table-cell>
        </table:table-row>
        <table:table-row table:style-name="ro1">
          <table:table-cell table:number-columns-repeated="2"/>
          <table:table-cell office:value-type="float" office:value="-520" calcext:value-type="float">
            <text:p>-520</text:p>
          </table:table-cell>
          <table:table-cell table:formula="of:=(-1)*[.$C50]^2+2*[.$C50]+5" office:value-type="float" office:value="-271435" calcext:value-type="float">
            <text:p>-271435</text:p>
          </table:table-cell>
          <table:table-cell table:formula="of:=[.$C50]^2-2*[.$C50]+5" office:value-type="float" office:value="271445" calcext:value-type="float">
            <text:p>271445</text:p>
          </table:table-cell>
          <table:table-cell table:formula="of:=(-1)*[.$C50]^2-2*[.$C50]+4" office:value-type="float" office:value="-269356" calcext:value-type="float">
            <text:p>-269356</text:p>
          </table:table-cell>
          <table:table-cell table:formula="of:=(-1)*[.$C50]^2+2*[.$C50]+4" office:value-type="float" office:value="-271436" calcext:value-type="float">
            <text:p>-271436</text:p>
          </table:table-cell>
        </table:table-row>
        <table:table-row table:style-name="ro1">
          <table:table-cell table:number-columns-repeated="2"/>
          <table:table-cell office:value-type="float" office:value="-510" calcext:value-type="float">
            <text:p>-510</text:p>
          </table:table-cell>
          <table:table-cell table:formula="of:=(-1)*[.$C51]^2+2*[.$C51]+5" office:value-type="float" office:value="-261115" calcext:value-type="float">
            <text:p>-261115</text:p>
          </table:table-cell>
          <table:table-cell table:formula="of:=[.$C51]^2-2*[.$C51]+5" office:value-type="float" office:value="261125" calcext:value-type="float">
            <text:p>261125</text:p>
          </table:table-cell>
          <table:table-cell table:formula="of:=(-1)*[.$C51]^2-2*[.$C51]+4" office:value-type="float" office:value="-259076" calcext:value-type="float">
            <text:p>-259076</text:p>
          </table:table-cell>
          <table:table-cell table:formula="of:=(-1)*[.$C51]^2+2*[.$C51]+4" office:value-type="float" office:value="-261116" calcext:value-type="float">
            <text:p>-261116</text:p>
          </table:table-cell>
        </table:table-row>
        <table:table-row table:style-name="ro1">
          <table:table-cell table:number-columns-repeated="2"/>
          <table:table-cell office:value-type="float" office:value="-500" calcext:value-type="float">
            <text:p>-500</text:p>
          </table:table-cell>
          <table:table-cell table:formula="of:=(-1)*[.$C52]^2+2*[.$C52]+5" office:value-type="float" office:value="-250995" calcext:value-type="float">
            <text:p>-250995</text:p>
          </table:table-cell>
          <table:table-cell table:formula="of:=[.$C52]^2-2*[.$C52]+5" office:value-type="float" office:value="251005" calcext:value-type="float">
            <text:p>251005</text:p>
          </table:table-cell>
          <table:table-cell table:formula="of:=(-1)*[.$C52]^2-2*[.$C52]+4" office:value-type="float" office:value="-248996" calcext:value-type="float">
            <text:p>-248996</text:p>
          </table:table-cell>
          <table:table-cell table:formula="of:=(-1)*[.$C52]^2+2*[.$C52]+4" office:value-type="float" office:value="-250996" calcext:value-type="float">
            <text:p>-250996</text:p>
          </table:table-cell>
        </table:table-row>
        <table:table-row table:style-name="ro1">
          <table:table-cell table:number-columns-repeated="2"/>
          <table:table-cell office:value-type="float" office:value="-490" calcext:value-type="float">
            <text:p>-490</text:p>
          </table:table-cell>
          <table:table-cell table:formula="of:=(-1)*[.$C53]^2+2*[.$C53]+5" office:value-type="float" office:value="-241075" calcext:value-type="float">
            <text:p>-241075</text:p>
          </table:table-cell>
          <table:table-cell table:formula="of:=[.$C53]^2-2*[.$C53]+5" office:value-type="float" office:value="241085" calcext:value-type="float">
            <text:p>241085</text:p>
          </table:table-cell>
          <table:table-cell table:formula="of:=(-1)*[.$C53]^2-2*[.$C53]+4" office:value-type="float" office:value="-239116" calcext:value-type="float">
            <text:p>-239116</text:p>
          </table:table-cell>
          <table:table-cell table:formula="of:=(-1)*[.$C53]^2+2*[.$C53]+4" office:value-type="float" office:value="-241076" calcext:value-type="float">
            <text:p>-241076</text:p>
          </table:table-cell>
        </table:table-row>
        <table:table-row table:style-name="ro1">
          <table:table-cell table:number-columns-repeated="2"/>
          <table:table-cell office:value-type="float" office:value="-480" calcext:value-type="float">
            <text:p>-480</text:p>
          </table:table-cell>
          <table:table-cell table:formula="of:=(-1)*[.$C54]^2+2*[.$C54]+5" office:value-type="float" office:value="-231355" calcext:value-type="float">
            <text:p>-231355</text:p>
          </table:table-cell>
          <table:table-cell table:formula="of:=[.$C54]^2-2*[.$C54]+5" office:value-type="float" office:value="231365" calcext:value-type="float">
            <text:p>231365</text:p>
          </table:table-cell>
          <table:table-cell table:formula="of:=(-1)*[.$C54]^2-2*[.$C54]+4" office:value-type="float" office:value="-229436" calcext:value-type="float">
            <text:p>-229436</text:p>
          </table:table-cell>
          <table:table-cell table:formula="of:=(-1)*[.$C54]^2+2*[.$C54]+4" office:value-type="float" office:value="-231356" calcext:value-type="float">
            <text:p>-231356</text:p>
          </table:table-cell>
        </table:table-row>
        <table:table-row table:style-name="ro1">
          <table:table-cell table:number-columns-repeated="2"/>
          <table:table-cell office:value-type="float" office:value="-470" calcext:value-type="float">
            <text:p>-470</text:p>
          </table:table-cell>
          <table:table-cell table:formula="of:=(-1)*[.$C55]^2+2*[.$C55]+5" office:value-type="float" office:value="-221835" calcext:value-type="float">
            <text:p>-221835</text:p>
          </table:table-cell>
          <table:table-cell table:formula="of:=[.$C55]^2-2*[.$C55]+5" office:value-type="float" office:value="221845" calcext:value-type="float">
            <text:p>221845</text:p>
          </table:table-cell>
          <table:table-cell table:formula="of:=(-1)*[.$C55]^2-2*[.$C55]+4" office:value-type="float" office:value="-219956" calcext:value-type="float">
            <text:p>-219956</text:p>
          </table:table-cell>
          <table:table-cell table:formula="of:=(-1)*[.$C55]^2+2*[.$C55]+4" office:value-type="float" office:value="-221836" calcext:value-type="float">
            <text:p>-221836</text:p>
          </table:table-cell>
        </table:table-row>
        <table:table-row table:style-name="ro1">
          <table:table-cell table:number-columns-repeated="2"/>
          <table:table-cell office:value-type="float" office:value="-460" calcext:value-type="float">
            <text:p>-460</text:p>
          </table:table-cell>
          <table:table-cell table:formula="of:=(-1)*[.$C56]^2+2*[.$C56]+5" office:value-type="float" office:value="-212515" calcext:value-type="float">
            <text:p>-212515</text:p>
          </table:table-cell>
          <table:table-cell table:formula="of:=[.$C56]^2-2*[.$C56]+5" office:value-type="float" office:value="212525" calcext:value-type="float">
            <text:p>212525</text:p>
          </table:table-cell>
          <table:table-cell table:formula="of:=(-1)*[.$C56]^2-2*[.$C56]+4" office:value-type="float" office:value="-210676" calcext:value-type="float">
            <text:p>-210676</text:p>
          </table:table-cell>
          <table:table-cell table:formula="of:=(-1)*[.$C56]^2+2*[.$C56]+4" office:value-type="float" office:value="-212516" calcext:value-type="float">
            <text:p>-212516</text:p>
          </table:table-cell>
        </table:table-row>
        <table:table-row table:style-name="ro1">
          <table:table-cell table:number-columns-repeated="2"/>
          <table:table-cell office:value-type="float" office:value="-450" calcext:value-type="float">
            <text:p>-450</text:p>
          </table:table-cell>
          <table:table-cell table:formula="of:=(-1)*[.$C57]^2+2*[.$C57]+5" office:value-type="float" office:value="-203395" calcext:value-type="float">
            <text:p>-203395</text:p>
          </table:table-cell>
          <table:table-cell table:formula="of:=[.$C57]^2-2*[.$C57]+5" office:value-type="float" office:value="203405" calcext:value-type="float">
            <text:p>203405</text:p>
          </table:table-cell>
          <table:table-cell table:formula="of:=(-1)*[.$C57]^2-2*[.$C57]+4" office:value-type="float" office:value="-201596" calcext:value-type="float">
            <text:p>-201596</text:p>
          </table:table-cell>
          <table:table-cell table:formula="of:=(-1)*[.$C57]^2+2*[.$C57]+4" office:value-type="float" office:value="-203396" calcext:value-type="float">
            <text:p>-203396</text:p>
          </table:table-cell>
        </table:table-row>
        <table:table-row table:style-name="ro1">
          <table:table-cell table:number-columns-repeated="2"/>
          <table:table-cell office:value-type="float" office:value="-440" calcext:value-type="float">
            <text:p>-440</text:p>
          </table:table-cell>
          <table:table-cell table:formula="of:=(-1)*[.$C58]^2+2*[.$C58]+5" office:value-type="float" office:value="-194475" calcext:value-type="float">
            <text:p>-194475</text:p>
          </table:table-cell>
          <table:table-cell table:formula="of:=[.$C58]^2-2*[.$C58]+5" office:value-type="float" office:value="194485" calcext:value-type="float">
            <text:p>194485</text:p>
          </table:table-cell>
          <table:table-cell table:formula="of:=(-1)*[.$C58]^2-2*[.$C58]+4" office:value-type="float" office:value="-192716" calcext:value-type="float">
            <text:p>-192716</text:p>
          </table:table-cell>
          <table:table-cell table:formula="of:=(-1)*[.$C58]^2+2*[.$C58]+4" office:value-type="float" office:value="-194476" calcext:value-type="float">
            <text:p>-194476</text:p>
          </table:table-cell>
        </table:table-row>
        <table:table-row table:style-name="ro1">
          <table:table-cell table:number-columns-repeated="2"/>
          <table:table-cell office:value-type="float" office:value="-430" calcext:value-type="float">
            <text:p>-430</text:p>
          </table:table-cell>
          <table:table-cell table:formula="of:=(-1)*[.$C59]^2+2*[.$C59]+5" office:value-type="float" office:value="-185755" calcext:value-type="float">
            <text:p>-185755</text:p>
          </table:table-cell>
          <table:table-cell table:formula="of:=[.$C59]^2-2*[.$C59]+5" office:value-type="float" office:value="185765" calcext:value-type="float">
            <text:p>185765</text:p>
          </table:table-cell>
          <table:table-cell table:formula="of:=(-1)*[.$C59]^2-2*[.$C59]+4" office:value-type="float" office:value="-184036" calcext:value-type="float">
            <text:p>-184036</text:p>
          </table:table-cell>
          <table:table-cell table:formula="of:=(-1)*[.$C59]^2+2*[.$C59]+4" office:value-type="float" office:value="-185756" calcext:value-type="float">
            <text:p>-185756</text:p>
          </table:table-cell>
        </table:table-row>
        <table:table-row table:style-name="ro1">
          <table:table-cell table:number-columns-repeated="2"/>
          <table:table-cell office:value-type="float" office:value="-420" calcext:value-type="float">
            <text:p>-420</text:p>
          </table:table-cell>
          <table:table-cell table:formula="of:=(-1)*[.$C60]^2+2*[.$C60]+5" office:value-type="float" office:value="-177235" calcext:value-type="float">
            <text:p>-177235</text:p>
          </table:table-cell>
          <table:table-cell table:formula="of:=[.$C60]^2-2*[.$C60]+5" office:value-type="float" office:value="177245" calcext:value-type="float">
            <text:p>177245</text:p>
          </table:table-cell>
          <table:table-cell table:formula="of:=(-1)*[.$C60]^2-2*[.$C60]+4" office:value-type="float" office:value="-175556" calcext:value-type="float">
            <text:p>-175556</text:p>
          </table:table-cell>
          <table:table-cell table:formula="of:=(-1)*[.$C60]^2+2*[.$C60]+4" office:value-type="float" office:value="-177236" calcext:value-type="float">
            <text:p>-177236</text:p>
          </table:table-cell>
        </table:table-row>
        <table:table-row table:style-name="ro1">
          <table:table-cell table:number-columns-repeated="2"/>
          <table:table-cell office:value-type="float" office:value="-410" calcext:value-type="float">
            <text:p>-410</text:p>
          </table:table-cell>
          <table:table-cell table:formula="of:=(-1)*[.$C61]^2+2*[.$C61]+5" office:value-type="float" office:value="-168915" calcext:value-type="float">
            <text:p>-168915</text:p>
          </table:table-cell>
          <table:table-cell table:formula="of:=[.$C61]^2-2*[.$C61]+5" office:value-type="float" office:value="168925" calcext:value-type="float">
            <text:p>168925</text:p>
          </table:table-cell>
          <table:table-cell table:formula="of:=(-1)*[.$C61]^2-2*[.$C61]+4" office:value-type="float" office:value="-167276" calcext:value-type="float">
            <text:p>-167276</text:p>
          </table:table-cell>
          <table:table-cell table:formula="of:=(-1)*[.$C61]^2+2*[.$C61]+4" office:value-type="float" office:value="-168916" calcext:value-type="float">
            <text:p>-168916</text:p>
          </table:table-cell>
        </table:table-row>
        <table:table-row table:style-name="ro1">
          <table:table-cell table:number-columns-repeated="2"/>
          <table:table-cell office:value-type="float" office:value="-400" calcext:value-type="float">
            <text:p>-400</text:p>
          </table:table-cell>
          <table:table-cell table:formula="of:=(-1)*[.$C62]^2+2*[.$C62]+5" office:value-type="float" office:value="-160795" calcext:value-type="float">
            <text:p>-160795</text:p>
          </table:table-cell>
          <table:table-cell table:formula="of:=[.$C62]^2-2*[.$C62]+5" office:value-type="float" office:value="160805" calcext:value-type="float">
            <text:p>160805</text:p>
          </table:table-cell>
          <table:table-cell table:formula="of:=(-1)*[.$C62]^2-2*[.$C62]+4" office:value-type="float" office:value="-159196" calcext:value-type="float">
            <text:p>-159196</text:p>
          </table:table-cell>
          <table:table-cell table:formula="of:=(-1)*[.$C62]^2+2*[.$C62]+4" office:value-type="float" office:value="-160796" calcext:value-type="float">
            <text:p>-160796</text:p>
          </table:table-cell>
        </table:table-row>
        <table:table-row table:style-name="ro1">
          <table:table-cell table:number-columns-repeated="2"/>
          <table:table-cell office:value-type="float" office:value="-390" calcext:value-type="float">
            <text:p>-390</text:p>
          </table:table-cell>
          <table:table-cell table:formula="of:=(-1)*[.$C63]^2+2*[.$C63]+5" office:value-type="float" office:value="-152875" calcext:value-type="float">
            <text:p>-152875</text:p>
          </table:table-cell>
          <table:table-cell table:formula="of:=[.$C63]^2-2*[.$C63]+5" office:value-type="float" office:value="152885" calcext:value-type="float">
            <text:p>152885</text:p>
          </table:table-cell>
          <table:table-cell table:formula="of:=(-1)*[.$C63]^2-2*[.$C63]+4" office:value-type="float" office:value="-151316" calcext:value-type="float">
            <text:p>-151316</text:p>
          </table:table-cell>
          <table:table-cell table:formula="of:=(-1)*[.$C63]^2+2*[.$C63]+4" office:value-type="float" office:value="-152876" calcext:value-type="float">
            <text:p>-152876</text:p>
          </table:table-cell>
        </table:table-row>
        <table:table-row table:style-name="ro1">
          <table:table-cell table:number-columns-repeated="2"/>
          <table:table-cell office:value-type="float" office:value="-380" calcext:value-type="float">
            <text:p>-380</text:p>
          </table:table-cell>
          <table:table-cell table:formula="of:=(-1)*[.$C64]^2+2*[.$C64]+5" office:value-type="float" office:value="-145155" calcext:value-type="float">
            <text:p>-145155</text:p>
          </table:table-cell>
          <table:table-cell table:formula="of:=[.$C64]^2-2*[.$C64]+5" office:value-type="float" office:value="145165" calcext:value-type="float">
            <text:p>145165</text:p>
          </table:table-cell>
          <table:table-cell table:formula="of:=(-1)*[.$C64]^2-2*[.$C64]+4" office:value-type="float" office:value="-143636" calcext:value-type="float">
            <text:p>-143636</text:p>
          </table:table-cell>
          <table:table-cell table:formula="of:=(-1)*[.$C64]^2+2*[.$C64]+4" office:value-type="float" office:value="-145156" calcext:value-type="float">
            <text:p>-145156</text:p>
          </table:table-cell>
        </table:table-row>
        <table:table-row table:style-name="ro1">
          <table:table-cell table:number-columns-repeated="2"/>
          <table:table-cell office:value-type="float" office:value="-370" calcext:value-type="float">
            <text:p>-370</text:p>
          </table:table-cell>
          <table:table-cell table:formula="of:=(-1)*[.$C65]^2+2*[.$C65]+5" office:value-type="float" office:value="-137635" calcext:value-type="float">
            <text:p>-137635</text:p>
          </table:table-cell>
          <table:table-cell table:formula="of:=[.$C65]^2-2*[.$C65]+5" office:value-type="float" office:value="137645" calcext:value-type="float">
            <text:p>137645</text:p>
          </table:table-cell>
          <table:table-cell table:formula="of:=(-1)*[.$C65]^2-2*[.$C65]+4" office:value-type="float" office:value="-136156" calcext:value-type="float">
            <text:p>-136156</text:p>
          </table:table-cell>
          <table:table-cell table:formula="of:=(-1)*[.$C65]^2+2*[.$C65]+4" office:value-type="float" office:value="-137636" calcext:value-type="float">
            <text:p>-137636</text:p>
          </table:table-cell>
        </table:table-row>
        <table:table-row table:style-name="ro1">
          <table:table-cell table:number-columns-repeated="2"/>
          <table:table-cell office:value-type="float" office:value="-360" calcext:value-type="float">
            <text:p>-360</text:p>
          </table:table-cell>
          <table:table-cell table:formula="of:=(-1)*[.$C66]^2+2*[.$C66]+5" office:value-type="float" office:value="-130315" calcext:value-type="float">
            <text:p>-130315</text:p>
          </table:table-cell>
          <table:table-cell table:formula="of:=[.$C66]^2-2*[.$C66]+5" office:value-type="float" office:value="130325" calcext:value-type="float">
            <text:p>130325</text:p>
          </table:table-cell>
          <table:table-cell table:formula="of:=(-1)*[.$C66]^2-2*[.$C66]+4" office:value-type="float" office:value="-128876" calcext:value-type="float">
            <text:p>-128876</text:p>
          </table:table-cell>
          <table:table-cell table:formula="of:=(-1)*[.$C66]^2+2*[.$C66]+4" office:value-type="float" office:value="-130316" calcext:value-type="float">
            <text:p>-130316</text:p>
          </table:table-cell>
        </table:table-row>
        <table:table-row table:style-name="ro1">
          <table:table-cell table:number-columns-repeated="2"/>
          <table:table-cell office:value-type="float" office:value="-350" calcext:value-type="float">
            <text:p>-350</text:p>
          </table:table-cell>
          <table:table-cell table:formula="of:=(-1)*[.$C67]^2+2*[.$C67]+5" office:value-type="float" office:value="-123195" calcext:value-type="float">
            <text:p>-123195</text:p>
          </table:table-cell>
          <table:table-cell table:formula="of:=[.$C67]^2-2*[.$C67]+5" office:value-type="float" office:value="123205" calcext:value-type="float">
            <text:p>123205</text:p>
          </table:table-cell>
          <table:table-cell table:formula="of:=(-1)*[.$C67]^2-2*[.$C67]+4" office:value-type="float" office:value="-121796" calcext:value-type="float">
            <text:p>-121796</text:p>
          </table:table-cell>
          <table:table-cell table:formula="of:=(-1)*[.$C67]^2+2*[.$C67]+4" office:value-type="float" office:value="-123196" calcext:value-type="float">
            <text:p>-123196</text:p>
          </table:table-cell>
        </table:table-row>
        <table:table-row table:style-name="ro1">
          <table:table-cell table:number-columns-repeated="2"/>
          <table:table-cell office:value-type="float" office:value="-340" calcext:value-type="float">
            <text:p>-340</text:p>
          </table:table-cell>
          <table:table-cell table:formula="of:=(-1)*[.$C68]^2+2*[.$C68]+5" office:value-type="float" office:value="-116275" calcext:value-type="float">
            <text:p>-116275</text:p>
          </table:table-cell>
          <table:table-cell table:formula="of:=[.$C68]^2-2*[.$C68]+5" office:value-type="float" office:value="116285" calcext:value-type="float">
            <text:p>116285</text:p>
          </table:table-cell>
          <table:table-cell table:formula="of:=(-1)*[.$C68]^2-2*[.$C68]+4" office:value-type="float" office:value="-114916" calcext:value-type="float">
            <text:p>-114916</text:p>
          </table:table-cell>
          <table:table-cell table:formula="of:=(-1)*[.$C68]^2+2*[.$C68]+4" office:value-type="float" office:value="-116276" calcext:value-type="float">
            <text:p>-116276</text:p>
          </table:table-cell>
        </table:table-row>
        <table:table-row table:style-name="ro1">
          <table:table-cell table:number-columns-repeated="2"/>
          <table:table-cell office:value-type="float" office:value="-330" calcext:value-type="float">
            <text:p>-330</text:p>
          </table:table-cell>
          <table:table-cell table:formula="of:=(-1)*[.$C69]^2+2*[.$C69]+5" office:value-type="float" office:value="-109555" calcext:value-type="float">
            <text:p>-109555</text:p>
          </table:table-cell>
          <table:table-cell table:formula="of:=[.$C69]^2-2*[.$C69]+5" office:value-type="float" office:value="109565" calcext:value-type="float">
            <text:p>109565</text:p>
          </table:table-cell>
          <table:table-cell table:formula="of:=(-1)*[.$C69]^2-2*[.$C69]+4" office:value-type="float" office:value="-108236" calcext:value-type="float">
            <text:p>-108236</text:p>
          </table:table-cell>
          <table:table-cell table:formula="of:=(-1)*[.$C69]^2+2*[.$C69]+4" office:value-type="float" office:value="-109556" calcext:value-type="float">
            <text:p>-109556</text:p>
          </table:table-cell>
        </table:table-row>
        <table:table-row table:style-name="ro1">
          <table:table-cell table:number-columns-repeated="2"/>
          <table:table-cell office:value-type="float" office:value="-320" calcext:value-type="float">
            <text:p>-320</text:p>
          </table:table-cell>
          <table:table-cell table:formula="of:=(-1)*[.$C70]^2+2*[.$C70]+5" office:value-type="float" office:value="-103035" calcext:value-type="float">
            <text:p>-103035</text:p>
          </table:table-cell>
          <table:table-cell table:formula="of:=[.$C70]^2-2*[.$C70]+5" office:value-type="float" office:value="103045" calcext:value-type="float">
            <text:p>103045</text:p>
          </table:table-cell>
          <table:table-cell table:formula="of:=(-1)*[.$C70]^2-2*[.$C70]+4" office:value-type="float" office:value="-101756" calcext:value-type="float">
            <text:p>-101756</text:p>
          </table:table-cell>
          <table:table-cell table:formula="of:=(-1)*[.$C70]^2+2*[.$C70]+4" office:value-type="float" office:value="-103036" calcext:value-type="float">
            <text:p>-103036</text:p>
          </table:table-cell>
        </table:table-row>
        <table:table-row table:style-name="ro1">
          <table:table-cell table:number-columns-repeated="2"/>
          <table:table-cell office:value-type="float" office:value="-310" calcext:value-type="float">
            <text:p>-310</text:p>
          </table:table-cell>
          <table:table-cell table:formula="of:=(-1)*[.$C71]^2+2*[.$C71]+5" office:value-type="float" office:value="-96715" calcext:value-type="float">
            <text:p>-96715</text:p>
          </table:table-cell>
          <table:table-cell table:formula="of:=[.$C71]^2-2*[.$C71]+5" office:value-type="float" office:value="96725" calcext:value-type="float">
            <text:p>96725</text:p>
          </table:table-cell>
          <table:table-cell table:formula="of:=(-1)*[.$C71]^2-2*[.$C71]+4" office:value-type="float" office:value="-95476" calcext:value-type="float">
            <text:p>-95476</text:p>
          </table:table-cell>
          <table:table-cell table:formula="of:=(-1)*[.$C71]^2+2*[.$C71]+4" office:value-type="float" office:value="-96716" calcext:value-type="float">
            <text:p>-96716</text:p>
          </table:table-cell>
        </table:table-row>
        <table:table-row table:style-name="ro1">
          <table:table-cell table:number-columns-repeated="2"/>
          <table:table-cell office:value-type="float" office:value="-300" calcext:value-type="float">
            <text:p>-300</text:p>
          </table:table-cell>
          <table:table-cell table:formula="of:=(-1)*[.$C72]^2+2*[.$C72]+5" office:value-type="float" office:value="-90595" calcext:value-type="float">
            <text:p>-90595</text:p>
          </table:table-cell>
          <table:table-cell table:formula="of:=[.$C72]^2-2*[.$C72]+5" office:value-type="float" office:value="90605" calcext:value-type="float">
            <text:p>90605</text:p>
          </table:table-cell>
          <table:table-cell table:formula="of:=(-1)*[.$C72]^2-2*[.$C72]+4" office:value-type="float" office:value="-89396" calcext:value-type="float">
            <text:p>-89396</text:p>
          </table:table-cell>
          <table:table-cell table:formula="of:=(-1)*[.$C72]^2+2*[.$C72]+4" office:value-type="float" office:value="-90596" calcext:value-type="float">
            <text:p>-90596</text:p>
          </table:table-cell>
        </table:table-row>
        <table:table-row table:style-name="ro1">
          <table:table-cell table:number-columns-repeated="2"/>
          <table:table-cell office:value-type="float" office:value="-290" calcext:value-type="float">
            <text:p>-290</text:p>
          </table:table-cell>
          <table:table-cell table:formula="of:=(-1)*[.$C73]^2+2*[.$C73]+5" office:value-type="float" office:value="-84675" calcext:value-type="float">
            <text:p>-84675</text:p>
          </table:table-cell>
          <table:table-cell table:formula="of:=[.$C73]^2-2*[.$C73]+5" office:value-type="float" office:value="84685" calcext:value-type="float">
            <text:p>84685</text:p>
          </table:table-cell>
          <table:table-cell table:formula="of:=(-1)*[.$C73]^2-2*[.$C73]+4" office:value-type="float" office:value="-83516" calcext:value-type="float">
            <text:p>-83516</text:p>
          </table:table-cell>
          <table:table-cell table:formula="of:=(-1)*[.$C73]^2+2*[.$C73]+4" office:value-type="float" office:value="-84676" calcext:value-type="float">
            <text:p>-84676</text:p>
          </table:table-cell>
        </table:table-row>
        <table:table-row table:style-name="ro1">
          <table:table-cell table:number-columns-repeated="2"/>
          <table:table-cell office:value-type="float" office:value="-280" calcext:value-type="float">
            <text:p>-280</text:p>
          </table:table-cell>
          <table:table-cell table:formula="of:=(-1)*[.$C74]^2+2*[.$C74]+5" office:value-type="float" office:value="-78955" calcext:value-type="float">
            <text:p>-78955</text:p>
          </table:table-cell>
          <table:table-cell table:formula="of:=[.$C74]^2-2*[.$C74]+5" office:value-type="float" office:value="78965" calcext:value-type="float">
            <text:p>78965</text:p>
          </table:table-cell>
          <table:table-cell table:formula="of:=(-1)*[.$C74]^2-2*[.$C74]+4" office:value-type="float" office:value="-77836" calcext:value-type="float">
            <text:p>-77836</text:p>
          </table:table-cell>
          <table:table-cell table:formula="of:=(-1)*[.$C74]^2+2*[.$C74]+4" office:value-type="float" office:value="-78956" calcext:value-type="float">
            <text:p>-78956</text:p>
          </table:table-cell>
        </table:table-row>
        <table:table-row table:style-name="ro1">
          <table:table-cell table:number-columns-repeated="2"/>
          <table:table-cell office:value-type="float" office:value="-270" calcext:value-type="float">
            <text:p>-270</text:p>
          </table:table-cell>
          <table:table-cell table:formula="of:=(-1)*[.$C75]^2+2*[.$C75]+5" office:value-type="float" office:value="-73435" calcext:value-type="float">
            <text:p>-73435</text:p>
          </table:table-cell>
          <table:table-cell table:formula="of:=[.$C75]^2-2*[.$C75]+5" office:value-type="float" office:value="73445" calcext:value-type="float">
            <text:p>73445</text:p>
          </table:table-cell>
          <table:table-cell table:formula="of:=(-1)*[.$C75]^2-2*[.$C75]+4" office:value-type="float" office:value="-72356" calcext:value-type="float">
            <text:p>-72356</text:p>
          </table:table-cell>
          <table:table-cell table:formula="of:=(-1)*[.$C75]^2+2*[.$C75]+4" office:value-type="float" office:value="-73436" calcext:value-type="float">
            <text:p>-73436</text:p>
          </table:table-cell>
        </table:table-row>
        <table:table-row table:style-name="ro1">
          <table:table-cell table:number-columns-repeated="2"/>
          <table:table-cell office:value-type="float" office:value="-260" calcext:value-type="float">
            <text:p>-260</text:p>
          </table:table-cell>
          <table:table-cell table:formula="of:=(-1)*[.$C76]^2+2*[.$C76]+5" office:value-type="float" office:value="-68115" calcext:value-type="float">
            <text:p>-68115</text:p>
          </table:table-cell>
          <table:table-cell table:formula="of:=[.$C76]^2-2*[.$C76]+5" office:value-type="float" office:value="68125" calcext:value-type="float">
            <text:p>68125</text:p>
          </table:table-cell>
          <table:table-cell table:formula="of:=(-1)*[.$C76]^2-2*[.$C76]+4" office:value-type="float" office:value="-67076" calcext:value-type="float">
            <text:p>-67076</text:p>
          </table:table-cell>
          <table:table-cell table:formula="of:=(-1)*[.$C76]^2+2*[.$C76]+4" office:value-type="float" office:value="-68116" calcext:value-type="float">
            <text:p>-68116</text:p>
          </table:table-cell>
        </table:table-row>
        <table:table-row table:style-name="ro1">
          <table:table-cell table:number-columns-repeated="2"/>
          <table:table-cell office:value-type="float" office:value="-250" calcext:value-type="float">
            <text:p>-250</text:p>
          </table:table-cell>
          <table:table-cell table:formula="of:=(-1)*[.$C77]^2+2*[.$C77]+5" office:value-type="float" office:value="-62995" calcext:value-type="float">
            <text:p>-62995</text:p>
          </table:table-cell>
          <table:table-cell table:formula="of:=[.$C77]^2-2*[.$C77]+5" office:value-type="float" office:value="63005" calcext:value-type="float">
            <text:p>63005</text:p>
          </table:table-cell>
          <table:table-cell table:formula="of:=(-1)*[.$C77]^2-2*[.$C77]+4" office:value-type="float" office:value="-61996" calcext:value-type="float">
            <text:p>-61996</text:p>
          </table:table-cell>
          <table:table-cell table:formula="of:=(-1)*[.$C77]^2+2*[.$C77]+4" office:value-type="float" office:value="-62996" calcext:value-type="float">
            <text:p>-62996</text:p>
          </table:table-cell>
        </table:table-row>
        <table:table-row table:style-name="ro1">
          <table:table-cell table:number-columns-repeated="2"/>
          <table:table-cell office:value-type="float" office:value="-240" calcext:value-type="float">
            <text:p>-240</text:p>
          </table:table-cell>
          <table:table-cell table:formula="of:=(-1)*[.$C78]^2+2*[.$C78]+5" office:value-type="float" office:value="-58075" calcext:value-type="float">
            <text:p>-58075</text:p>
          </table:table-cell>
          <table:table-cell table:formula="of:=[.$C78]^2-2*[.$C78]+5" office:value-type="float" office:value="58085" calcext:value-type="float">
            <text:p>58085</text:p>
          </table:table-cell>
          <table:table-cell table:formula="of:=(-1)*[.$C78]^2-2*[.$C78]+4" office:value-type="float" office:value="-57116" calcext:value-type="float">
            <text:p>-57116</text:p>
          </table:table-cell>
          <table:table-cell table:formula="of:=(-1)*[.$C78]^2+2*[.$C78]+4" office:value-type="float" office:value="-58076" calcext:value-type="float">
            <text:p>-58076</text:p>
          </table:table-cell>
        </table:table-row>
        <table:table-row table:style-name="ro1">
          <table:table-cell table:number-columns-repeated="2"/>
          <table:table-cell office:value-type="float" office:value="-230" calcext:value-type="float">
            <text:p>-230</text:p>
          </table:table-cell>
          <table:table-cell table:formula="of:=(-1)*[.$C79]^2+2*[.$C79]+5" office:value-type="float" office:value="-53355" calcext:value-type="float">
            <text:p>-53355</text:p>
          </table:table-cell>
          <table:table-cell table:formula="of:=[.$C79]^2-2*[.$C79]+5" office:value-type="float" office:value="53365" calcext:value-type="float">
            <text:p>53365</text:p>
          </table:table-cell>
          <table:table-cell table:formula="of:=(-1)*[.$C79]^2-2*[.$C79]+4" office:value-type="float" office:value="-52436" calcext:value-type="float">
            <text:p>-52436</text:p>
          </table:table-cell>
          <table:table-cell table:formula="of:=(-1)*[.$C79]^2+2*[.$C79]+4" office:value-type="float" office:value="-53356" calcext:value-type="float">
            <text:p>-53356</text:p>
          </table:table-cell>
        </table:table-row>
        <table:table-row table:style-name="ro1">
          <table:table-cell table:number-columns-repeated="2"/>
          <table:table-cell office:value-type="float" office:value="-220" calcext:value-type="float">
            <text:p>-220</text:p>
          </table:table-cell>
          <table:table-cell table:formula="of:=(-1)*[.$C80]^2+2*[.$C80]+5" office:value-type="float" office:value="-48835" calcext:value-type="float">
            <text:p>-48835</text:p>
          </table:table-cell>
          <table:table-cell table:formula="of:=[.$C80]^2-2*[.$C80]+5" office:value-type="float" office:value="48845" calcext:value-type="float">
            <text:p>48845</text:p>
          </table:table-cell>
          <table:table-cell table:formula="of:=(-1)*[.$C80]^2-2*[.$C80]+4" office:value-type="float" office:value="-47956" calcext:value-type="float">
            <text:p>-47956</text:p>
          </table:table-cell>
          <table:table-cell table:formula="of:=(-1)*[.$C80]^2+2*[.$C80]+4" office:value-type="float" office:value="-48836" calcext:value-type="float">
            <text:p>-48836</text:p>
          </table:table-cell>
        </table:table-row>
        <table:table-row table:style-name="ro1">
          <table:table-cell table:number-columns-repeated="2"/>
          <table:table-cell office:value-type="float" office:value="-210" calcext:value-type="float">
            <text:p>-210</text:p>
          </table:table-cell>
          <table:table-cell table:formula="of:=(-1)*[.$C81]^2+2*[.$C81]+5" office:value-type="float" office:value="-44515" calcext:value-type="float">
            <text:p>-44515</text:p>
          </table:table-cell>
          <table:table-cell table:formula="of:=[.$C81]^2-2*[.$C81]+5" office:value-type="float" office:value="44525" calcext:value-type="float">
            <text:p>44525</text:p>
          </table:table-cell>
          <table:table-cell table:formula="of:=(-1)*[.$C81]^2-2*[.$C81]+4" office:value-type="float" office:value="-43676" calcext:value-type="float">
            <text:p>-43676</text:p>
          </table:table-cell>
          <table:table-cell table:formula="of:=(-1)*[.$C81]^2+2*[.$C81]+4" office:value-type="float" office:value="-44516" calcext:value-type="float">
            <text:p>-44516</text:p>
          </table:table-cell>
        </table:table-row>
        <table:table-row table:style-name="ro1">
          <table:table-cell table:number-columns-repeated="2"/>
          <table:table-cell office:value-type="float" office:value="-200" calcext:value-type="float">
            <text:p>-200</text:p>
          </table:table-cell>
          <table:table-cell table:formula="of:=(-1)*[.$C82]^2+2*[.$C82]+5" office:value-type="float" office:value="-40395" calcext:value-type="float">
            <text:p>-40395</text:p>
          </table:table-cell>
          <table:table-cell table:formula="of:=[.$C82]^2-2*[.$C82]+5" office:value-type="float" office:value="40405" calcext:value-type="float">
            <text:p>40405</text:p>
          </table:table-cell>
          <table:table-cell table:formula="of:=(-1)*[.$C82]^2-2*[.$C82]+4" office:value-type="float" office:value="-39596" calcext:value-type="float">
            <text:p>-39596</text:p>
          </table:table-cell>
          <table:table-cell table:formula="of:=(-1)*[.$C82]^2+2*[.$C82]+4" office:value-type="float" office:value="-40396" calcext:value-type="float">
            <text:p>-40396</text:p>
          </table:table-cell>
        </table:table-row>
        <table:table-row table:style-name="ro1">
          <table:table-cell table:number-columns-repeated="2"/>
          <table:table-cell office:value-type="float" office:value="-190" calcext:value-type="float">
            <text:p>-190</text:p>
          </table:table-cell>
          <table:table-cell table:formula="of:=(-1)*[.$C83]^2+2*[.$C83]+5" office:value-type="float" office:value="-36475" calcext:value-type="float">
            <text:p>-36475</text:p>
          </table:table-cell>
          <table:table-cell table:formula="of:=[.$C83]^2-2*[.$C83]+5" office:value-type="float" office:value="36485" calcext:value-type="float">
            <text:p>36485</text:p>
          </table:table-cell>
          <table:table-cell table:formula="of:=(-1)*[.$C83]^2-2*[.$C83]+4" office:value-type="float" office:value="-35716" calcext:value-type="float">
            <text:p>-35716</text:p>
          </table:table-cell>
          <table:table-cell table:formula="of:=(-1)*[.$C83]^2+2*[.$C83]+4" office:value-type="float" office:value="-36476" calcext:value-type="float">
            <text:p>-36476</text:p>
          </table:table-cell>
        </table:table-row>
        <table:table-row table:style-name="ro1">
          <table:table-cell table:number-columns-repeated="2"/>
          <table:table-cell office:value-type="float" office:value="-180" calcext:value-type="float">
            <text:p>-180</text:p>
          </table:table-cell>
          <table:table-cell table:formula="of:=(-1)*[.$C84]^2+2*[.$C84]+5" office:value-type="float" office:value="-32755" calcext:value-type="float">
            <text:p>-32755</text:p>
          </table:table-cell>
          <table:table-cell table:formula="of:=[.$C84]^2-2*[.$C84]+5" office:value-type="float" office:value="32765" calcext:value-type="float">
            <text:p>32765</text:p>
          </table:table-cell>
          <table:table-cell table:formula="of:=(-1)*[.$C84]^2-2*[.$C84]+4" office:value-type="float" office:value="-32036" calcext:value-type="float">
            <text:p>-32036</text:p>
          </table:table-cell>
          <table:table-cell table:formula="of:=(-1)*[.$C84]^2+2*[.$C84]+4" office:value-type="float" office:value="-32756" calcext:value-type="float">
            <text:p>-32756</text:p>
          </table:table-cell>
        </table:table-row>
        <table:table-row table:style-name="ro1">
          <table:table-cell table:number-columns-repeated="2"/>
          <table:table-cell office:value-type="float" office:value="-170" calcext:value-type="float">
            <text:p>-170</text:p>
          </table:table-cell>
          <table:table-cell table:formula="of:=(-1)*[.$C85]^2+2*[.$C85]+5" office:value-type="float" office:value="-29235" calcext:value-type="float">
            <text:p>-29235</text:p>
          </table:table-cell>
          <table:table-cell table:formula="of:=[.$C85]^2-2*[.$C85]+5" office:value-type="float" office:value="29245" calcext:value-type="float">
            <text:p>29245</text:p>
          </table:table-cell>
          <table:table-cell table:formula="of:=(-1)*[.$C85]^2-2*[.$C85]+4" office:value-type="float" office:value="-28556" calcext:value-type="float">
            <text:p>-28556</text:p>
          </table:table-cell>
          <table:table-cell table:formula="of:=(-1)*[.$C85]^2+2*[.$C85]+4" office:value-type="float" office:value="-29236" calcext:value-type="float">
            <text:p>-29236</text:p>
          </table:table-cell>
        </table:table-row>
        <table:table-row table:style-name="ro1">
          <table:table-cell table:number-columns-repeated="2"/>
          <table:table-cell office:value-type="float" office:value="-160" calcext:value-type="float">
            <text:p>-160</text:p>
          </table:table-cell>
          <table:table-cell table:formula="of:=(-1)*[.$C86]^2+2*[.$C86]+5" office:value-type="float" office:value="-25915" calcext:value-type="float">
            <text:p>-25915</text:p>
          </table:table-cell>
          <table:table-cell table:formula="of:=[.$C86]^2-2*[.$C86]+5" office:value-type="float" office:value="25925" calcext:value-type="float">
            <text:p>25925</text:p>
          </table:table-cell>
          <table:table-cell table:formula="of:=(-1)*[.$C86]^2-2*[.$C86]+4" office:value-type="float" office:value="-25276" calcext:value-type="float">
            <text:p>-25276</text:p>
          </table:table-cell>
          <table:table-cell table:formula="of:=(-1)*[.$C86]^2+2*[.$C86]+4" office:value-type="float" office:value="-25916" calcext:value-type="float">
            <text:p>-25916</text:p>
          </table:table-cell>
        </table:table-row>
        <table:table-row table:style-name="ro1">
          <table:table-cell table:number-columns-repeated="2"/>
          <table:table-cell office:value-type="float" office:value="-150" calcext:value-type="float">
            <text:p>-150</text:p>
          </table:table-cell>
          <table:table-cell table:formula="of:=(-1)*[.$C87]^2+2*[.$C87]+5" office:value-type="float" office:value="-22795" calcext:value-type="float">
            <text:p>-22795</text:p>
          </table:table-cell>
          <table:table-cell table:formula="of:=[.$C87]^2-2*[.$C87]+5" office:value-type="float" office:value="22805" calcext:value-type="float">
            <text:p>22805</text:p>
          </table:table-cell>
          <table:table-cell table:formula="of:=(-1)*[.$C87]^2-2*[.$C87]+4" office:value-type="float" office:value="-22196" calcext:value-type="float">
            <text:p>-22196</text:p>
          </table:table-cell>
          <table:table-cell table:formula="of:=(-1)*[.$C87]^2+2*[.$C87]+4" office:value-type="float" office:value="-22796" calcext:value-type="float">
            <text:p>-22796</text:p>
          </table:table-cell>
        </table:table-row>
        <table:table-row table:style-name="ro1">
          <table:table-cell table:number-columns-repeated="2"/>
          <table:table-cell office:value-type="float" office:value="-140" calcext:value-type="float">
            <text:p>-140</text:p>
          </table:table-cell>
          <table:table-cell table:formula="of:=(-1)*[.$C88]^2+2*[.$C88]+5" office:value-type="float" office:value="-19875" calcext:value-type="float">
            <text:p>-19875</text:p>
          </table:table-cell>
          <table:table-cell table:formula="of:=[.$C88]^2-2*[.$C88]+5" office:value-type="float" office:value="19885" calcext:value-type="float">
            <text:p>19885</text:p>
          </table:table-cell>
          <table:table-cell table:formula="of:=(-1)*[.$C88]^2-2*[.$C88]+4" office:value-type="float" office:value="-19316" calcext:value-type="float">
            <text:p>-19316</text:p>
          </table:table-cell>
          <table:table-cell table:formula="of:=(-1)*[.$C88]^2+2*[.$C88]+4" office:value-type="float" office:value="-19876" calcext:value-type="float">
            <text:p>-19876</text:p>
          </table:table-cell>
        </table:table-row>
        <table:table-row table:style-name="ro1">
          <table:table-cell table:number-columns-repeated="2"/>
          <table:table-cell office:value-type="float" office:value="-130" calcext:value-type="float">
            <text:p>-130</text:p>
          </table:table-cell>
          <table:table-cell table:formula="of:=(-1)*[.$C89]^2+2*[.$C89]+5" office:value-type="float" office:value="-17155" calcext:value-type="float">
            <text:p>-17155</text:p>
          </table:table-cell>
          <table:table-cell table:formula="of:=[.$C89]^2-2*[.$C89]+5" office:value-type="float" office:value="17165" calcext:value-type="float">
            <text:p>17165</text:p>
          </table:table-cell>
          <table:table-cell table:formula="of:=(-1)*[.$C89]^2-2*[.$C89]+4" office:value-type="float" office:value="-16636" calcext:value-type="float">
            <text:p>-16636</text:p>
          </table:table-cell>
          <table:table-cell table:formula="of:=(-1)*[.$C89]^2+2*[.$C89]+4" office:value-type="float" office:value="-17156" calcext:value-type="float">
            <text:p>-17156</text:p>
          </table:table-cell>
        </table:table-row>
        <table:table-row table:style-name="ro1">
          <table:table-cell table:number-columns-repeated="2"/>
          <table:table-cell office:value-type="float" office:value="-120" calcext:value-type="float">
            <text:p>-120</text:p>
          </table:table-cell>
          <table:table-cell table:formula="of:=(-1)*[.$C90]^2+2*[.$C90]+5" office:value-type="float" office:value="-14635" calcext:value-type="float">
            <text:p>-14635</text:p>
          </table:table-cell>
          <table:table-cell table:formula="of:=[.$C90]^2-2*[.$C90]+5" office:value-type="float" office:value="14645" calcext:value-type="float">
            <text:p>14645</text:p>
          </table:table-cell>
          <table:table-cell table:formula="of:=(-1)*[.$C90]^2-2*[.$C90]+4" office:value-type="float" office:value="-14156" calcext:value-type="float">
            <text:p>-14156</text:p>
          </table:table-cell>
          <table:table-cell table:formula="of:=(-1)*[.$C90]^2+2*[.$C90]+4" office:value-type="float" office:value="-14636" calcext:value-type="float">
            <text:p>-14636</text:p>
          </table:table-cell>
        </table:table-row>
        <table:table-row table:style-name="ro1">
          <table:table-cell table:number-columns-repeated="2"/>
          <table:table-cell office:value-type="float" office:value="-110" calcext:value-type="float">
            <text:p>-110</text:p>
          </table:table-cell>
          <table:table-cell table:formula="of:=(-1)*[.$C91]^2+2*[.$C91]+5" office:value-type="float" office:value="-12315" calcext:value-type="float">
            <text:p>-12315</text:p>
          </table:table-cell>
          <table:table-cell table:formula="of:=[.$C91]^2-2*[.$C91]+5" office:value-type="float" office:value="12325" calcext:value-type="float">
            <text:p>12325</text:p>
          </table:table-cell>
          <table:table-cell table:formula="of:=(-1)*[.$C91]^2-2*[.$C91]+4" office:value-type="float" office:value="-11876" calcext:value-type="float">
            <text:p>-11876</text:p>
          </table:table-cell>
          <table:table-cell table:formula="of:=(-1)*[.$C91]^2+2*[.$C91]+4" office:value-type="float" office:value="-12316" calcext:value-type="float">
            <text:p>-12316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table:formula="of:=(-1)*[.$C92]^2+2*[.$C92]+5" office:value-type="float" office:value="-10195" calcext:value-type="float">
            <text:p>-10195</text:p>
          </table:table-cell>
          <table:table-cell table:formula="of:=[.$C92]^2-2*[.$C92]+5" office:value-type="float" office:value="10205" calcext:value-type="float">
            <text:p>10205</text:p>
          </table:table-cell>
          <table:table-cell table:formula="of:=(-1)*[.$C92]^2-2*[.$C92]+4" office:value-type="float" office:value="-9796" calcext:value-type="float">
            <text:p>-9796</text:p>
          </table:table-cell>
          <table:table-cell table:formula="of:=(-1)*[.$C92]^2+2*[.$C92]+4" office:value-type="float" office:value="-10196" calcext:value-type="float">
            <text:p>-10196</text:p>
          </table:table-cell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formula="of:=(-1)*[.$C93]^2+2*[.$C93]+5" office:value-type="float" office:value="-8275" calcext:value-type="float">
            <text:p>-8275</text:p>
          </table:table-cell>
          <table:table-cell table:formula="of:=[.$C93]^2-2*[.$C93]+5" office:value-type="float" office:value="8285" calcext:value-type="float">
            <text:p>8285</text:p>
          </table:table-cell>
          <table:table-cell table:formula="of:=(-1)*[.$C93]^2-2*[.$C93]+4" office:value-type="float" office:value="-7916" calcext:value-type="float">
            <text:p>-7916</text:p>
          </table:table-cell>
          <table:table-cell table:formula="of:=(-1)*[.$C93]^2+2*[.$C93]+4" office:value-type="float" office:value="-8276" calcext:value-type="float">
            <text:p>-8276</text:p>
          </table:table-cell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formula="of:=(-1)*[.$C94]^2+2*[.$C94]+5" office:value-type="float" office:value="-6555" calcext:value-type="float">
            <text:p>-6555</text:p>
          </table:table-cell>
          <table:table-cell table:formula="of:=[.$C94]^2-2*[.$C94]+5" office:value-type="float" office:value="6565" calcext:value-type="float">
            <text:p>6565</text:p>
          </table:table-cell>
          <table:table-cell table:formula="of:=(-1)*[.$C94]^2-2*[.$C94]+4" office:value-type="float" office:value="-6236" calcext:value-type="float">
            <text:p>-6236</text:p>
          </table:table-cell>
          <table:table-cell table:formula="of:=(-1)*[.$C94]^2+2*[.$C94]+4" office:value-type="float" office:value="-6556" calcext:value-type="float">
            <text:p>-6556</text:p>
          </table:table-cell>
        </table:table-row>
        <table:table-row table:style-name="ro1">
          <table:table-cell table:number-columns-repeated="2"/>
          <table:table-cell office:value-type="float" office:value="-70" calcext:value-type="float">
            <text:p>-70</text:p>
          </table:table-cell>
          <table:table-cell table:formula="of:=(-1)*[.$C95]^2+2*[.$C95]+5" office:value-type="float" office:value="-5035" calcext:value-type="float">
            <text:p>-5035</text:p>
          </table:table-cell>
          <table:table-cell table:formula="of:=[.$C95]^2-2*[.$C95]+5" office:value-type="float" office:value="5045" calcext:value-type="float">
            <text:p>5045</text:p>
          </table:table-cell>
          <table:table-cell table:formula="of:=(-1)*[.$C95]^2-2*[.$C95]+4" office:value-type="float" office:value="-4756" calcext:value-type="float">
            <text:p>-4756</text:p>
          </table:table-cell>
          <table:table-cell table:formula="of:=(-1)*[.$C95]^2+2*[.$C95]+4" office:value-type="float" office:value="-5036" calcext:value-type="float">
            <text:p>-5036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table:formula="of:=(-1)*[.$C96]^2+2*[.$C96]+5" office:value-type="float" office:value="-3715" calcext:value-type="float">
            <text:p>-3715</text:p>
          </table:table-cell>
          <table:table-cell table:formula="of:=[.$C96]^2-2*[.$C96]+5" office:value-type="float" office:value="3725" calcext:value-type="float">
            <text:p>3725</text:p>
          </table:table-cell>
          <table:table-cell table:formula="of:=(-1)*[.$C96]^2-2*[.$C96]+4" office:value-type="float" office:value="-3476" calcext:value-type="float">
            <text:p>-3476</text:p>
          </table:table-cell>
          <table:table-cell table:formula="of:=(-1)*[.$C96]^2+2*[.$C96]+4" office:value-type="float" office:value="-3716" calcext:value-type="float">
            <text:p>-3716</text:p>
          </table:table-cell>
        </table:table-row>
        <table:table-row table:style-name="ro1">
          <table:table-cell table:number-columns-repeated="2"/>
          <table:table-cell office:value-type="float" office:value="-50" calcext:value-type="float">
            <text:p>-50</text:p>
          </table:table-cell>
          <table:table-cell table:formula="of:=(-1)*[.$C97]^2+2*[.$C97]+5" office:value-type="float" office:value="-2595" calcext:value-type="float">
            <text:p>-2595</text:p>
          </table:table-cell>
          <table:table-cell table:formula="of:=[.$C97]^2-2*[.$C97]+5" office:value-type="float" office:value="2605" calcext:value-type="float">
            <text:p>2605</text:p>
          </table:table-cell>
          <table:table-cell table:formula="of:=(-1)*[.$C97]^2-2*[.$C97]+4" office:value-type="float" office:value="-2396" calcext:value-type="float">
            <text:p>-2396</text:p>
          </table:table-cell>
          <table:table-cell table:formula="of:=(-1)*[.$C97]^2+2*[.$C97]+4" office:value-type="float" office:value="-2596" calcext:value-type="float">
            <text:p>-2596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table:formula="of:=(-1)*[.$C98]^2+2*[.$C98]+5" office:value-type="float" office:value="-1675" calcext:value-type="float">
            <text:p>-1675</text:p>
          </table:table-cell>
          <table:table-cell table:formula="of:=[.$C98]^2-2*[.$C98]+5" office:value-type="float" office:value="1685" calcext:value-type="float">
            <text:p>1685</text:p>
          </table:table-cell>
          <table:table-cell table:formula="of:=(-1)*[.$C98]^2-2*[.$C98]+4" office:value-type="float" office:value="-1516" calcext:value-type="float">
            <text:p>-1516</text:p>
          </table:table-cell>
          <table:table-cell table:formula="of:=(-1)*[.$C98]^2+2*[.$C98]+4" office:value-type="float" office:value="-1676" calcext:value-type="float">
            <text:p>-1676</text:p>
          </table:table-cell>
        </table:table-row>
        <table:table-row table:style-name="ro1">
          <table:table-cell table:number-columns-repeated="2"/>
          <table:table-cell office:value-type="float" office:value="-30" calcext:value-type="float">
            <text:p>-30</text:p>
          </table:table-cell>
          <table:table-cell table:formula="of:=(-1)*[.$C99]^2+2*[.$C99]+5" office:value-type="float" office:value="-955" calcext:value-type="float">
            <text:p>-955</text:p>
          </table:table-cell>
          <table:table-cell table:formula="of:=[.$C99]^2-2*[.$C99]+5" office:value-type="float" office:value="965" calcext:value-type="float">
            <text:p>965</text:p>
          </table:table-cell>
          <table:table-cell table:formula="of:=(-1)*[.$C99]^2-2*[.$C99]+4" office:value-type="float" office:value="-836" calcext:value-type="float">
            <text:p>-836</text:p>
          </table:table-cell>
          <table:table-cell table:formula="of:=(-1)*[.$C99]^2+2*[.$C99]+4" office:value-type="float" office:value="-956" calcext:value-type="float">
            <text:p>-956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formula="of:=(-1)*[.$C100]^2+2*[.$C100]+5" office:value-type="float" office:value="-435" calcext:value-type="float">
            <text:p>-435</text:p>
          </table:table-cell>
          <table:table-cell table:formula="of:=[.$C100]^2-2*[.$C100]+5" office:value-type="float" office:value="445" calcext:value-type="float">
            <text:p>445</text:p>
          </table:table-cell>
          <table:table-cell table:formula="of:=(-1)*[.$C100]^2-2*[.$C100]+4" office:value-type="float" office:value="-356" calcext:value-type="float">
            <text:p>-356</text:p>
          </table:table-cell>
          <table:table-cell table:formula="of:=(-1)*[.$C100]^2+2*[.$C100]+4" office:value-type="float" office:value="-436" calcext:value-type="float">
            <text:p>-436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table:formula="of:=(-1)*[.$C101]^2+2*[.$C101]+5" office:value-type="float" office:value="-115" calcext:value-type="float">
            <text:p>-115</text:p>
          </table:table-cell>
          <table:table-cell table:formula="of:=[.$C101]^2-2*[.$C101]+5" office:value-type="float" office:value="125" calcext:value-type="float">
            <text:p>125</text:p>
          </table:table-cell>
          <table:table-cell table:formula="of:=(-1)*[.$C101]^2-2*[.$C101]+4" office:value-type="float" office:value="-76" calcext:value-type="float">
            <text:p>-76</text:p>
          </table:table-cell>
          <table:table-cell table:formula="of:=(-1)*[.$C101]^2+2*[.$C101]+4" office:value-type="float" office:value="-116" calcext:value-type="float">
            <text:p>-11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-1)*[.$C102]^2+2*[.$C102]+5" office:value-type="float" office:value="5" calcext:value-type="float">
            <text:p>5</text:p>
          </table:table-cell>
          <table:table-cell table:formula="of:=[.$C102]^2-2*[.$C102]+5" office:value-type="float" office:value="5" calcext:value-type="float">
            <text:p>5</text:p>
          </table:table-cell>
          <table:table-cell table:formula="of:=(-1)*[.$C102]^2-2*[.$C102]+4" office:value-type="float" office:value="4" calcext:value-type="float">
            <text:p>4</text:p>
          </table:table-cell>
          <table:table-cell table:formula="of:=(-1)*[.$C102]^2+2*[.$C102]+4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-1)*[.$C103]^2+2*[.$C103]+5" office:value-type="float" office:value="-75" calcext:value-type="float">
            <text:p>-75</text:p>
          </table:table-cell>
          <table:table-cell table:formula="of:=[.$C103]^2-2*[.$C103]+5" office:value-type="float" office:value="85" calcext:value-type="float">
            <text:p>85</text:p>
          </table:table-cell>
          <table:table-cell table:formula="of:=(-1)*[.$C103]^2-2*[.$C103]+4" office:value-type="float" office:value="-116" calcext:value-type="float">
            <text:p>-116</text:p>
          </table:table-cell>
          <table:table-cell table:formula="of:=(-1)*[.$C103]^2+2*[.$C103]+4" office:value-type="float" office:value="-76" calcext:value-type="float">
            <text:p>-7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-1)*[.$C104]^2+2*[.$C104]+5" office:value-type="float" office:value="-355" calcext:value-type="float">
            <text:p>-355</text:p>
          </table:table-cell>
          <table:table-cell table:formula="of:=[.$C104]^2-2*[.$C104]+5" office:value-type="float" office:value="365" calcext:value-type="float">
            <text:p>365</text:p>
          </table:table-cell>
          <table:table-cell table:formula="of:=(-1)*[.$C104]^2-2*[.$C104]+4" office:value-type="float" office:value="-436" calcext:value-type="float">
            <text:p>-436</text:p>
          </table:table-cell>
          <table:table-cell table:formula="of:=(-1)*[.$C104]^2+2*[.$C104]+4" office:value-type="float" office:value="-356" calcext:value-type="float">
            <text:p>-35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-1)*[.$C105]^2+2*[.$C105]+5" office:value-type="float" office:value="-835" calcext:value-type="float">
            <text:p>-835</text:p>
          </table:table-cell>
          <table:table-cell table:formula="of:=[.$C105]^2-2*[.$C105]+5" office:value-type="float" office:value="845" calcext:value-type="float">
            <text:p>845</text:p>
          </table:table-cell>
          <table:table-cell table:formula="of:=(-1)*[.$C105]^2-2*[.$C105]+4" office:value-type="float" office:value="-956" calcext:value-type="float">
            <text:p>-956</text:p>
          </table:table-cell>
          <table:table-cell table:formula="of:=(-1)*[.$C105]^2+2*[.$C105]+4" office:value-type="float" office:value="-836" calcext:value-type="float">
            <text:p>-836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-1)*[.$C106]^2+2*[.$C106]+5" office:value-type="float" office:value="-1515" calcext:value-type="float">
            <text:p>-1515</text:p>
          </table:table-cell>
          <table:table-cell table:formula="of:=[.$C106]^2-2*[.$C106]+5" office:value-type="float" office:value="1525" calcext:value-type="float">
            <text:p>1525</text:p>
          </table:table-cell>
          <table:table-cell table:formula="of:=(-1)*[.$C106]^2-2*[.$C106]+4" office:value-type="float" office:value="-1676" calcext:value-type="float">
            <text:p>-1676</text:p>
          </table:table-cell>
          <table:table-cell table:formula="of:=(-1)*[.$C106]^2+2*[.$C106]+4" office:value-type="float" office:value="-1516" calcext:value-type="float">
            <text:p>-151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-1)*[.$C107]^2+2*[.$C107]+5" office:value-type="float" office:value="-2395" calcext:value-type="float">
            <text:p>-2395</text:p>
          </table:table-cell>
          <table:table-cell table:formula="of:=[.$C107]^2-2*[.$C107]+5" office:value-type="float" office:value="2405" calcext:value-type="float">
            <text:p>2405</text:p>
          </table:table-cell>
          <table:table-cell table:formula="of:=(-1)*[.$C107]^2-2*[.$C107]+4" office:value-type="float" office:value="-2596" calcext:value-type="float">
            <text:p>-2596</text:p>
          </table:table-cell>
          <table:table-cell table:formula="of:=(-1)*[.$C107]^2+2*[.$C107]+4" office:value-type="float" office:value="-2396" calcext:value-type="float">
            <text:p>-239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-1)*[.$C108]^2+2*[.$C108]+5" office:value-type="float" office:value="-3475" calcext:value-type="float">
            <text:p>-3475</text:p>
          </table:table-cell>
          <table:table-cell table:formula="of:=[.$C108]^2-2*[.$C108]+5" office:value-type="float" office:value="3485" calcext:value-type="float">
            <text:p>3485</text:p>
          </table:table-cell>
          <table:table-cell table:formula="of:=(-1)*[.$C108]^2-2*[.$C108]+4" office:value-type="float" office:value="-3716" calcext:value-type="float">
            <text:p>-3716</text:p>
          </table:table-cell>
          <table:table-cell table:formula="of:=(-1)*[.$C108]^2+2*[.$C108]+4" office:value-type="float" office:value="-3476" calcext:value-type="float">
            <text:p>-347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-1)*[.$C109]^2+2*[.$C109]+5" office:value-type="float" office:value="-4755" calcext:value-type="float">
            <text:p>-4755</text:p>
          </table:table-cell>
          <table:table-cell table:formula="of:=[.$C109]^2-2*[.$C109]+5" office:value-type="float" office:value="4765" calcext:value-type="float">
            <text:p>4765</text:p>
          </table:table-cell>
          <table:table-cell table:formula="of:=(-1)*[.$C109]^2-2*[.$C109]+4" office:value-type="float" office:value="-5036" calcext:value-type="float">
            <text:p>-5036</text:p>
          </table:table-cell>
          <table:table-cell table:formula="of:=(-1)*[.$C109]^2+2*[.$C109]+4" office:value-type="float" office:value="-4756" calcext:value-type="float">
            <text:p>-475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-1)*[.$C110]^2+2*[.$C110]+5" office:value-type="float" office:value="-6235" calcext:value-type="float">
            <text:p>-6235</text:p>
          </table:table-cell>
          <table:table-cell table:formula="of:=[.$C110]^2-2*[.$C110]+5" office:value-type="float" office:value="6245" calcext:value-type="float">
            <text:p>6245</text:p>
          </table:table-cell>
          <table:table-cell table:formula="of:=(-1)*[.$C110]^2-2*[.$C110]+4" office:value-type="float" office:value="-6556" calcext:value-type="float">
            <text:p>-6556</text:p>
          </table:table-cell>
          <table:table-cell table:formula="of:=(-1)*[.$C110]^2+2*[.$C110]+4" office:value-type="float" office:value="-6236" calcext:value-type="float">
            <text:p>-623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-1)*[.$C111]^2+2*[.$C111]+5" office:value-type="float" office:value="-7915" calcext:value-type="float">
            <text:p>-7915</text:p>
          </table:table-cell>
          <table:table-cell table:formula="of:=[.$C111]^2-2*[.$C111]+5" office:value-type="float" office:value="7925" calcext:value-type="float">
            <text:p>7925</text:p>
          </table:table-cell>
          <table:table-cell table:formula="of:=(-1)*[.$C111]^2-2*[.$C111]+4" office:value-type="float" office:value="-8276" calcext:value-type="float">
            <text:p>-8276</text:p>
          </table:table-cell>
          <table:table-cell table:formula="of:=(-1)*[.$C111]^2+2*[.$C111]+4" office:value-type="float" office:value="-7916" calcext:value-type="float">
            <text:p>-791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-1)*[.$C112]^2+2*[.$C112]+5" office:value-type="float" office:value="-9795" calcext:value-type="float">
            <text:p>-9795</text:p>
          </table:table-cell>
          <table:table-cell table:formula="of:=[.$C112]^2-2*[.$C112]+5" office:value-type="float" office:value="9805" calcext:value-type="float">
            <text:p>9805</text:p>
          </table:table-cell>
          <table:table-cell table:formula="of:=(-1)*[.$C112]^2-2*[.$C112]+4" office:value-type="float" office:value="-10196" calcext:value-type="float">
            <text:p>-10196</text:p>
          </table:table-cell>
          <table:table-cell table:formula="of:=(-1)*[.$C112]^2+2*[.$C112]+4" office:value-type="float" office:value="-9796" calcext:value-type="float">
            <text:p>-9796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-1)*[.$C113]^2+2*[.$C113]+5" office:value-type="float" office:value="-11875" calcext:value-type="float">
            <text:p>-11875</text:p>
          </table:table-cell>
          <table:table-cell table:formula="of:=[.$C113]^2-2*[.$C113]+5" office:value-type="float" office:value="11885" calcext:value-type="float">
            <text:p>11885</text:p>
          </table:table-cell>
          <table:table-cell table:formula="of:=(-1)*[.$C113]^2-2*[.$C113]+4" office:value-type="float" office:value="-12316" calcext:value-type="float">
            <text:p>-12316</text:p>
          </table:table-cell>
          <table:table-cell table:formula="of:=(-1)*[.$C113]^2+2*[.$C113]+4" office:value-type="float" office:value="-11876" calcext:value-type="float">
            <text:p>-11876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(-1)*[.$C114]^2+2*[.$C114]+5" office:value-type="float" office:value="-14155" calcext:value-type="float">
            <text:p>-14155</text:p>
          </table:table-cell>
          <table:table-cell table:formula="of:=[.$C114]^2-2*[.$C114]+5" office:value-type="float" office:value="14165" calcext:value-type="float">
            <text:p>14165</text:p>
          </table:table-cell>
          <table:table-cell table:formula="of:=(-1)*[.$C114]^2-2*[.$C114]+4" office:value-type="float" office:value="-14636" calcext:value-type="float">
            <text:p>-14636</text:p>
          </table:table-cell>
          <table:table-cell table:formula="of:=(-1)*[.$C114]^2+2*[.$C114]+4" office:value-type="float" office:value="-14156" calcext:value-type="float">
            <text:p>-14156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(-1)*[.$C115]^2+2*[.$C115]+5" office:value-type="float" office:value="-16635" calcext:value-type="float">
            <text:p>-16635</text:p>
          </table:table-cell>
          <table:table-cell table:formula="of:=[.$C115]^2-2*[.$C115]+5" office:value-type="float" office:value="16645" calcext:value-type="float">
            <text:p>16645</text:p>
          </table:table-cell>
          <table:table-cell table:formula="of:=(-1)*[.$C115]^2-2*[.$C115]+4" office:value-type="float" office:value="-17156" calcext:value-type="float">
            <text:p>-17156</text:p>
          </table:table-cell>
          <table:table-cell table:formula="of:=(-1)*[.$C115]^2+2*[.$C115]+4" office:value-type="float" office:value="-16636" calcext:value-type="float">
            <text:p>-16636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(-1)*[.$C116]^2+2*[.$C116]+5" office:value-type="float" office:value="-19315" calcext:value-type="float">
            <text:p>-19315</text:p>
          </table:table-cell>
          <table:table-cell table:formula="of:=[.$C116]^2-2*[.$C116]+5" office:value-type="float" office:value="19325" calcext:value-type="float">
            <text:p>19325</text:p>
          </table:table-cell>
          <table:table-cell table:formula="of:=(-1)*[.$C116]^2-2*[.$C116]+4" office:value-type="float" office:value="-19876" calcext:value-type="float">
            <text:p>-19876</text:p>
          </table:table-cell>
          <table:table-cell table:formula="of:=(-1)*[.$C116]^2+2*[.$C116]+4" office:value-type="float" office:value="-19316" calcext:value-type="float">
            <text:p>-19316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(-1)*[.$C117]^2+2*[.$C117]+5" office:value-type="float" office:value="-22195" calcext:value-type="float">
            <text:p>-22195</text:p>
          </table:table-cell>
          <table:table-cell table:formula="of:=[.$C117]^2-2*[.$C117]+5" office:value-type="float" office:value="22205" calcext:value-type="float">
            <text:p>22205</text:p>
          </table:table-cell>
          <table:table-cell table:formula="of:=(-1)*[.$C117]^2-2*[.$C117]+4" office:value-type="float" office:value="-22796" calcext:value-type="float">
            <text:p>-22796</text:p>
          </table:table-cell>
          <table:table-cell table:formula="of:=(-1)*[.$C117]^2+2*[.$C117]+4" office:value-type="float" office:value="-22196" calcext:value-type="float">
            <text:p>-22196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(-1)*[.$C118]^2+2*[.$C118]+5" office:value-type="float" office:value="-25275" calcext:value-type="float">
            <text:p>-25275</text:p>
          </table:table-cell>
          <table:table-cell table:formula="of:=[.$C118]^2-2*[.$C118]+5" office:value-type="float" office:value="25285" calcext:value-type="float">
            <text:p>25285</text:p>
          </table:table-cell>
          <table:table-cell table:formula="of:=(-1)*[.$C118]^2-2*[.$C118]+4" office:value-type="float" office:value="-25916" calcext:value-type="float">
            <text:p>-25916</text:p>
          </table:table-cell>
          <table:table-cell table:formula="of:=(-1)*[.$C118]^2+2*[.$C118]+4" office:value-type="float" office:value="-25276" calcext:value-type="float">
            <text:p>-25276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(-1)*[.$C119]^2+2*[.$C119]+5" office:value-type="float" office:value="-28555" calcext:value-type="float">
            <text:p>-28555</text:p>
          </table:table-cell>
          <table:table-cell table:formula="of:=[.$C119]^2-2*[.$C119]+5" office:value-type="float" office:value="28565" calcext:value-type="float">
            <text:p>28565</text:p>
          </table:table-cell>
          <table:table-cell table:formula="of:=(-1)*[.$C119]^2-2*[.$C119]+4" office:value-type="float" office:value="-29236" calcext:value-type="float">
            <text:p>-29236</text:p>
          </table:table-cell>
          <table:table-cell table:formula="of:=(-1)*[.$C119]^2+2*[.$C119]+4" office:value-type="float" office:value="-28556" calcext:value-type="float">
            <text:p>-28556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(-1)*[.$C120]^2+2*[.$C120]+5" office:value-type="float" office:value="-32035" calcext:value-type="float">
            <text:p>-32035</text:p>
          </table:table-cell>
          <table:table-cell table:formula="of:=[.$C120]^2-2*[.$C120]+5" office:value-type="float" office:value="32045" calcext:value-type="float">
            <text:p>32045</text:p>
          </table:table-cell>
          <table:table-cell table:formula="of:=(-1)*[.$C120]^2-2*[.$C120]+4" office:value-type="float" office:value="-32756" calcext:value-type="float">
            <text:p>-32756</text:p>
          </table:table-cell>
          <table:table-cell table:formula="of:=(-1)*[.$C120]^2+2*[.$C120]+4" office:value-type="float" office:value="-32036" calcext:value-type="float">
            <text:p>-32036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(-1)*[.$C121]^2+2*[.$C121]+5" office:value-type="float" office:value="-35715" calcext:value-type="float">
            <text:p>-35715</text:p>
          </table:table-cell>
          <table:table-cell table:formula="of:=[.$C121]^2-2*[.$C121]+5" office:value-type="float" office:value="35725" calcext:value-type="float">
            <text:p>35725</text:p>
          </table:table-cell>
          <table:table-cell table:formula="of:=(-1)*[.$C121]^2-2*[.$C121]+4" office:value-type="float" office:value="-36476" calcext:value-type="float">
            <text:p>-36476</text:p>
          </table:table-cell>
          <table:table-cell table:formula="of:=(-1)*[.$C121]^2+2*[.$C121]+4" office:value-type="float" office:value="-35716" calcext:value-type="float">
            <text:p>-3571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(-1)*[.$C122]^2+2*[.$C122]+5" office:value-type="float" office:value="-39595" calcext:value-type="float">
            <text:p>-39595</text:p>
          </table:table-cell>
          <table:table-cell table:formula="of:=[.$C122]^2-2*[.$C122]+5" office:value-type="float" office:value="39605" calcext:value-type="float">
            <text:p>39605</text:p>
          </table:table-cell>
          <table:table-cell table:formula="of:=(-1)*[.$C122]^2-2*[.$C122]+4" office:value-type="float" office:value="-40396" calcext:value-type="float">
            <text:p>-40396</text:p>
          </table:table-cell>
          <table:table-cell table:formula="of:=(-1)*[.$C122]^2+2*[.$C122]+4" office:value-type="float" office:value="-39596" calcext:value-type="float">
            <text:p>-39596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(-1)*[.$C123]^2+2*[.$C123]+5" office:value-type="float" office:value="-43675" calcext:value-type="float">
            <text:p>-43675</text:p>
          </table:table-cell>
          <table:table-cell table:formula="of:=[.$C123]^2-2*[.$C123]+5" office:value-type="float" office:value="43685" calcext:value-type="float">
            <text:p>43685</text:p>
          </table:table-cell>
          <table:table-cell table:formula="of:=(-1)*[.$C123]^2-2*[.$C123]+4" office:value-type="float" office:value="-44516" calcext:value-type="float">
            <text:p>-44516</text:p>
          </table:table-cell>
          <table:table-cell table:formula="of:=(-1)*[.$C123]^2+2*[.$C123]+4" office:value-type="float" office:value="-43676" calcext:value-type="float">
            <text:p>-43676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(-1)*[.$C124]^2+2*[.$C124]+5" office:value-type="float" office:value="-47955" calcext:value-type="float">
            <text:p>-47955</text:p>
          </table:table-cell>
          <table:table-cell table:formula="of:=[.$C124]^2-2*[.$C124]+5" office:value-type="float" office:value="47965" calcext:value-type="float">
            <text:p>47965</text:p>
          </table:table-cell>
          <table:table-cell table:formula="of:=(-1)*[.$C124]^2-2*[.$C124]+4" office:value-type="float" office:value="-48836" calcext:value-type="float">
            <text:p>-48836</text:p>
          </table:table-cell>
          <table:table-cell table:formula="of:=(-1)*[.$C124]^2+2*[.$C124]+4" office:value-type="float" office:value="-47956" calcext:value-type="float">
            <text:p>-47956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(-1)*[.$C125]^2+2*[.$C125]+5" office:value-type="float" office:value="-52435" calcext:value-type="float">
            <text:p>-52435</text:p>
          </table:table-cell>
          <table:table-cell table:formula="of:=[.$C125]^2-2*[.$C125]+5" office:value-type="float" office:value="52445" calcext:value-type="float">
            <text:p>52445</text:p>
          </table:table-cell>
          <table:table-cell table:formula="of:=(-1)*[.$C125]^2-2*[.$C125]+4" office:value-type="float" office:value="-53356" calcext:value-type="float">
            <text:p>-53356</text:p>
          </table:table-cell>
          <table:table-cell table:formula="of:=(-1)*[.$C125]^2+2*[.$C125]+4" office:value-type="float" office:value="-52436" calcext:value-type="float">
            <text:p>-52436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(-1)*[.$C126]^2+2*[.$C126]+5" office:value-type="float" office:value="-57115" calcext:value-type="float">
            <text:p>-57115</text:p>
          </table:table-cell>
          <table:table-cell table:formula="of:=[.$C126]^2-2*[.$C126]+5" office:value-type="float" office:value="57125" calcext:value-type="float">
            <text:p>57125</text:p>
          </table:table-cell>
          <table:table-cell table:formula="of:=(-1)*[.$C126]^2-2*[.$C126]+4" office:value-type="float" office:value="-58076" calcext:value-type="float">
            <text:p>-58076</text:p>
          </table:table-cell>
          <table:table-cell table:formula="of:=(-1)*[.$C126]^2+2*[.$C126]+4" office:value-type="float" office:value="-57116" calcext:value-type="float">
            <text:p>-57116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(-1)*[.$C127]^2+2*[.$C127]+5" office:value-type="float" office:value="-61995" calcext:value-type="float">
            <text:p>-61995</text:p>
          </table:table-cell>
          <table:table-cell table:formula="of:=[.$C127]^2-2*[.$C127]+5" office:value-type="float" office:value="62005" calcext:value-type="float">
            <text:p>62005</text:p>
          </table:table-cell>
          <table:table-cell table:formula="of:=(-1)*[.$C127]^2-2*[.$C127]+4" office:value-type="float" office:value="-62996" calcext:value-type="float">
            <text:p>-62996</text:p>
          </table:table-cell>
          <table:table-cell table:formula="of:=(-1)*[.$C127]^2+2*[.$C127]+4" office:value-type="float" office:value="-61996" calcext:value-type="float">
            <text:p>-61996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(-1)*[.$C128]^2+2*[.$C128]+5" office:value-type="float" office:value="-67075" calcext:value-type="float">
            <text:p>-67075</text:p>
          </table:table-cell>
          <table:table-cell table:formula="of:=[.$C128]^2-2*[.$C128]+5" office:value-type="float" office:value="67085" calcext:value-type="float">
            <text:p>67085</text:p>
          </table:table-cell>
          <table:table-cell table:formula="of:=(-1)*[.$C128]^2-2*[.$C128]+4" office:value-type="float" office:value="-68116" calcext:value-type="float">
            <text:p>-68116</text:p>
          </table:table-cell>
          <table:table-cell table:formula="of:=(-1)*[.$C128]^2+2*[.$C128]+4" office:value-type="float" office:value="-67076" calcext:value-type="float">
            <text:p>-67076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(-1)*[.$C129]^2+2*[.$C129]+5" office:value-type="float" office:value="-72355" calcext:value-type="float">
            <text:p>-72355</text:p>
          </table:table-cell>
          <table:table-cell table:formula="of:=[.$C129]^2-2*[.$C129]+5" office:value-type="float" office:value="72365" calcext:value-type="float">
            <text:p>72365</text:p>
          </table:table-cell>
          <table:table-cell table:formula="of:=(-1)*[.$C129]^2-2*[.$C129]+4" office:value-type="float" office:value="-73436" calcext:value-type="float">
            <text:p>-73436</text:p>
          </table:table-cell>
          <table:table-cell table:formula="of:=(-1)*[.$C129]^2+2*[.$C129]+4" office:value-type="float" office:value="-72356" calcext:value-type="float">
            <text:p>-72356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(-1)*[.$C130]^2+2*[.$C130]+5" office:value-type="float" office:value="-77835" calcext:value-type="float">
            <text:p>-77835</text:p>
          </table:table-cell>
          <table:table-cell table:formula="of:=[.$C130]^2-2*[.$C130]+5" office:value-type="float" office:value="77845" calcext:value-type="float">
            <text:p>77845</text:p>
          </table:table-cell>
          <table:table-cell table:formula="of:=(-1)*[.$C130]^2-2*[.$C130]+4" office:value-type="float" office:value="-78956" calcext:value-type="float">
            <text:p>-78956</text:p>
          </table:table-cell>
          <table:table-cell table:formula="of:=(-1)*[.$C130]^2+2*[.$C130]+4" office:value-type="float" office:value="-77836" calcext:value-type="float">
            <text:p>-77836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(-1)*[.$C131]^2+2*[.$C131]+5" office:value-type="float" office:value="-83515" calcext:value-type="float">
            <text:p>-83515</text:p>
          </table:table-cell>
          <table:table-cell table:formula="of:=[.$C131]^2-2*[.$C131]+5" office:value-type="float" office:value="83525" calcext:value-type="float">
            <text:p>83525</text:p>
          </table:table-cell>
          <table:table-cell table:formula="of:=(-1)*[.$C131]^2-2*[.$C131]+4" office:value-type="float" office:value="-84676" calcext:value-type="float">
            <text:p>-84676</text:p>
          </table:table-cell>
          <table:table-cell table:formula="of:=(-1)*[.$C131]^2+2*[.$C131]+4" office:value-type="float" office:value="-83516" calcext:value-type="float">
            <text:p>-83516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(-1)*[.$C132]^2+2*[.$C132]+5" office:value-type="float" office:value="-89395" calcext:value-type="float">
            <text:p>-89395</text:p>
          </table:table-cell>
          <table:table-cell table:formula="of:=[.$C132]^2-2*[.$C132]+5" office:value-type="float" office:value="89405" calcext:value-type="float">
            <text:p>89405</text:p>
          </table:table-cell>
          <table:table-cell table:formula="of:=(-1)*[.$C132]^2-2*[.$C132]+4" office:value-type="float" office:value="-90596" calcext:value-type="float">
            <text:p>-90596</text:p>
          </table:table-cell>
          <table:table-cell table:formula="of:=(-1)*[.$C132]^2+2*[.$C132]+4" office:value-type="float" office:value="-89396" calcext:value-type="float">
            <text:p>-89396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(-1)*[.$C133]^2+2*[.$C133]+5" office:value-type="float" office:value="-95475" calcext:value-type="float">
            <text:p>-95475</text:p>
          </table:table-cell>
          <table:table-cell table:formula="of:=[.$C133]^2-2*[.$C133]+5" office:value-type="float" office:value="95485" calcext:value-type="float">
            <text:p>95485</text:p>
          </table:table-cell>
          <table:table-cell table:formula="of:=(-1)*[.$C133]^2-2*[.$C133]+4" office:value-type="float" office:value="-96716" calcext:value-type="float">
            <text:p>-96716</text:p>
          </table:table-cell>
          <table:table-cell table:formula="of:=(-1)*[.$C133]^2+2*[.$C133]+4" office:value-type="float" office:value="-95476" calcext:value-type="float">
            <text:p>-95476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(-1)*[.$C134]^2+2*[.$C134]+5" office:value-type="float" office:value="-101755" calcext:value-type="float">
            <text:p>-101755</text:p>
          </table:table-cell>
          <table:table-cell table:formula="of:=[.$C134]^2-2*[.$C134]+5" office:value-type="float" office:value="101765" calcext:value-type="float">
            <text:p>101765</text:p>
          </table:table-cell>
          <table:table-cell table:formula="of:=(-1)*[.$C134]^2-2*[.$C134]+4" office:value-type="float" office:value="-103036" calcext:value-type="float">
            <text:p>-103036</text:p>
          </table:table-cell>
          <table:table-cell table:formula="of:=(-1)*[.$C134]^2+2*[.$C134]+4" office:value-type="float" office:value="-101756" calcext:value-type="float">
            <text:p>-101756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(-1)*[.$C135]^2+2*[.$C135]+5" office:value-type="float" office:value="-108235" calcext:value-type="float">
            <text:p>-108235</text:p>
          </table:table-cell>
          <table:table-cell table:formula="of:=[.$C135]^2-2*[.$C135]+5" office:value-type="float" office:value="108245" calcext:value-type="float">
            <text:p>108245</text:p>
          </table:table-cell>
          <table:table-cell table:formula="of:=(-1)*[.$C135]^2-2*[.$C135]+4" office:value-type="float" office:value="-109556" calcext:value-type="float">
            <text:p>-109556</text:p>
          </table:table-cell>
          <table:table-cell table:formula="of:=(-1)*[.$C135]^2+2*[.$C135]+4" office:value-type="float" office:value="-108236" calcext:value-type="float">
            <text:p>-108236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(-1)*[.$C136]^2+2*[.$C136]+5" office:value-type="float" office:value="-114915" calcext:value-type="float">
            <text:p>-114915</text:p>
          </table:table-cell>
          <table:table-cell table:formula="of:=[.$C136]^2-2*[.$C136]+5" office:value-type="float" office:value="114925" calcext:value-type="float">
            <text:p>114925</text:p>
          </table:table-cell>
          <table:table-cell table:formula="of:=(-1)*[.$C136]^2-2*[.$C136]+4" office:value-type="float" office:value="-116276" calcext:value-type="float">
            <text:p>-116276</text:p>
          </table:table-cell>
          <table:table-cell table:formula="of:=(-1)*[.$C136]^2+2*[.$C136]+4" office:value-type="float" office:value="-114916" calcext:value-type="float">
            <text:p>-114916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(-1)*[.$C137]^2+2*[.$C137]+5" office:value-type="float" office:value="-121795" calcext:value-type="float">
            <text:p>-121795</text:p>
          </table:table-cell>
          <table:table-cell table:formula="of:=[.$C137]^2-2*[.$C137]+5" office:value-type="float" office:value="121805" calcext:value-type="float">
            <text:p>121805</text:p>
          </table:table-cell>
          <table:table-cell table:formula="of:=(-1)*[.$C137]^2-2*[.$C137]+4" office:value-type="float" office:value="-123196" calcext:value-type="float">
            <text:p>-123196</text:p>
          </table:table-cell>
          <table:table-cell table:formula="of:=(-1)*[.$C137]^2+2*[.$C137]+4" office:value-type="float" office:value="-121796" calcext:value-type="float">
            <text:p>-121796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(-1)*[.$C138]^2+2*[.$C138]+5" office:value-type="float" office:value="-128875" calcext:value-type="float">
            <text:p>-128875</text:p>
          </table:table-cell>
          <table:table-cell table:formula="of:=[.$C138]^2-2*[.$C138]+5" office:value-type="float" office:value="128885" calcext:value-type="float">
            <text:p>128885</text:p>
          </table:table-cell>
          <table:table-cell table:formula="of:=(-1)*[.$C138]^2-2*[.$C138]+4" office:value-type="float" office:value="-130316" calcext:value-type="float">
            <text:p>-130316</text:p>
          </table:table-cell>
          <table:table-cell table:formula="of:=(-1)*[.$C138]^2+2*[.$C138]+4" office:value-type="float" office:value="-128876" calcext:value-type="float">
            <text:p>-128876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(-1)*[.$C139]^2+2*[.$C139]+5" office:value-type="float" office:value="-136155" calcext:value-type="float">
            <text:p>-136155</text:p>
          </table:table-cell>
          <table:table-cell table:formula="of:=[.$C139]^2-2*[.$C139]+5" office:value-type="float" office:value="136165" calcext:value-type="float">
            <text:p>136165</text:p>
          </table:table-cell>
          <table:table-cell table:formula="of:=(-1)*[.$C139]^2-2*[.$C139]+4" office:value-type="float" office:value="-137636" calcext:value-type="float">
            <text:p>-137636</text:p>
          </table:table-cell>
          <table:table-cell table:formula="of:=(-1)*[.$C139]^2+2*[.$C139]+4" office:value-type="float" office:value="-136156" calcext:value-type="float">
            <text:p>-136156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(-1)*[.$C140]^2+2*[.$C140]+5" office:value-type="float" office:value="-143635" calcext:value-type="float">
            <text:p>-143635</text:p>
          </table:table-cell>
          <table:table-cell table:formula="of:=[.$C140]^2-2*[.$C140]+5" office:value-type="float" office:value="143645" calcext:value-type="float">
            <text:p>143645</text:p>
          </table:table-cell>
          <table:table-cell table:formula="of:=(-1)*[.$C140]^2-2*[.$C140]+4" office:value-type="float" office:value="-145156" calcext:value-type="float">
            <text:p>-145156</text:p>
          </table:table-cell>
          <table:table-cell table:formula="of:=(-1)*[.$C140]^2+2*[.$C140]+4" office:value-type="float" office:value="-143636" calcext:value-type="float">
            <text:p>-143636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(-1)*[.$C141]^2+2*[.$C141]+5" office:value-type="float" office:value="-151315" calcext:value-type="float">
            <text:p>-151315</text:p>
          </table:table-cell>
          <table:table-cell table:formula="of:=[.$C141]^2-2*[.$C141]+5" office:value-type="float" office:value="151325" calcext:value-type="float">
            <text:p>151325</text:p>
          </table:table-cell>
          <table:table-cell table:formula="of:=(-1)*[.$C141]^2-2*[.$C141]+4" office:value-type="float" office:value="-152876" calcext:value-type="float">
            <text:p>-152876</text:p>
          </table:table-cell>
          <table:table-cell table:formula="of:=(-1)*[.$C141]^2+2*[.$C141]+4" office:value-type="float" office:value="-151316" calcext:value-type="float">
            <text:p>-151316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(-1)*[.$C142]^2+2*[.$C142]+5" office:value-type="float" office:value="-159195" calcext:value-type="float">
            <text:p>-159195</text:p>
          </table:table-cell>
          <table:table-cell table:formula="of:=[.$C142]^2-2*[.$C142]+5" office:value-type="float" office:value="159205" calcext:value-type="float">
            <text:p>159205</text:p>
          </table:table-cell>
          <table:table-cell table:formula="of:=(-1)*[.$C142]^2-2*[.$C142]+4" office:value-type="float" office:value="-160796" calcext:value-type="float">
            <text:p>-160796</text:p>
          </table:table-cell>
          <table:table-cell table:formula="of:=(-1)*[.$C142]^2+2*[.$C142]+4" office:value-type="float" office:value="-159196" calcext:value-type="float">
            <text:p>-159196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(-1)*[.$C143]^2+2*[.$C143]+5" office:value-type="float" office:value="-167275" calcext:value-type="float">
            <text:p>-167275</text:p>
          </table:table-cell>
          <table:table-cell table:formula="of:=[.$C143]^2-2*[.$C143]+5" office:value-type="float" office:value="167285" calcext:value-type="float">
            <text:p>167285</text:p>
          </table:table-cell>
          <table:table-cell table:formula="of:=(-1)*[.$C143]^2-2*[.$C143]+4" office:value-type="float" office:value="-168916" calcext:value-type="float">
            <text:p>-168916</text:p>
          </table:table-cell>
          <table:table-cell table:formula="of:=(-1)*[.$C143]^2+2*[.$C143]+4" office:value-type="float" office:value="-167276" calcext:value-type="float">
            <text:p>-167276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(-1)*[.$C144]^2+2*[.$C144]+5" office:value-type="float" office:value="-175555" calcext:value-type="float">
            <text:p>-175555</text:p>
          </table:table-cell>
          <table:table-cell table:formula="of:=[.$C144]^2-2*[.$C144]+5" office:value-type="float" office:value="175565" calcext:value-type="float">
            <text:p>175565</text:p>
          </table:table-cell>
          <table:table-cell table:formula="of:=(-1)*[.$C144]^2-2*[.$C144]+4" office:value-type="float" office:value="-177236" calcext:value-type="float">
            <text:p>-177236</text:p>
          </table:table-cell>
          <table:table-cell table:formula="of:=(-1)*[.$C144]^2+2*[.$C144]+4" office:value-type="float" office:value="-175556" calcext:value-type="float">
            <text:p>-175556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(-1)*[.$C145]^2+2*[.$C145]+5" office:value-type="float" office:value="-184035" calcext:value-type="float">
            <text:p>-184035</text:p>
          </table:table-cell>
          <table:table-cell table:formula="of:=[.$C145]^2-2*[.$C145]+5" office:value-type="float" office:value="184045" calcext:value-type="float">
            <text:p>184045</text:p>
          </table:table-cell>
          <table:table-cell table:formula="of:=(-1)*[.$C145]^2-2*[.$C145]+4" office:value-type="float" office:value="-185756" calcext:value-type="float">
            <text:p>-185756</text:p>
          </table:table-cell>
          <table:table-cell table:formula="of:=(-1)*[.$C145]^2+2*[.$C145]+4" office:value-type="float" office:value="-184036" calcext:value-type="float">
            <text:p>-184036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(-1)*[.$C146]^2+2*[.$C146]+5" office:value-type="float" office:value="-192715" calcext:value-type="float">
            <text:p>-192715</text:p>
          </table:table-cell>
          <table:table-cell table:formula="of:=[.$C146]^2-2*[.$C146]+5" office:value-type="float" office:value="192725" calcext:value-type="float">
            <text:p>192725</text:p>
          </table:table-cell>
          <table:table-cell table:formula="of:=(-1)*[.$C146]^2-2*[.$C146]+4" office:value-type="float" office:value="-194476" calcext:value-type="float">
            <text:p>-194476</text:p>
          </table:table-cell>
          <table:table-cell table:formula="of:=(-1)*[.$C146]^2+2*[.$C146]+4" office:value-type="float" office:value="-192716" calcext:value-type="float">
            <text:p>-192716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(-1)*[.$C147]^2+2*[.$C147]+5" office:value-type="float" office:value="-201595" calcext:value-type="float">
            <text:p>-201595</text:p>
          </table:table-cell>
          <table:table-cell table:formula="of:=[.$C147]^2-2*[.$C147]+5" office:value-type="float" office:value="201605" calcext:value-type="float">
            <text:p>201605</text:p>
          </table:table-cell>
          <table:table-cell table:formula="of:=(-1)*[.$C147]^2-2*[.$C147]+4" office:value-type="float" office:value="-203396" calcext:value-type="float">
            <text:p>-203396</text:p>
          </table:table-cell>
          <table:table-cell table:formula="of:=(-1)*[.$C147]^2+2*[.$C147]+4" office:value-type="float" office:value="-201596" calcext:value-type="float">
            <text:p>-201596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(-1)*[.$C148]^2+2*[.$C148]+5" office:value-type="float" office:value="-210675" calcext:value-type="float">
            <text:p>-210675</text:p>
          </table:table-cell>
          <table:table-cell table:formula="of:=[.$C148]^2-2*[.$C148]+5" office:value-type="float" office:value="210685" calcext:value-type="float">
            <text:p>210685</text:p>
          </table:table-cell>
          <table:table-cell table:formula="of:=(-1)*[.$C148]^2-2*[.$C148]+4" office:value-type="float" office:value="-212516" calcext:value-type="float">
            <text:p>-212516</text:p>
          </table:table-cell>
          <table:table-cell table:formula="of:=(-1)*[.$C148]^2+2*[.$C148]+4" office:value-type="float" office:value="-210676" calcext:value-type="float">
            <text:p>-210676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(-1)*[.$C149]^2+2*[.$C149]+5" office:value-type="float" office:value="-219955" calcext:value-type="float">
            <text:p>-219955</text:p>
          </table:table-cell>
          <table:table-cell table:formula="of:=[.$C149]^2-2*[.$C149]+5" office:value-type="float" office:value="219965" calcext:value-type="float">
            <text:p>219965</text:p>
          </table:table-cell>
          <table:table-cell table:formula="of:=(-1)*[.$C149]^2-2*[.$C149]+4" office:value-type="float" office:value="-221836" calcext:value-type="float">
            <text:p>-221836</text:p>
          </table:table-cell>
          <table:table-cell table:formula="of:=(-1)*[.$C149]^2+2*[.$C149]+4" office:value-type="float" office:value="-219956" calcext:value-type="float">
            <text:p>-219956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(-1)*[.$C150]^2+2*[.$C150]+5" office:value-type="float" office:value="-229435" calcext:value-type="float">
            <text:p>-229435</text:p>
          </table:table-cell>
          <table:table-cell table:formula="of:=[.$C150]^2-2*[.$C150]+5" office:value-type="float" office:value="229445" calcext:value-type="float">
            <text:p>229445</text:p>
          </table:table-cell>
          <table:table-cell table:formula="of:=(-1)*[.$C150]^2-2*[.$C150]+4" office:value-type="float" office:value="-231356" calcext:value-type="float">
            <text:p>-231356</text:p>
          </table:table-cell>
          <table:table-cell table:formula="of:=(-1)*[.$C150]^2+2*[.$C150]+4" office:value-type="float" office:value="-229436" calcext:value-type="float">
            <text:p>-229436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(-1)*[.$C151]^2+2*[.$C151]+5" office:value-type="float" office:value="-239115" calcext:value-type="float">
            <text:p>-239115</text:p>
          </table:table-cell>
          <table:table-cell table:formula="of:=[.$C151]^2-2*[.$C151]+5" office:value-type="float" office:value="239125" calcext:value-type="float">
            <text:p>239125</text:p>
          </table:table-cell>
          <table:table-cell table:formula="of:=(-1)*[.$C151]^2-2*[.$C151]+4" office:value-type="float" office:value="-241076" calcext:value-type="float">
            <text:p>-241076</text:p>
          </table:table-cell>
          <table:table-cell table:formula="of:=(-1)*[.$C151]^2+2*[.$C151]+4" office:value-type="float" office:value="-239116" calcext:value-type="float">
            <text:p>-239116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(-1)*[.$C152]^2+2*[.$C152]+5" office:value-type="float" office:value="-248995" calcext:value-type="float">
            <text:p>-248995</text:p>
          </table:table-cell>
          <table:table-cell table:formula="of:=[.$C152]^2-2*[.$C152]+5" office:value-type="float" office:value="249005" calcext:value-type="float">
            <text:p>249005</text:p>
          </table:table-cell>
          <table:table-cell table:formula="of:=(-1)*[.$C152]^2-2*[.$C152]+4" office:value-type="float" office:value="-250996" calcext:value-type="float">
            <text:p>-250996</text:p>
          </table:table-cell>
          <table:table-cell table:formula="of:=(-1)*[.$C152]^2+2*[.$C152]+4" office:value-type="float" office:value="-248996" calcext:value-type="float">
            <text:p>-248996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(-1)*[.$C153]^2+2*[.$C153]+5" office:value-type="float" office:value="-259075" calcext:value-type="float">
            <text:p>-259075</text:p>
          </table:table-cell>
          <table:table-cell table:formula="of:=[.$C153]^2-2*[.$C153]+5" office:value-type="float" office:value="259085" calcext:value-type="float">
            <text:p>259085</text:p>
          </table:table-cell>
          <table:table-cell table:formula="of:=(-1)*[.$C153]^2-2*[.$C153]+4" office:value-type="float" office:value="-261116" calcext:value-type="float">
            <text:p>-261116</text:p>
          </table:table-cell>
          <table:table-cell table:formula="of:=(-1)*[.$C153]^2+2*[.$C153]+4" office:value-type="float" office:value="-259076" calcext:value-type="float">
            <text:p>-259076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(-1)*[.$C154]^2+2*[.$C154]+5" office:value-type="float" office:value="-269355" calcext:value-type="float">
            <text:p>-269355</text:p>
          </table:table-cell>
          <table:table-cell table:formula="of:=[.$C154]^2-2*[.$C154]+5" office:value-type="float" office:value="269365" calcext:value-type="float">
            <text:p>269365</text:p>
          </table:table-cell>
          <table:table-cell table:formula="of:=(-1)*[.$C154]^2-2*[.$C154]+4" office:value-type="float" office:value="-271436" calcext:value-type="float">
            <text:p>-271436</text:p>
          </table:table-cell>
          <table:table-cell table:formula="of:=(-1)*[.$C154]^2+2*[.$C154]+4" office:value-type="float" office:value="-269356" calcext:value-type="float">
            <text:p>-269356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(-1)*[.$C155]^2+2*[.$C155]+5" office:value-type="float" office:value="-279835" calcext:value-type="float">
            <text:p>-279835</text:p>
          </table:table-cell>
          <table:table-cell table:formula="of:=[.$C155]^2-2*[.$C155]+5" office:value-type="float" office:value="279845" calcext:value-type="float">
            <text:p>279845</text:p>
          </table:table-cell>
          <table:table-cell table:formula="of:=(-1)*[.$C155]^2-2*[.$C155]+4" office:value-type="float" office:value="-281956" calcext:value-type="float">
            <text:p>-281956</text:p>
          </table:table-cell>
          <table:table-cell table:formula="of:=(-1)*[.$C155]^2+2*[.$C155]+4" office:value-type="float" office:value="-279836" calcext:value-type="float">
            <text:p>-279836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(-1)*[.$C156]^2+2*[.$C156]+5" office:value-type="float" office:value="-290515" calcext:value-type="float">
            <text:p>-290515</text:p>
          </table:table-cell>
          <table:table-cell table:formula="of:=[.$C156]^2-2*[.$C156]+5" office:value-type="float" office:value="290525" calcext:value-type="float">
            <text:p>290525</text:p>
          </table:table-cell>
          <table:table-cell table:formula="of:=(-1)*[.$C156]^2-2*[.$C156]+4" office:value-type="float" office:value="-292676" calcext:value-type="float">
            <text:p>-292676</text:p>
          </table:table-cell>
          <table:table-cell table:formula="of:=(-1)*[.$C156]^2+2*[.$C156]+4" office:value-type="float" office:value="-290516" calcext:value-type="float">
            <text:p>-290516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(-1)*[.$C157]^2+2*[.$C157]+5" office:value-type="float" office:value="-301395" calcext:value-type="float">
            <text:p>-301395</text:p>
          </table:table-cell>
          <table:table-cell table:formula="of:=[.$C157]^2-2*[.$C157]+5" office:value-type="float" office:value="301405" calcext:value-type="float">
            <text:p>301405</text:p>
          </table:table-cell>
          <table:table-cell table:formula="of:=(-1)*[.$C157]^2-2*[.$C157]+4" office:value-type="float" office:value="-303596" calcext:value-type="float">
            <text:p>-303596</text:p>
          </table:table-cell>
          <table:table-cell table:formula="of:=(-1)*[.$C157]^2+2*[.$C157]+4" office:value-type="float" office:value="-301396" calcext:value-type="float">
            <text:p>-301396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(-1)*[.$C158]^2+2*[.$C158]+5" office:value-type="float" office:value="-312475" calcext:value-type="float">
            <text:p>-312475</text:p>
          </table:table-cell>
          <table:table-cell table:formula="of:=[.$C158]^2-2*[.$C158]+5" office:value-type="float" office:value="312485" calcext:value-type="float">
            <text:p>312485</text:p>
          </table:table-cell>
          <table:table-cell table:formula="of:=(-1)*[.$C158]^2-2*[.$C158]+4" office:value-type="float" office:value="-314716" calcext:value-type="float">
            <text:p>-314716</text:p>
          </table:table-cell>
          <table:table-cell table:formula="of:=(-1)*[.$C158]^2+2*[.$C158]+4" office:value-type="float" office:value="-312476" calcext:value-type="float">
            <text:p>-312476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(-1)*[.$C159]^2+2*[.$C159]+5" office:value-type="float" office:value="-323755" calcext:value-type="float">
            <text:p>-323755</text:p>
          </table:table-cell>
          <table:table-cell table:formula="of:=[.$C159]^2-2*[.$C159]+5" office:value-type="float" office:value="323765" calcext:value-type="float">
            <text:p>323765</text:p>
          </table:table-cell>
          <table:table-cell table:formula="of:=(-1)*[.$C159]^2-2*[.$C159]+4" office:value-type="float" office:value="-326036" calcext:value-type="float">
            <text:p>-326036</text:p>
          </table:table-cell>
          <table:table-cell table:formula="of:=(-1)*[.$C159]^2+2*[.$C159]+4" office:value-type="float" office:value="-323756" calcext:value-type="float">
            <text:p>-323756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(-1)*[.$C160]^2+2*[.$C160]+5" office:value-type="float" office:value="-335235" calcext:value-type="float">
            <text:p>-335235</text:p>
          </table:table-cell>
          <table:table-cell table:formula="of:=[.$C160]^2-2*[.$C160]+5" office:value-type="float" office:value="335245" calcext:value-type="float">
            <text:p>335245</text:p>
          </table:table-cell>
          <table:table-cell table:formula="of:=(-1)*[.$C160]^2-2*[.$C160]+4" office:value-type="float" office:value="-337556" calcext:value-type="float">
            <text:p>-337556</text:p>
          </table:table-cell>
          <table:table-cell table:formula="of:=(-1)*[.$C160]^2+2*[.$C160]+4" office:value-type="float" office:value="-335236" calcext:value-type="float">
            <text:p>-335236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(-1)*[.$C161]^2+2*[.$C161]+5" office:value-type="float" office:value="-346915" calcext:value-type="float">
            <text:p>-346915</text:p>
          </table:table-cell>
          <table:table-cell table:formula="of:=[.$C161]^2-2*[.$C161]+5" office:value-type="float" office:value="346925" calcext:value-type="float">
            <text:p>346925</text:p>
          </table:table-cell>
          <table:table-cell table:formula="of:=(-1)*[.$C161]^2-2*[.$C161]+4" office:value-type="float" office:value="-349276" calcext:value-type="float">
            <text:p>-349276</text:p>
          </table:table-cell>
          <table:table-cell table:formula="of:=(-1)*[.$C161]^2+2*[.$C161]+4" office:value-type="float" office:value="-346916" calcext:value-type="float">
            <text:p>-346916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(-1)*[.$C162]^2+2*[.$C162]+5" office:value-type="float" office:value="-358795" calcext:value-type="float">
            <text:p>-358795</text:p>
          </table:table-cell>
          <table:table-cell table:formula="of:=[.$C162]^2-2*[.$C162]+5" office:value-type="float" office:value="358805" calcext:value-type="float">
            <text:p>358805</text:p>
          </table:table-cell>
          <table:table-cell table:formula="of:=(-1)*[.$C162]^2-2*[.$C162]+4" office:value-type="float" office:value="-361196" calcext:value-type="float">
            <text:p>-361196</text:p>
          </table:table-cell>
          <table:table-cell table:formula="of:=(-1)*[.$C162]^2+2*[.$C162]+4" office:value-type="float" office:value="-358796" calcext:value-type="float">
            <text:p>-358796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(-1)*[.$C163]^2+2*[.$C163]+5" office:value-type="float" office:value="-370875" calcext:value-type="float">
            <text:p>-370875</text:p>
          </table:table-cell>
          <table:table-cell table:formula="of:=[.$C163]^2-2*[.$C163]+5" office:value-type="float" office:value="370885" calcext:value-type="float">
            <text:p>370885</text:p>
          </table:table-cell>
          <table:table-cell table:formula="of:=(-1)*[.$C163]^2-2*[.$C163]+4" office:value-type="float" office:value="-373316" calcext:value-type="float">
            <text:p>-373316</text:p>
          </table:table-cell>
          <table:table-cell table:formula="of:=(-1)*[.$C163]^2+2*[.$C163]+4" office:value-type="float" office:value="-370876" calcext:value-type="float">
            <text:p>-370876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(-1)*[.$C164]^2+2*[.$C164]+5" office:value-type="float" office:value="-383155" calcext:value-type="float">
            <text:p>-383155</text:p>
          </table:table-cell>
          <table:table-cell table:formula="of:=[.$C164]^2-2*[.$C164]+5" office:value-type="float" office:value="383165" calcext:value-type="float">
            <text:p>383165</text:p>
          </table:table-cell>
          <table:table-cell table:formula="of:=(-1)*[.$C164]^2-2*[.$C164]+4" office:value-type="float" office:value="-385636" calcext:value-type="float">
            <text:p>-385636</text:p>
          </table:table-cell>
          <table:table-cell table:formula="of:=(-1)*[.$C164]^2+2*[.$C164]+4" office:value-type="float" office:value="-383156" calcext:value-type="float">
            <text:p>-383156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(-1)*[.$C165]^2+2*[.$C165]+5" office:value-type="float" office:value="-395635" calcext:value-type="float">
            <text:p>-395635</text:p>
          </table:table-cell>
          <table:table-cell table:formula="of:=[.$C165]^2-2*[.$C165]+5" office:value-type="float" office:value="395645" calcext:value-type="float">
            <text:p>395645</text:p>
          </table:table-cell>
          <table:table-cell table:formula="of:=(-1)*[.$C165]^2-2*[.$C165]+4" office:value-type="float" office:value="-398156" calcext:value-type="float">
            <text:p>-398156</text:p>
          </table:table-cell>
          <table:table-cell table:formula="of:=(-1)*[.$C165]^2+2*[.$C165]+4" office:value-type="float" office:value="-395636" calcext:value-type="float">
            <text:p>-395636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(-1)*[.$C166]^2+2*[.$C166]+5" office:value-type="float" office:value="-408315" calcext:value-type="float">
            <text:p>-408315</text:p>
          </table:table-cell>
          <table:table-cell table:formula="of:=[.$C166]^2-2*[.$C166]+5" office:value-type="float" office:value="408325" calcext:value-type="float">
            <text:p>408325</text:p>
          </table:table-cell>
          <table:table-cell table:formula="of:=(-1)*[.$C166]^2-2*[.$C166]+4" office:value-type="float" office:value="-410876" calcext:value-type="float">
            <text:p>-410876</text:p>
          </table:table-cell>
          <table:table-cell table:formula="of:=(-1)*[.$C166]^2+2*[.$C166]+4" office:value-type="float" office:value="-408316" calcext:value-type="float">
            <text:p>-408316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(-1)*[.$C167]^2+2*[.$C167]+5" office:value-type="float" office:value="-421195" calcext:value-type="float">
            <text:p>-421195</text:p>
          </table:table-cell>
          <table:table-cell table:formula="of:=[.$C167]^2-2*[.$C167]+5" office:value-type="float" office:value="421205" calcext:value-type="float">
            <text:p>421205</text:p>
          </table:table-cell>
          <table:table-cell table:formula="of:=(-1)*[.$C167]^2-2*[.$C167]+4" office:value-type="float" office:value="-423796" calcext:value-type="float">
            <text:p>-423796</text:p>
          </table:table-cell>
          <table:table-cell table:formula="of:=(-1)*[.$C167]^2+2*[.$C167]+4" office:value-type="float" office:value="-421196" calcext:value-type="float">
            <text:p>-421196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(-1)*[.$C168]^2+2*[.$C168]+5" office:value-type="float" office:value="-434275" calcext:value-type="float">
            <text:p>-434275</text:p>
          </table:table-cell>
          <table:table-cell table:formula="of:=[.$C168]^2-2*[.$C168]+5" office:value-type="float" office:value="434285" calcext:value-type="float">
            <text:p>434285</text:p>
          </table:table-cell>
          <table:table-cell table:formula="of:=(-1)*[.$C168]^2-2*[.$C168]+4" office:value-type="float" office:value="-436916" calcext:value-type="float">
            <text:p>-436916</text:p>
          </table:table-cell>
          <table:table-cell table:formula="of:=(-1)*[.$C168]^2+2*[.$C168]+4" office:value-type="float" office:value="-434276" calcext:value-type="float">
            <text:p>-434276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(-1)*[.$C169]^2+2*[.$C169]+5" office:value-type="float" office:value="-447555" calcext:value-type="float">
            <text:p>-447555</text:p>
          </table:table-cell>
          <table:table-cell table:formula="of:=[.$C169]^2-2*[.$C169]+5" office:value-type="float" office:value="447565" calcext:value-type="float">
            <text:p>447565</text:p>
          </table:table-cell>
          <table:table-cell table:formula="of:=(-1)*[.$C169]^2-2*[.$C169]+4" office:value-type="float" office:value="-450236" calcext:value-type="float">
            <text:p>-450236</text:p>
          </table:table-cell>
          <table:table-cell table:formula="of:=(-1)*[.$C169]^2+2*[.$C169]+4" office:value-type="float" office:value="-447556" calcext:value-type="float">
            <text:p>-447556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(-1)*[.$C170]^2+2*[.$C170]+5" office:value-type="float" office:value="-461035" calcext:value-type="float">
            <text:p>-461035</text:p>
          </table:table-cell>
          <table:table-cell table:formula="of:=[.$C170]^2-2*[.$C170]+5" office:value-type="float" office:value="461045" calcext:value-type="float">
            <text:p>461045</text:p>
          </table:table-cell>
          <table:table-cell table:formula="of:=(-1)*[.$C170]^2-2*[.$C170]+4" office:value-type="float" office:value="-463756" calcext:value-type="float">
            <text:p>-463756</text:p>
          </table:table-cell>
          <table:table-cell table:formula="of:=(-1)*[.$C170]^2+2*[.$C170]+4" office:value-type="float" office:value="-461036" calcext:value-type="float">
            <text:p>-461036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(-1)*[.$C171]^2+2*[.$C171]+5" office:value-type="float" office:value="-474715" calcext:value-type="float">
            <text:p>-474715</text:p>
          </table:table-cell>
          <table:table-cell table:formula="of:=[.$C171]^2-2*[.$C171]+5" office:value-type="float" office:value="474725" calcext:value-type="float">
            <text:p>474725</text:p>
          </table:table-cell>
          <table:table-cell table:formula="of:=(-1)*[.$C171]^2-2*[.$C171]+4" office:value-type="float" office:value="-477476" calcext:value-type="float">
            <text:p>-477476</text:p>
          </table:table-cell>
          <table:table-cell table:formula="of:=(-1)*[.$C171]^2+2*[.$C171]+4" office:value-type="float" office:value="-474716" calcext:value-type="float">
            <text:p>-474716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(-1)*[.$C172]^2+2*[.$C172]+5" office:value-type="float" office:value="-488595" calcext:value-type="float">
            <text:p>-488595</text:p>
          </table:table-cell>
          <table:table-cell table:formula="of:=[.$C172]^2-2*[.$C172]+5" office:value-type="float" office:value="488605" calcext:value-type="float">
            <text:p>488605</text:p>
          </table:table-cell>
          <table:table-cell table:formula="of:=(-1)*[.$C172]^2-2*[.$C172]+4" office:value-type="float" office:value="-491396" calcext:value-type="float">
            <text:p>-491396</text:p>
          </table:table-cell>
          <table:table-cell table:formula="of:=(-1)*[.$C172]^2+2*[.$C172]+4" office:value-type="float" office:value="-488596" calcext:value-type="float">
            <text:p>-488596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(-1)*[.$C173]^2+2*[.$C173]+5" office:value-type="float" office:value="-502675" calcext:value-type="float">
            <text:p>-502675</text:p>
          </table:table-cell>
          <table:table-cell table:formula="of:=[.$C173]^2-2*[.$C173]+5" office:value-type="float" office:value="502685" calcext:value-type="float">
            <text:p>502685</text:p>
          </table:table-cell>
          <table:table-cell table:formula="of:=(-1)*[.$C173]^2-2*[.$C173]+4" office:value-type="float" office:value="-505516" calcext:value-type="float">
            <text:p>-505516</text:p>
          </table:table-cell>
          <table:table-cell table:formula="of:=(-1)*[.$C173]^2+2*[.$C173]+4" office:value-type="float" office:value="-502676" calcext:value-type="float">
            <text:p>-502676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(-1)*[.$C174]^2+2*[.$C174]+5" office:value-type="float" office:value="-516955" calcext:value-type="float">
            <text:p>-516955</text:p>
          </table:table-cell>
          <table:table-cell table:formula="of:=[.$C174]^2-2*[.$C174]+5" office:value-type="float" office:value="516965" calcext:value-type="float">
            <text:p>516965</text:p>
          </table:table-cell>
          <table:table-cell table:formula="of:=(-1)*[.$C174]^2-2*[.$C174]+4" office:value-type="float" office:value="-519836" calcext:value-type="float">
            <text:p>-519836</text:p>
          </table:table-cell>
          <table:table-cell table:formula="of:=(-1)*[.$C174]^2+2*[.$C174]+4" office:value-type="float" office:value="-516956" calcext:value-type="float">
            <text:p>-516956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(-1)*[.$C175]^2+2*[.$C175]+5" office:value-type="float" office:value="-531435" calcext:value-type="float">
            <text:p>-531435</text:p>
          </table:table-cell>
          <table:table-cell table:formula="of:=[.$C175]^2-2*[.$C175]+5" office:value-type="float" office:value="531445" calcext:value-type="float">
            <text:p>531445</text:p>
          </table:table-cell>
          <table:table-cell table:formula="of:=(-1)*[.$C175]^2-2*[.$C175]+4" office:value-type="float" office:value="-534356" calcext:value-type="float">
            <text:p>-534356</text:p>
          </table:table-cell>
          <table:table-cell table:formula="of:=(-1)*[.$C175]^2+2*[.$C175]+4" office:value-type="float" office:value="-531436" calcext:value-type="float">
            <text:p>-531436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(-1)*[.$C176]^2+2*[.$C176]+5" office:value-type="float" office:value="-546115" calcext:value-type="float">
            <text:p>-546115</text:p>
          </table:table-cell>
          <table:table-cell table:formula="of:=[.$C176]^2-2*[.$C176]+5" office:value-type="float" office:value="546125" calcext:value-type="float">
            <text:p>546125</text:p>
          </table:table-cell>
          <table:table-cell table:formula="of:=(-1)*[.$C176]^2-2*[.$C176]+4" office:value-type="float" office:value="-549076" calcext:value-type="float">
            <text:p>-549076</text:p>
          </table:table-cell>
          <table:table-cell table:formula="of:=(-1)*[.$C176]^2+2*[.$C176]+4" office:value-type="float" office:value="-546116" calcext:value-type="float">
            <text:p>-546116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(-1)*[.$C177]^2+2*[.$C177]+5" office:value-type="float" office:value="-560995" calcext:value-type="float">
            <text:p>-560995</text:p>
          </table:table-cell>
          <table:table-cell table:formula="of:=[.$C177]^2-2*[.$C177]+5" office:value-type="float" office:value="561005" calcext:value-type="float">
            <text:p>561005</text:p>
          </table:table-cell>
          <table:table-cell table:formula="of:=(-1)*[.$C177]^2-2*[.$C177]+4" office:value-type="float" office:value="-563996" calcext:value-type="float">
            <text:p>-563996</text:p>
          </table:table-cell>
          <table:table-cell table:formula="of:=(-1)*[.$C177]^2+2*[.$C177]+4" office:value-type="float" office:value="-560996" calcext:value-type="float">
            <text:p>-560996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(-1)*[.$C178]^2+2*[.$C178]+5" office:value-type="float" office:value="-576075" calcext:value-type="float">
            <text:p>-576075</text:p>
          </table:table-cell>
          <table:table-cell table:formula="of:=[.$C178]^2-2*[.$C178]+5" office:value-type="float" office:value="576085" calcext:value-type="float">
            <text:p>576085</text:p>
          </table:table-cell>
          <table:table-cell table:formula="of:=(-1)*[.$C178]^2-2*[.$C178]+4" office:value-type="float" office:value="-579116" calcext:value-type="float">
            <text:p>-579116</text:p>
          </table:table-cell>
          <table:table-cell table:formula="of:=(-1)*[.$C178]^2+2*[.$C178]+4" office:value-type="float" office:value="-576076" calcext:value-type="float">
            <text:p>-576076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(-1)*[.$C179]^2+2*[.$C179]+5" office:value-type="float" office:value="-591355" calcext:value-type="float">
            <text:p>-591355</text:p>
          </table:table-cell>
          <table:table-cell table:formula="of:=[.$C179]^2-2*[.$C179]+5" office:value-type="float" office:value="591365" calcext:value-type="float">
            <text:p>591365</text:p>
          </table:table-cell>
          <table:table-cell table:formula="of:=(-1)*[.$C179]^2-2*[.$C179]+4" office:value-type="float" office:value="-594436" calcext:value-type="float">
            <text:p>-594436</text:p>
          </table:table-cell>
          <table:table-cell table:formula="of:=(-1)*[.$C179]^2+2*[.$C179]+4" office:value-type="float" office:value="-591356" calcext:value-type="float">
            <text:p>-591356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(-1)*[.$C180]^2+2*[.$C180]+5" office:value-type="float" office:value="-606835" calcext:value-type="float">
            <text:p>-606835</text:p>
          </table:table-cell>
          <table:table-cell table:formula="of:=[.$C180]^2-2*[.$C180]+5" office:value-type="float" office:value="606845" calcext:value-type="float">
            <text:p>606845</text:p>
          </table:table-cell>
          <table:table-cell table:formula="of:=(-1)*[.$C180]^2-2*[.$C180]+4" office:value-type="float" office:value="-609956" calcext:value-type="float">
            <text:p>-609956</text:p>
          </table:table-cell>
          <table:table-cell table:formula="of:=(-1)*[.$C180]^2+2*[.$C180]+4" office:value-type="float" office:value="-606836" calcext:value-type="float">
            <text:p>-606836</text:p>
          </table:table-cell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(-1)*[.$C181]^2+2*[.$C181]+5" office:value-type="float" office:value="-622515" calcext:value-type="float">
            <text:p>-622515</text:p>
          </table:table-cell>
          <table:table-cell table:formula="of:=[.$C181]^2-2*[.$C181]+5" office:value-type="float" office:value="622525" calcext:value-type="float">
            <text:p>622525</text:p>
          </table:table-cell>
          <table:table-cell table:formula="of:=(-1)*[.$C181]^2-2*[.$C181]+4" office:value-type="float" office:value="-625676" calcext:value-type="float">
            <text:p>-625676</text:p>
          </table:table-cell>
          <table:table-cell table:formula="of:=(-1)*[.$C181]^2+2*[.$C181]+4" office:value-type="float" office:value="-622516" calcext:value-type="float">
            <text:p>-622516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(-1)*[.$C182]^2+2*[.$C182]+5" office:value-type="float" office:value="-638395" calcext:value-type="float">
            <text:p>-638395</text:p>
          </table:table-cell>
          <table:table-cell table:formula="of:=[.$C182]^2-2*[.$C182]+5" office:value-type="float" office:value="638405" calcext:value-type="float">
            <text:p>638405</text:p>
          </table:table-cell>
          <table:table-cell table:formula="of:=(-1)*[.$C182]^2-2*[.$C182]+4" office:value-type="float" office:value="-641596" calcext:value-type="float">
            <text:p>-641596</text:p>
          </table:table-cell>
          <table:table-cell table:formula="of:=(-1)*[.$C182]^2+2*[.$C182]+4" office:value-type="float" office:value="-638396" calcext:value-type="float">
            <text:p>-638396</text:p>
          </table:table-cell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(-1)*[.$C183]^2+2*[.$C183]+5" office:value-type="float" office:value="-654475" calcext:value-type="float">
            <text:p>-654475</text:p>
          </table:table-cell>
          <table:table-cell table:formula="of:=[.$C183]^2-2*[.$C183]+5" office:value-type="float" office:value="654485" calcext:value-type="float">
            <text:p>654485</text:p>
          </table:table-cell>
          <table:table-cell table:formula="of:=(-1)*[.$C183]^2-2*[.$C183]+4" office:value-type="float" office:value="-657716" calcext:value-type="float">
            <text:p>-657716</text:p>
          </table:table-cell>
          <table:table-cell table:formula="of:=(-1)*[.$C183]^2+2*[.$C183]+4" office:value-type="float" office:value="-654476" calcext:value-type="float">
            <text:p>-654476</text:p>
          </table:table-cell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(-1)*[.$C184]^2+2*[.$C184]+5" office:value-type="float" office:value="-670755" calcext:value-type="float">
            <text:p>-670755</text:p>
          </table:table-cell>
          <table:table-cell table:formula="of:=[.$C184]^2-2*[.$C184]+5" office:value-type="float" office:value="670765" calcext:value-type="float">
            <text:p>670765</text:p>
          </table:table-cell>
          <table:table-cell table:formula="of:=(-1)*[.$C184]^2-2*[.$C184]+4" office:value-type="float" office:value="-674036" calcext:value-type="float">
            <text:p>-674036</text:p>
          </table:table-cell>
          <table:table-cell table:formula="of:=(-1)*[.$C184]^2+2*[.$C184]+4" office:value-type="float" office:value="-670756" calcext:value-type="float">
            <text:p>-670756</text:p>
          </table:table-cell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(-1)*[.$C185]^2+2*[.$C185]+5" office:value-type="float" office:value="-687235" calcext:value-type="float">
            <text:p>-687235</text:p>
          </table:table-cell>
          <table:table-cell table:formula="of:=[.$C185]^2-2*[.$C185]+5" office:value-type="float" office:value="687245" calcext:value-type="float">
            <text:p>687245</text:p>
          </table:table-cell>
          <table:table-cell table:formula="of:=(-1)*[.$C185]^2-2*[.$C185]+4" office:value-type="float" office:value="-690556" calcext:value-type="float">
            <text:p>-690556</text:p>
          </table:table-cell>
          <table:table-cell table:formula="of:=(-1)*[.$C185]^2+2*[.$C185]+4" office:value-type="float" office:value="-687236" calcext:value-type="float">
            <text:p>-687236</text:p>
          </table:table-cell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(-1)*[.$C186]^2+2*[.$C186]+5" office:value-type="float" office:value="-703915" calcext:value-type="float">
            <text:p>-703915</text:p>
          </table:table-cell>
          <table:table-cell table:formula="of:=[.$C186]^2-2*[.$C186]+5" office:value-type="float" office:value="703925" calcext:value-type="float">
            <text:p>703925</text:p>
          </table:table-cell>
          <table:table-cell table:formula="of:=(-1)*[.$C186]^2-2*[.$C186]+4" office:value-type="float" office:value="-707276" calcext:value-type="float">
            <text:p>-707276</text:p>
          </table:table-cell>
          <table:table-cell table:formula="of:=(-1)*[.$C186]^2+2*[.$C186]+4" office:value-type="float" office:value="-703916" calcext:value-type="float">
            <text:p>-703916</text:p>
          </table:table-cell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(-1)*[.$C187]^2+2*[.$C187]+5" office:value-type="float" office:value="-720795" calcext:value-type="float">
            <text:p>-720795</text:p>
          </table:table-cell>
          <table:table-cell table:formula="of:=[.$C187]^2-2*[.$C187]+5" office:value-type="float" office:value="720805" calcext:value-type="float">
            <text:p>720805</text:p>
          </table:table-cell>
          <table:table-cell table:formula="of:=(-1)*[.$C187]^2-2*[.$C187]+4" office:value-type="float" office:value="-724196" calcext:value-type="float">
            <text:p>-724196</text:p>
          </table:table-cell>
          <table:table-cell table:formula="of:=(-1)*[.$C187]^2+2*[.$C187]+4" office:value-type="float" office:value="-720796" calcext:value-type="float">
            <text:p>-720796</text:p>
          </table:table-cell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(-1)*[.$C188]^2+2*[.$C188]+5" office:value-type="float" office:value="-737875" calcext:value-type="float">
            <text:p>-737875</text:p>
          </table:table-cell>
          <table:table-cell table:formula="of:=[.$C188]^2-2*[.$C188]+5" office:value-type="float" office:value="737885" calcext:value-type="float">
            <text:p>737885</text:p>
          </table:table-cell>
          <table:table-cell table:formula="of:=(-1)*[.$C188]^2-2*[.$C188]+4" office:value-type="float" office:value="-741316" calcext:value-type="float">
            <text:p>-741316</text:p>
          </table:table-cell>
          <table:table-cell table:formula="of:=(-1)*[.$C188]^2+2*[.$C188]+4" office:value-type="float" office:value="-737876" calcext:value-type="float">
            <text:p>-737876</text:p>
          </table:table-cell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(-1)*[.$C189]^2+2*[.$C189]+5" office:value-type="float" office:value="-755155" calcext:value-type="float">
            <text:p>-755155</text:p>
          </table:table-cell>
          <table:table-cell table:formula="of:=[.$C189]^2-2*[.$C189]+5" office:value-type="float" office:value="755165" calcext:value-type="float">
            <text:p>755165</text:p>
          </table:table-cell>
          <table:table-cell table:formula="of:=(-1)*[.$C189]^2-2*[.$C189]+4" office:value-type="float" office:value="-758636" calcext:value-type="float">
            <text:p>-758636</text:p>
          </table:table-cell>
          <table:table-cell table:formula="of:=(-1)*[.$C189]^2+2*[.$C189]+4" office:value-type="float" office:value="-755156" calcext:value-type="float">
            <text:p>-755156</text:p>
          </table:table-cell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(-1)*[.$C190]^2+2*[.$C190]+5" office:value-type="float" office:value="-772635" calcext:value-type="float">
            <text:p>-772635</text:p>
          </table:table-cell>
          <table:table-cell table:formula="of:=[.$C190]^2-2*[.$C190]+5" office:value-type="float" office:value="772645" calcext:value-type="float">
            <text:p>772645</text:p>
          </table:table-cell>
          <table:table-cell table:formula="of:=(-1)*[.$C190]^2-2*[.$C190]+4" office:value-type="float" office:value="-776156" calcext:value-type="float">
            <text:p>-776156</text:p>
          </table:table-cell>
          <table:table-cell table:formula="of:=(-1)*[.$C190]^2+2*[.$C190]+4" office:value-type="float" office:value="-772636" calcext:value-type="float">
            <text:p>-772636</text:p>
          </table:table-cell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(-1)*[.$C191]^2+2*[.$C191]+5" office:value-type="float" office:value="-790315" calcext:value-type="float">
            <text:p>-790315</text:p>
          </table:table-cell>
          <table:table-cell table:formula="of:=[.$C191]^2-2*[.$C191]+5" office:value-type="float" office:value="790325" calcext:value-type="float">
            <text:p>790325</text:p>
          </table:table-cell>
          <table:table-cell table:formula="of:=(-1)*[.$C191]^2-2*[.$C191]+4" office:value-type="float" office:value="-793876" calcext:value-type="float">
            <text:p>-793876</text:p>
          </table:table-cell>
          <table:table-cell table:formula="of:=(-1)*[.$C191]^2+2*[.$C191]+4" office:value-type="float" office:value="-790316" calcext:value-type="float">
            <text:p>-790316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(-1)*[.$C192]^2+2*[.$C192]+5" office:value-type="float" office:value="-808195" calcext:value-type="float">
            <text:p>-808195</text:p>
          </table:table-cell>
          <table:table-cell table:formula="of:=[.$C192]^2-2*[.$C192]+5" office:value-type="float" office:value="808205" calcext:value-type="float">
            <text:p>808205</text:p>
          </table:table-cell>
          <table:table-cell table:formula="of:=(-1)*[.$C192]^2-2*[.$C192]+4" office:value-type="float" office:value="-811796" calcext:value-type="float">
            <text:p>-811796</text:p>
          </table:table-cell>
          <table:table-cell table:formula="of:=(-1)*[.$C192]^2+2*[.$C192]+4" office:value-type="float" office:value="-808196" calcext:value-type="float">
            <text:p>-808196</text:p>
          </table:table-cell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(-1)*[.$C193]^2+2*[.$C193]+5" office:value-type="float" office:value="-826275" calcext:value-type="float">
            <text:p>-826275</text:p>
          </table:table-cell>
          <table:table-cell table:formula="of:=[.$C193]^2-2*[.$C193]+5" office:value-type="float" office:value="826285" calcext:value-type="float">
            <text:p>826285</text:p>
          </table:table-cell>
          <table:table-cell table:formula="of:=(-1)*[.$C193]^2-2*[.$C193]+4" office:value-type="float" office:value="-829916" calcext:value-type="float">
            <text:p>-829916</text:p>
          </table:table-cell>
          <table:table-cell table:formula="of:=(-1)*[.$C193]^2+2*[.$C193]+4" office:value-type="float" office:value="-826276" calcext:value-type="float">
            <text:p>-826276</text:p>
          </table:table-cell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(-1)*[.$C194]^2+2*[.$C194]+5" office:value-type="float" office:value="-844555" calcext:value-type="float">
            <text:p>-844555</text:p>
          </table:table-cell>
          <table:table-cell table:formula="of:=[.$C194]^2-2*[.$C194]+5" office:value-type="float" office:value="844565" calcext:value-type="float">
            <text:p>844565</text:p>
          </table:table-cell>
          <table:table-cell table:formula="of:=(-1)*[.$C194]^2-2*[.$C194]+4" office:value-type="float" office:value="-848236" calcext:value-type="float">
            <text:p>-848236</text:p>
          </table:table-cell>
          <table:table-cell table:formula="of:=(-1)*[.$C194]^2+2*[.$C194]+4" office:value-type="float" office:value="-844556" calcext:value-type="float">
            <text:p>-844556</text:p>
          </table:table-cell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(-1)*[.$C195]^2+2*[.$C195]+5" office:value-type="float" office:value="-863035" calcext:value-type="float">
            <text:p>-863035</text:p>
          </table:table-cell>
          <table:table-cell table:formula="of:=[.$C195]^2-2*[.$C195]+5" office:value-type="float" office:value="863045" calcext:value-type="float">
            <text:p>863045</text:p>
          </table:table-cell>
          <table:table-cell table:formula="of:=(-1)*[.$C195]^2-2*[.$C195]+4" office:value-type="float" office:value="-866756" calcext:value-type="float">
            <text:p>-866756</text:p>
          </table:table-cell>
          <table:table-cell table:formula="of:=(-1)*[.$C195]^2+2*[.$C195]+4" office:value-type="float" office:value="-863036" calcext:value-type="float">
            <text:p>-863036</text:p>
          </table:table-cell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(-1)*[.$C196]^2+2*[.$C196]+5" office:value-type="float" office:value="-881715" calcext:value-type="float">
            <text:p>-881715</text:p>
          </table:table-cell>
          <table:table-cell table:formula="of:=[.$C196]^2-2*[.$C196]+5" office:value-type="float" office:value="881725" calcext:value-type="float">
            <text:p>881725</text:p>
          </table:table-cell>
          <table:table-cell table:formula="of:=(-1)*[.$C196]^2-2*[.$C196]+4" office:value-type="float" office:value="-885476" calcext:value-type="float">
            <text:p>-885476</text:p>
          </table:table-cell>
          <table:table-cell table:formula="of:=(-1)*[.$C196]^2+2*[.$C196]+4" office:value-type="float" office:value="-881716" calcext:value-type="float">
            <text:p>-881716</text:p>
          </table:table-cell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(-1)*[.$C197]^2+2*[.$C197]+5" office:value-type="float" office:value="-900595" calcext:value-type="float">
            <text:p>-900595</text:p>
          </table:table-cell>
          <table:table-cell table:formula="of:=[.$C197]^2-2*[.$C197]+5" office:value-type="float" office:value="900605" calcext:value-type="float">
            <text:p>900605</text:p>
          </table:table-cell>
          <table:table-cell table:formula="of:=(-1)*[.$C197]^2-2*[.$C197]+4" office:value-type="float" office:value="-904396" calcext:value-type="float">
            <text:p>-904396</text:p>
          </table:table-cell>
          <table:table-cell table:formula="of:=(-1)*[.$C197]^2+2*[.$C197]+4" office:value-type="float" office:value="-900596" calcext:value-type="float">
            <text:p>-900596</text:p>
          </table:table-cell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(-1)*[.$C198]^2+2*[.$C198]+5" office:value-type="float" office:value="-919675" calcext:value-type="float">
            <text:p>-919675</text:p>
          </table:table-cell>
          <table:table-cell table:formula="of:=[.$C198]^2-2*[.$C198]+5" office:value-type="float" office:value="919685" calcext:value-type="float">
            <text:p>919685</text:p>
          </table:table-cell>
          <table:table-cell table:formula="of:=(-1)*[.$C198]^2-2*[.$C198]+4" office:value-type="float" office:value="-923516" calcext:value-type="float">
            <text:p>-923516</text:p>
          </table:table-cell>
          <table:table-cell table:formula="of:=(-1)*[.$C198]^2+2*[.$C198]+4" office:value-type="float" office:value="-919676" calcext:value-type="float">
            <text:p>-919676</text:p>
          </table:table-cell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(-1)*[.$C199]^2+2*[.$C199]+5" office:value-type="float" office:value="-938955" calcext:value-type="float">
            <text:p>-938955</text:p>
          </table:table-cell>
          <table:table-cell table:formula="of:=[.$C199]^2-2*[.$C199]+5" office:value-type="float" office:value="938965" calcext:value-type="float">
            <text:p>938965</text:p>
          </table:table-cell>
          <table:table-cell table:formula="of:=(-1)*[.$C199]^2-2*[.$C199]+4" office:value-type="float" office:value="-942836" calcext:value-type="float">
            <text:p>-942836</text:p>
          </table:table-cell>
          <table:table-cell table:formula="of:=(-1)*[.$C199]^2+2*[.$C199]+4" office:value-type="float" office:value="-938956" calcext:value-type="float">
            <text:p>-938956</text:p>
          </table:table-cell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(-1)*[.$C200]^2+2*[.$C200]+5" office:value-type="float" office:value="-958435" calcext:value-type="float">
            <text:p>-958435</text:p>
          </table:table-cell>
          <table:table-cell table:formula="of:=[.$C200]^2-2*[.$C200]+5" office:value-type="float" office:value="958445" calcext:value-type="float">
            <text:p>958445</text:p>
          </table:table-cell>
          <table:table-cell table:formula="of:=(-1)*[.$C200]^2-2*[.$C200]+4" office:value-type="float" office:value="-962356" calcext:value-type="float">
            <text:p>-962356</text:p>
          </table:table-cell>
          <table:table-cell table:formula="of:=(-1)*[.$C200]^2+2*[.$C200]+4" office:value-type="float" office:value="-958436" calcext:value-type="float">
            <text:p>-958436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(-1)*[.$C201]^2+2*[.$C201]+5" office:value-type="float" office:value="-978115" calcext:value-type="float">
            <text:p>-978115</text:p>
          </table:table-cell>
          <table:table-cell table:formula="of:=[.$C201]^2-2*[.$C201]+5" office:value-type="float" office:value="978125" calcext:value-type="float">
            <text:p>978125</text:p>
          </table:table-cell>
          <table:table-cell table:formula="of:=(-1)*[.$C201]^2-2*[.$C201]+4" office:value-type="float" office:value="-982076" calcext:value-type="float">
            <text:p>-982076</text:p>
          </table:table-cell>
          <table:table-cell table:formula="of:=(-1)*[.$C201]^2+2*[.$C201]+4" office:value-type="float" office:value="-978116" calcext:value-type="float">
            <text:p>-97811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(-1)*[.$C202]^2+2*[.$C202]+5" office:value-type="float" office:value="-997995" calcext:value-type="float">
            <text:p>-997995</text:p>
          </table:table-cell>
          <table:table-cell table:formula="of:=[.$C202]^2-2*[.$C202]+5" office:value-type="float" office:value="998005" calcext:value-type="float">
            <text:p>998005</text:p>
          </table:table-cell>
          <table:table-cell table:formula="of:=(-1)*[.$C202]^2-2*[.$C202]+4" office:value-type="float" office:value="-1001996" calcext:value-type="float">
            <text:p>-1001996</text:p>
          </table:table-cell>
          <table:table-cell table:formula="of:=(-1)*[.$C202]^2+2*[.$C202]+4" office:value-type="float" office:value="-997996" calcext:value-type="float">
            <text:p>-997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08:03:47.736959361</meta:creation-date>
    <dc:date>2020-12-25T12:30:20.776242135</dc:date>
    <meta:editing-duration>PT4H16M22S</meta:editing-duration>
    <meta:editing-cycles>2</meta:editing-cycles>
    <meta:generator>LibreOffice/7.0.3.1$Linux_X86_64 LibreOffice_project/00$Build-1</meta:generator>
    <meta:document-statistic meta:table-count="1" meta:cell-count="101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cm" xlink:href=".." xlink:type="simple" chart:class="chart:scatter" chart:style-name="ch1">
        <chart:title svg:x="6.806cm" svg:y="0.315cm" chart:style-name="ch2">
          <text:p>Функция 1</text:p>
        </chart:title>
        <chart:plot-area chart:style-name="ch3" table:cell-range-address="Лист1.C1:Лист1.D202" chart:data-source-has-labels="row" svg:x="0.32cm" svg:y="1.299cm" svg:width="15.362cm" svg:height="7.512cm">
          <chart:coordinate-region svg:x="0.765cm" svg:y="1.501cm" svg:width="14.534cm" svg:height="7.1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202" chart:label-cell-address="Лист1.D1:Лист1.D1" chart:class="chart:scatter">
            <chart:domain table:cell-range-address="Лист1.C2:Лист1.C202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y1(x)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Лист1.C2:Лист1.C202</svg:desc>
                </draw:g>
              </table:table-cell>
              <table:table-cell office:value-type="float" office:value="-1001995">
                <text:p>-1001995</text:p>
                <draw:g>
                  <svg:desc>Лист1.D2:Лист1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0">
                <text:p>-990</text:p>
              </table:table-cell>
              <table:table-cell office:value-type="float" office:value="-982075">
                <text:p>-98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0">
                <text:p>-980</text:p>
              </table:table-cell>
              <table:table-cell office:value-type="float" office:value="-962355">
                <text:p>-962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0">
                <text:p>-970</text:p>
              </table:table-cell>
              <table:table-cell office:value-type="float" office:value="-942835">
                <text:p>-942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0">
                <text:p>-960</text:p>
              </table:table-cell>
              <table:table-cell office:value-type="float" office:value="-923515">
                <text:p>-923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0">
                <text:p>-950</text:p>
              </table:table-cell>
              <table:table-cell office:value-type="float" office:value="-904395">
                <text:p>-904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0">
                <text:p>-940</text:p>
              </table:table-cell>
              <table:table-cell office:value-type="float" office:value="-885475">
                <text:p>-885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0">
                <text:p>-930</text:p>
              </table:table-cell>
              <table:table-cell office:value-type="float" office:value="-866755">
                <text:p>-86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0">
                <text:p>-920</text:p>
              </table:table-cell>
              <table:table-cell office:value-type="float" office:value="-848235">
                <text:p>-848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0">
                <text:p>-910</text:p>
              </table:table-cell>
              <table:table-cell office:value-type="float" office:value="-829915">
                <text:p>-829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-811795">
                <text:p>-811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0">
                <text:p>-890</text:p>
              </table:table-cell>
              <table:table-cell office:value-type="float" office:value="-793875">
                <text:p>-793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0">
                <text:p>-880</text:p>
              </table:table-cell>
              <table:table-cell office:value-type="float" office:value="-776155">
                <text:p>-776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0">
                <text:p>-870</text:p>
              </table:table-cell>
              <table:table-cell office:value-type="float" office:value="-758635">
                <text:p>-758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0">
                <text:p>-860</text:p>
              </table:table-cell>
              <table:table-cell office:value-type="float" office:value="-741315">
                <text:p>-741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0">
                <text:p>-850</text:p>
              </table:table-cell>
              <table:table-cell office:value-type="float" office:value="-724195">
                <text:p>-724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0">
                <text:p>-840</text:p>
              </table:table-cell>
              <table:table-cell office:value-type="float" office:value="-707275">
                <text:p>-707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0">
                <text:p>-830</text:p>
              </table:table-cell>
              <table:table-cell office:value-type="float" office:value="-690555">
                <text:p>-690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0">
                <text:p>-820</text:p>
              </table:table-cell>
              <table:table-cell office:value-type="float" office:value="-674035">
                <text:p>-674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0">
                <text:p>-810</text:p>
              </table:table-cell>
              <table:table-cell office:value-type="float" office:value="-657715">
                <text:p>-657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0">
                <text:p>-800</text:p>
              </table:table-cell>
              <table:table-cell office:value-type="float" office:value="-641595">
                <text:p>-641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0">
                <text:p>-790</text:p>
              </table:table-cell>
              <table:table-cell office:value-type="float" office:value="-625675">
                <text:p>-625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0">
                <text:p>-780</text:p>
              </table:table-cell>
              <table:table-cell office:value-type="float" office:value="-609955">
                <text:p>-609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0">
                <text:p>-770</text:p>
              </table:table-cell>
              <table:table-cell office:value-type="float" office:value="-594435">
                <text:p>-594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0">
                <text:p>-760</text:p>
              </table:table-cell>
              <table:table-cell office:value-type="float" office:value="-579115">
                <text:p>-579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0">
                <text:p>-750</text:p>
              </table:table-cell>
              <table:table-cell office:value-type="float" office:value="-563995">
                <text:p>-563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0">
                <text:p>-740</text:p>
              </table:table-cell>
              <table:table-cell office:value-type="float" office:value="-549075">
                <text:p>-549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0">
                <text:p>-730</text:p>
              </table:table-cell>
              <table:table-cell office:value-type="float" office:value="-534355">
                <text:p>-534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0">
                <text:p>-720</text:p>
              </table:table-cell>
              <table:table-cell office:value-type="float" office:value="-519835">
                <text:p>-519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0">
                <text:p>-710</text:p>
              </table:table-cell>
              <table:table-cell office:value-type="float" office:value="-505515">
                <text:p>-505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">
                <text:p>-700</text:p>
              </table:table-cell>
              <table:table-cell office:value-type="float" office:value="-491395">
                <text:p>-491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0">
                <text:p>-690</text:p>
              </table:table-cell>
              <table:table-cell office:value-type="float" office:value="-477475">
                <text:p>-477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0">
                <text:p>-680</text:p>
              </table:table-cell>
              <table:table-cell office:value-type="float" office:value="-463755">
                <text:p>-463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0">
                <text:p>-670</text:p>
              </table:table-cell>
              <table:table-cell office:value-type="float" office:value="-450235">
                <text:p>-450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0">
                <text:p>-660</text:p>
              </table:table-cell>
              <table:table-cell office:value-type="float" office:value="-436915">
                <text:p>-436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0">
                <text:p>-650</text:p>
              </table:table-cell>
              <table:table-cell office:value-type="float" office:value="-423795">
                <text:p>-423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0">
                <text:p>-640</text:p>
              </table:table-cell>
              <table:table-cell office:value-type="float" office:value="-410875">
                <text:p>-410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0">
                <text:p>-630</text:p>
              </table:table-cell>
              <table:table-cell office:value-type="float" office:value="-398155">
                <text:p>-398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0">
                <text:p>-620</text:p>
              </table:table-cell>
              <table:table-cell office:value-type="float" office:value="-385635">
                <text:p>-385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0">
                <text:p>-610</text:p>
              </table:table-cell>
              <table:table-cell office:value-type="float" office:value="-373315">
                <text:p>-3733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0">
                <text:p>-600</text:p>
              </table:table-cell>
              <table:table-cell office:value-type="float" office:value="-361195">
                <text:p>-361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0">
                <text:p>-590</text:p>
              </table:table-cell>
              <table:table-cell office:value-type="float" office:value="-349275">
                <text:p>-349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0">
                <text:p>-580</text:p>
              </table:table-cell>
              <table:table-cell office:value-type="float" office:value="-337555">
                <text:p>-337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0">
                <text:p>-570</text:p>
              </table:table-cell>
              <table:table-cell office:value-type="float" office:value="-326035">
                <text:p>-326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0">
                <text:p>-560</text:p>
              </table:table-cell>
              <table:table-cell office:value-type="float" office:value="-314715">
                <text:p>-314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0">
                <text:p>-550</text:p>
              </table:table-cell>
              <table:table-cell office:value-type="float" office:value="-303595">
                <text:p>-303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0">
                <text:p>-540</text:p>
              </table:table-cell>
              <table:table-cell office:value-type="float" office:value="-292675">
                <text:p>-292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0">
                <text:p>-530</text:p>
              </table:table-cell>
              <table:table-cell office:value-type="float" office:value="-281955">
                <text:p>-281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0">
                <text:p>-520</text:p>
              </table:table-cell>
              <table:table-cell office:value-type="float" office:value="-271435">
                <text:p>-271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0">
                <text:p>-510</text:p>
              </table:table-cell>
              <table:table-cell office:value-type="float" office:value="-261115">
                <text:p>-2611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0">
                <text:p>-500</text:p>
              </table:table-cell>
              <table:table-cell office:value-type="float" office:value="-250995">
                <text:p>-250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0">
                <text:p>-490</text:p>
              </table:table-cell>
              <table:table-cell office:value-type="float" office:value="-241075">
                <text:p>-241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0">
                <text:p>-480</text:p>
              </table:table-cell>
              <table:table-cell office:value-type="float" office:value="-231355">
                <text:p>-231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0">
                <text:p>-470</text:p>
              </table:table-cell>
              <table:table-cell office:value-type="float" office:value="-221835">
                <text:p>-221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0">
                <text:p>-460</text:p>
              </table:table-cell>
              <table:table-cell office:value-type="float" office:value="-212515">
                <text:p>-212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0">
                <text:p>-450</text:p>
              </table:table-cell>
              <table:table-cell office:value-type="float" office:value="-203395">
                <text:p>-203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0">
                <text:p>-440</text:p>
              </table:table-cell>
              <table:table-cell office:value-type="float" office:value="-194475">
                <text:p>-194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0">
                <text:p>-430</text:p>
              </table:table-cell>
              <table:table-cell office:value-type="float" office:value="-185755">
                <text:p>-185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0">
                <text:p>-420</text:p>
              </table:table-cell>
              <table:table-cell office:value-type="float" office:value="-177235">
                <text:p>-177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0">
                <text:p>-410</text:p>
              </table:table-cell>
              <table:table-cell office:value-type="float" office:value="-168915">
                <text:p>-1689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0">
                <text:p>-400</text:p>
              </table:table-cell>
              <table:table-cell office:value-type="float" office:value="-160795">
                <text:p>-160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0">
                <text:p>-390</text:p>
              </table:table-cell>
              <table:table-cell office:value-type="float" office:value="-152875">
                <text:p>-152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0">
                <text:p>-380</text:p>
              </table:table-cell>
              <table:table-cell office:value-type="float" office:value="-145155">
                <text:p>-145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0">
                <text:p>-370</text:p>
              </table:table-cell>
              <table:table-cell office:value-type="float" office:value="-137635">
                <text:p>-137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0">
                <text:p>-360</text:p>
              </table:table-cell>
              <table:table-cell office:value-type="float" office:value="-130315">
                <text:p>-130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0">
                <text:p>-350</text:p>
              </table:table-cell>
              <table:table-cell office:value-type="float" office:value="-123195">
                <text:p>-123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0">
                <text:p>-340</text:p>
              </table:table-cell>
              <table:table-cell office:value-type="float" office:value="-116275">
                <text:p>-116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0">
                <text:p>-330</text:p>
              </table:table-cell>
              <table:table-cell office:value-type="float" office:value="-109555">
                <text:p>-109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0">
                <text:p>-320</text:p>
              </table:table-cell>
              <table:table-cell office:value-type="float" office:value="-103035">
                <text:p>-1030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0">
                <text:p>-310</text:p>
              </table:table-cell>
              <table:table-cell office:value-type="float" office:value="-96715">
                <text:p>-96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0">
                <text:p>-300</text:p>
              </table:table-cell>
              <table:table-cell office:value-type="float" office:value="-90595">
                <text:p>-90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0">
                <text:p>-290</text:p>
              </table:table-cell>
              <table:table-cell office:value-type="float" office:value="-84675">
                <text:p>-84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0">
                <text:p>-280</text:p>
              </table:table-cell>
              <table:table-cell office:value-type="float" office:value="-78955">
                <text:p>-789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0">
                <text:p>-270</text:p>
              </table:table-cell>
              <table:table-cell office:value-type="float" office:value="-73435">
                <text:p>-73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0">
                <text:p>-260</text:p>
              </table:table-cell>
              <table:table-cell office:value-type="float" office:value="-68115">
                <text:p>-68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0">
                <text:p>-250</text:p>
              </table:table-cell>
              <table:table-cell office:value-type="float" office:value="-62995">
                <text:p>-62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0">
                <text:p>-240</text:p>
              </table:table-cell>
              <table:table-cell office:value-type="float" office:value="-58075">
                <text:p>-58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0">
                <text:p>-230</text:p>
              </table:table-cell>
              <table:table-cell office:value-type="float" office:value="-53355">
                <text:p>-53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0">
                <text:p>-220</text:p>
              </table:table-cell>
              <table:table-cell office:value-type="float" office:value="-48835">
                <text:p>-48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0">
                <text:p>-210</text:p>
              </table:table-cell>
              <table:table-cell office:value-type="float" office:value="-44515">
                <text:p>-44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0">
                <text:p>-200</text:p>
              </table:table-cell>
              <table:table-cell office:value-type="float" office:value="-40395">
                <text:p>-40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0">
                <text:p>-190</text:p>
              </table:table-cell>
              <table:table-cell office:value-type="float" office:value="-36475">
                <text:p>-36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0">
                <text:p>-180</text:p>
              </table:table-cell>
              <table:table-cell office:value-type="float" office:value="-32755">
                <text:p>-327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0">
                <text:p>-170</text:p>
              </table:table-cell>
              <table:table-cell office:value-type="float" office:value="-29235">
                <text:p>-29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0">
                <text:p>-160</text:p>
              </table:table-cell>
              <table:table-cell office:value-type="float" office:value="-25915">
                <text:p>-259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0">
                <text:p>-150</text:p>
              </table:table-cell>
              <table:table-cell office:value-type="float" office:value="-22795">
                <text:p>-22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0">
                <text:p>-140</text:p>
              </table:table-cell>
              <table:table-cell office:value-type="float" office:value="-19875">
                <text:p>-19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0">
                <text:p>-130</text:p>
              </table:table-cell>
              <table:table-cell office:value-type="float" office:value="-17155">
                <text:p>-17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0">
                <text:p>-120</text:p>
              </table:table-cell>
              <table:table-cell office:value-type="float" office:value="-14635">
                <text:p>-14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0">
                <text:p>-110</text:p>
              </table:table-cell>
              <table:table-cell office:value-type="float" office:value="-12315">
                <text:p>-12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0">
                <text:p>-100</text:p>
              </table:table-cell>
              <table:table-cell office:value-type="float" office:value="-10195">
                <text:p>-10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0">
                <text:p>-90</text:p>
              </table:table-cell>
              <table:table-cell office:value-type="float" office:value="-8275">
                <text:p>-8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0">
                <text:p>-80</text:p>
              </table:table-cell>
              <table:table-cell office:value-type="float" office:value="-6555">
                <text:p>-6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0">
                <text:p>-70</text:p>
              </table:table-cell>
              <table:table-cell office:value-type="float" office:value="-5035">
                <text:p>-5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0">
                <text:p>-60</text:p>
              </table:table-cell>
              <table:table-cell office:value-type="float" office:value="-3715">
                <text:p>-3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0">
                <text:p>-50</text:p>
              </table:table-cell>
              <table:table-cell office:value-type="float" office:value="-2595">
                <text:p>-2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0">
                <text:p>-40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">
                <text:p>-30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">
                <text:p>-20</text:p>
              </table:table-cell>
              <table:table-cell office:value-type="float" office:value="-435">
                <text:p>-4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-835">
                <text:p>-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-2395">
                <text:p>-2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-3475">
                <text:p>-3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-4755">
                <text:p>-4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-6235">
                <text:p>-6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-7915">
                <text:p>-79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-9795">
                <text:p>-97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-11875">
                <text:p>-11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-14155">
                <text:p>-14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">
                <text:p>130</text:p>
              </table:table-cell>
              <table:table-cell office:value-type="float" office:value="-16635">
                <text:p>-16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-19315">
                <text:p>-19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-22195">
                <text:p>-22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-25275">
                <text:p>-25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">
                <text:p>170</text:p>
              </table:table-cell>
              <table:table-cell office:value-type="float" office:value="-28555">
                <text:p>-28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">
                <text:p>180</text:p>
              </table:table-cell>
              <table:table-cell office:value-type="float" office:value="-32035">
                <text:p>-32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">
                <text:p>190</text:p>
              </table:table-cell>
              <table:table-cell office:value-type="float" office:value="-35715">
                <text:p>-35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-39595">
                <text:p>-39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0">
                <text:p>210</text:p>
              </table:table-cell>
              <table:table-cell office:value-type="float" office:value="-43675">
                <text:p>-436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">
                <text:p>220</text:p>
              </table:table-cell>
              <table:table-cell office:value-type="float" office:value="-47955">
                <text:p>-47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0">
                <text:p>230</text:p>
              </table:table-cell>
              <table:table-cell office:value-type="float" office:value="-52435">
                <text:p>-524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-57115">
                <text:p>-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-61995">
                <text:p>-619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">
                <text:p>260</text:p>
              </table:table-cell>
              <table:table-cell office:value-type="float" office:value="-67075">
                <text:p>-67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0">
                <text:p>270</text:p>
              </table:table-cell>
              <table:table-cell office:value-type="float" office:value="-72355">
                <text:p>-72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77835">
                <text:p>-77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">
                <text:p>290</text:p>
              </table:table-cell>
              <table:table-cell office:value-type="float" office:value="-83515">
                <text:p>-83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0">
                <text:p>300</text:p>
              </table:table-cell>
              <table:table-cell office:value-type="float" office:value="-89395">
                <text:p>-89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">
                <text:p>310</text:p>
              </table:table-cell>
              <table:table-cell office:value-type="float" office:value="-95475">
                <text:p>-95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  <table:table-cell office:value-type="float" office:value="-101755">
                <text:p>-1017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">
                <text:p>330</text:p>
              </table:table-cell>
              <table:table-cell office:value-type="float" office:value="-108235">
                <text:p>-1082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0">
                <text:p>340</text:p>
              </table:table-cell>
              <table:table-cell office:value-type="float" office:value="-114915">
                <text:p>-1149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0">
                <text:p>350</text:p>
              </table:table-cell>
              <table:table-cell office:value-type="float" office:value="-121795">
                <text:p>-121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0">
                <text:p>360</text:p>
              </table:table-cell>
              <table:table-cell office:value-type="float" office:value="-128875">
                <text:p>-128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">
                <text:p>370</text:p>
              </table:table-cell>
              <table:table-cell office:value-type="float" office:value="-136155">
                <text:p>-1361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">
                <text:p>380</text:p>
              </table:table-cell>
              <table:table-cell office:value-type="float" office:value="-143635">
                <text:p>-14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">
                <text:p>390</text:p>
              </table:table-cell>
              <table:table-cell office:value-type="float" office:value="-151315">
                <text:p>-151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-159195">
                <text:p>-159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0">
                <text:p>410</text:p>
              </table:table-cell>
              <table:table-cell office:value-type="float" office:value="-167275">
                <text:p>-1672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">
                <text:p>420</text:p>
              </table:table-cell>
              <table:table-cell office:value-type="float" office:value="-175555">
                <text:p>-175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0">
                <text:p>430</text:p>
              </table:table-cell>
              <table:table-cell office:value-type="float" office:value="-184035">
                <text:p>-184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0">
                <text:p>440</text:p>
              </table:table-cell>
              <table:table-cell office:value-type="float" office:value="-192715">
                <text:p>-1927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">
                <text:p>450</text:p>
              </table:table-cell>
              <table:table-cell office:value-type="float" office:value="-201595">
                <text:p>-2015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">
                <text:p>460</text:p>
              </table:table-cell>
              <table:table-cell office:value-type="float" office:value="-210675">
                <text:p>-210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">
                <text:p>470</text:p>
              </table:table-cell>
              <table:table-cell office:value-type="float" office:value="-219955">
                <text:p>-219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0">
                <text:p>480</text:p>
              </table:table-cell>
              <table:table-cell office:value-type="float" office:value="-229435">
                <text:p>-229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0">
                <text:p>490</text:p>
              </table:table-cell>
              <table:table-cell office:value-type="float" office:value="-239115">
                <text:p>-2391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">
                <text:p>500</text:p>
              </table:table-cell>
              <table:table-cell office:value-type="float" office:value="-248995">
                <text:p>-248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">
                <text:p>510</text:p>
              </table:table-cell>
              <table:table-cell office:value-type="float" office:value="-259075">
                <text:p>-259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">
                <text:p>520</text:p>
              </table:table-cell>
              <table:table-cell office:value-type="float" office:value="-269355">
                <text:p>-2693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">
                <text:p>530</text:p>
              </table:table-cell>
              <table:table-cell office:value-type="float" office:value="-279835">
                <text:p>-2798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0">
                <text:p>540</text:p>
              </table:table-cell>
              <table:table-cell office:value-type="float" office:value="-290515">
                <text:p>-2905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0">
                <text:p>550</text:p>
              </table:table-cell>
              <table:table-cell office:value-type="float" office:value="-301395">
                <text:p>-3013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0">
                <text:p>560</text:p>
              </table:table-cell>
              <table:table-cell office:value-type="float" office:value="-312475">
                <text:p>-312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0">
                <text:p>570</text:p>
              </table:table-cell>
              <table:table-cell office:value-type="float" office:value="-323755">
                <text:p>-3237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0">
                <text:p>580</text:p>
              </table:table-cell>
              <table:table-cell office:value-type="float" office:value="-335235">
                <text:p>-3352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0">
                <text:p>590</text:p>
              </table:table-cell>
              <table:table-cell office:value-type="float" office:value="-346915">
                <text:p>-3469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">
                <text:p>600</text:p>
              </table:table-cell>
              <table:table-cell office:value-type="float" office:value="-358795">
                <text:p>-358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-370875">
                <text:p>-370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0">
                <text:p>620</text:p>
              </table:table-cell>
              <table:table-cell office:value-type="float" office:value="-383155">
                <text:p>-3831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0">
                <text:p>630</text:p>
              </table:table-cell>
              <table:table-cell office:value-type="float" office:value="-395635">
                <text:p>-395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0">
                <text:p>640</text:p>
              </table:table-cell>
              <table:table-cell office:value-type="float" office:value="-408315">
                <text:p>-408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0">
                <text:p>650</text:p>
              </table:table-cell>
              <table:table-cell office:value-type="float" office:value="-421195">
                <text:p>-421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0">
                <text:p>660</text:p>
              </table:table-cell>
              <table:table-cell office:value-type="float" office:value="-434275">
                <text:p>-434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0">
                <text:p>670</text:p>
              </table:table-cell>
              <table:table-cell office:value-type="float" office:value="-447555">
                <text:p>-4475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">
                <text:p>680</text:p>
              </table:table-cell>
              <table:table-cell office:value-type="float" office:value="-461035">
                <text:p>-4610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0">
                <text:p>690</text:p>
              </table:table-cell>
              <table:table-cell office:value-type="float" office:value="-474715">
                <text:p>-474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0">
                <text:p>700</text:p>
              </table:table-cell>
              <table:table-cell office:value-type="float" office:value="-488595">
                <text:p>-4885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">
                <text:p>710</text:p>
              </table:table-cell>
              <table:table-cell office:value-type="float" office:value="-502675">
                <text:p>-5026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0">
                <text:p>720</text:p>
              </table:table-cell>
              <table:table-cell office:value-type="float" office:value="-516955">
                <text:p>-5169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0">
                <text:p>730</text:p>
              </table:table-cell>
              <table:table-cell office:value-type="float" office:value="-531435">
                <text:p>-5314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0">
                <text:p>740</text:p>
              </table:table-cell>
              <table:table-cell office:value-type="float" office:value="-546115">
                <text:p>-546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">
                <text:p>750</text:p>
              </table:table-cell>
              <table:table-cell office:value-type="float" office:value="-560995">
                <text:p>-560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0">
                <text:p>760</text:p>
              </table:table-cell>
              <table:table-cell office:value-type="float" office:value="-576075">
                <text:p>-576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0">
                <text:p>770</text:p>
              </table:table-cell>
              <table:table-cell office:value-type="float" office:value="-591355">
                <text:p>-591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0">
                <text:p>780</text:p>
              </table:table-cell>
              <table:table-cell office:value-type="float" office:value="-606835">
                <text:p>-606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0">
                <text:p>790</text:p>
              </table:table-cell>
              <table:table-cell office:value-type="float" office:value="-622515">
                <text:p>-6225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0">
                <text:p>800</text:p>
              </table:table-cell>
              <table:table-cell office:value-type="float" office:value="-638395">
                <text:p>-638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0">
                <text:p>810</text:p>
              </table:table-cell>
              <table:table-cell office:value-type="float" office:value="-654475">
                <text:p>-654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0">
                <text:p>820</text:p>
              </table:table-cell>
              <table:table-cell office:value-type="float" office:value="-670755">
                <text:p>-6707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0">
                <text:p>830</text:p>
              </table:table-cell>
              <table:table-cell office:value-type="float" office:value="-687235">
                <text:p>-6872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0">
                <text:p>840</text:p>
              </table:table-cell>
              <table:table-cell office:value-type="float" office:value="-703915">
                <text:p>-7039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0">
                <text:p>850</text:p>
              </table:table-cell>
              <table:table-cell office:value-type="float" office:value="-720795">
                <text:p>-7207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">
                <text:p>860</text:p>
              </table:table-cell>
              <table:table-cell office:value-type="float" office:value="-737875">
                <text:p>-737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">
                <text:p>870</text:p>
              </table:table-cell>
              <table:table-cell office:value-type="float" office:value="-755155">
                <text:p>-7551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0">
                <text:p>880</text:p>
              </table:table-cell>
              <table:table-cell office:value-type="float" office:value="-772635">
                <text:p>-772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0">
                <text:p>890</text:p>
              </table:table-cell>
              <table:table-cell office:value-type="float" office:value="-790315">
                <text:p>-7903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">
                <text:p>900</text:p>
              </table:table-cell>
              <table:table-cell office:value-type="float" office:value="-808195">
                <text:p>-808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0">
                <text:p>910</text:p>
              </table:table-cell>
              <table:table-cell office:value-type="float" office:value="-826275">
                <text:p>-8262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0">
                <text:p>920</text:p>
              </table:table-cell>
              <table:table-cell office:value-type="float" office:value="-844555">
                <text:p>-8445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0">
                <text:p>930</text:p>
              </table:table-cell>
              <table:table-cell office:value-type="float" office:value="-863035">
                <text:p>-8630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">
                <text:p>940</text:p>
              </table:table-cell>
              <table:table-cell office:value-type="float" office:value="-881715">
                <text:p>-8817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">
                <text:p>950</text:p>
              </table:table-cell>
              <table:table-cell office:value-type="float" office:value="-900595">
                <text:p>-9005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">
                <text:p>960</text:p>
              </table:table-cell>
              <table:table-cell office:value-type="float" office:value="-919675">
                <text:p>-9196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">
                <text:p>970</text:p>
              </table:table-cell>
              <table:table-cell office:value-type="float" office:value="-938955">
                <text:p>-9389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">
                <text:p>980</text:p>
              </table:table-cell>
              <table:table-cell office:value-type="float" office:value="-958435">
                <text:p>-958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">
                <text:p>990</text:p>
              </table:table-cell>
              <table:table-cell office:value-type="float" office:value="-978115">
                <text:p>-9781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-997995">
                <text:p>-997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scatter" chart:style-name="ch1">
        <chart:title svg:x="6.806cm" svg:y="0.315cm" chart:style-name="ch2">
          <text:p>Функция 2</text:p>
        </chart:title>
        <chart:plot-area chart:style-name="ch3" table:cell-range-address="Лист1.C1:Лист1.C202 Лист1.E1:Лист1.E202" chart:data-source-has-labels="row" svg:x="0.32cm" svg:y="1.299cm" svg:width="15.363cm" svg:height="7.511cm">
          <chart:coordinate-region svg:x="0.765cm" svg:y="1.501cm" svg:width="14.534cm" svg:height="6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202" chart:label-cell-address="Лист1.E1:Лист1.E1" chart:class="chart:scatter">
            <chart:domain table:cell-range-address="Лист1.C2:Лист1.C202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y2(x)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Лист1.C2:Лист1.C202</svg:desc>
                </draw:g>
              </table:table-cell>
              <table:table-cell office:value-type="float" office:value="1002005">
                <text:p>1002005</text:p>
                <draw:g>
                  <svg:desc>Лист1.E2:Лист1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0">
                <text:p>-990</text:p>
              </table:table-cell>
              <table:table-cell office:value-type="float" office:value="982085">
                <text:p>98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0">
                <text:p>-980</text:p>
              </table:table-cell>
              <table:table-cell office:value-type="float" office:value="962365">
                <text:p>962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0">
                <text:p>-970</text:p>
              </table:table-cell>
              <table:table-cell office:value-type="float" office:value="942845">
                <text:p>942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0">
                <text:p>-960</text:p>
              </table:table-cell>
              <table:table-cell office:value-type="float" office:value="923525">
                <text:p>92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0">
                <text:p>-950</text:p>
              </table:table-cell>
              <table:table-cell office:value-type="float" office:value="904405">
                <text:p>904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0">
                <text:p>-940</text:p>
              </table:table-cell>
              <table:table-cell office:value-type="float" office:value="885485">
                <text:p>885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0">
                <text:p>-930</text:p>
              </table:table-cell>
              <table:table-cell office:value-type="float" office:value="866765">
                <text:p>866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0">
                <text:p>-920</text:p>
              </table:table-cell>
              <table:table-cell office:value-type="float" office:value="848245">
                <text:p>848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0">
                <text:p>-910</text:p>
              </table:table-cell>
              <table:table-cell office:value-type="float" office:value="829925">
                <text:p>829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811805">
                <text:p>81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0">
                <text:p>-890</text:p>
              </table:table-cell>
              <table:table-cell office:value-type="float" office:value="793885">
                <text:p>793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0">
                <text:p>-880</text:p>
              </table:table-cell>
              <table:table-cell office:value-type="float" office:value="776165">
                <text:p>776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0">
                <text:p>-870</text:p>
              </table:table-cell>
              <table:table-cell office:value-type="float" office:value="758645">
                <text:p>758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0">
                <text:p>-860</text:p>
              </table:table-cell>
              <table:table-cell office:value-type="float" office:value="741325">
                <text:p>741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0">
                <text:p>-850</text:p>
              </table:table-cell>
              <table:table-cell office:value-type="float" office:value="724205">
                <text:p>724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0">
                <text:p>-840</text:p>
              </table:table-cell>
              <table:table-cell office:value-type="float" office:value="707285">
                <text:p>707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0">
                <text:p>-830</text:p>
              </table:table-cell>
              <table:table-cell office:value-type="float" office:value="690565">
                <text:p>690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0">
                <text:p>-820</text:p>
              </table:table-cell>
              <table:table-cell office:value-type="float" office:value="674045">
                <text:p>674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0">
                <text:p>-810</text:p>
              </table:table-cell>
              <table:table-cell office:value-type="float" office:value="657725">
                <text:p>657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0">
                <text:p>-800</text:p>
              </table:table-cell>
              <table:table-cell office:value-type="float" office:value="641605">
                <text:p>641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0">
                <text:p>-790</text:p>
              </table:table-cell>
              <table:table-cell office:value-type="float" office:value="625685">
                <text:p>625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0">
                <text:p>-780</text:p>
              </table:table-cell>
              <table:table-cell office:value-type="float" office:value="609965">
                <text:p>609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0">
                <text:p>-770</text:p>
              </table:table-cell>
              <table:table-cell office:value-type="float" office:value="594445">
                <text:p>594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0">
                <text:p>-760</text:p>
              </table:table-cell>
              <table:table-cell office:value-type="float" office:value="579125">
                <text:p>579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0">
                <text:p>-750</text:p>
              </table:table-cell>
              <table:table-cell office:value-type="float" office:value="564005">
                <text:p>564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0">
                <text:p>-740</text:p>
              </table:table-cell>
              <table:table-cell office:value-type="float" office:value="549085">
                <text:p>549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0">
                <text:p>-730</text:p>
              </table:table-cell>
              <table:table-cell office:value-type="float" office:value="534365">
                <text:p>534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0">
                <text:p>-720</text:p>
              </table:table-cell>
              <table:table-cell office:value-type="float" office:value="519845">
                <text:p>519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0">
                <text:p>-710</text:p>
              </table:table-cell>
              <table:table-cell office:value-type="float" office:value="505525">
                <text:p>505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">
                <text:p>-700</text:p>
              </table:table-cell>
              <table:table-cell office:value-type="float" office:value="491405">
                <text:p>491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0">
                <text:p>-690</text:p>
              </table:table-cell>
              <table:table-cell office:value-type="float" office:value="477485">
                <text:p>477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0">
                <text:p>-680</text:p>
              </table:table-cell>
              <table:table-cell office:value-type="float" office:value="463765">
                <text:p>463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0">
                <text:p>-670</text:p>
              </table:table-cell>
              <table:table-cell office:value-type="float" office:value="450245">
                <text:p>450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0">
                <text:p>-660</text:p>
              </table:table-cell>
              <table:table-cell office:value-type="float" office:value="436925">
                <text:p>436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0">
                <text:p>-650</text:p>
              </table:table-cell>
              <table:table-cell office:value-type="float" office:value="423805">
                <text:p>423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0">
                <text:p>-640</text:p>
              </table:table-cell>
              <table:table-cell office:value-type="float" office:value="410885">
                <text:p>410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0">
                <text:p>-630</text:p>
              </table:table-cell>
              <table:table-cell office:value-type="float" office:value="398165">
                <text:p>398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0">
                <text:p>-620</text:p>
              </table:table-cell>
              <table:table-cell office:value-type="float" office:value="385645">
                <text:p>385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0">
                <text:p>-610</text:p>
              </table:table-cell>
              <table:table-cell office:value-type="float" office:value="373325">
                <text:p>373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0">
                <text:p>-600</text:p>
              </table:table-cell>
              <table:table-cell office:value-type="float" office:value="361205">
                <text:p>361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0">
                <text:p>-590</text:p>
              </table:table-cell>
              <table:table-cell office:value-type="float" office:value="349285">
                <text:p>349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0">
                <text:p>-580</text:p>
              </table:table-cell>
              <table:table-cell office:value-type="float" office:value="337565">
                <text:p>337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0">
                <text:p>-570</text:p>
              </table:table-cell>
              <table:table-cell office:value-type="float" office:value="326045">
                <text:p>326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0">
                <text:p>-560</text:p>
              </table:table-cell>
              <table:table-cell office:value-type="float" office:value="314725">
                <text:p>314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0">
                <text:p>-550</text:p>
              </table:table-cell>
              <table:table-cell office:value-type="float" office:value="303605">
                <text:p>303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0">
                <text:p>-540</text:p>
              </table:table-cell>
              <table:table-cell office:value-type="float" office:value="292685">
                <text:p>292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0">
                <text:p>-530</text:p>
              </table:table-cell>
              <table:table-cell office:value-type="float" office:value="281965">
                <text:p>28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0">
                <text:p>-520</text:p>
              </table:table-cell>
              <table:table-cell office:value-type="float" office:value="271445">
                <text:p>271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0">
                <text:p>-510</text:p>
              </table:table-cell>
              <table:table-cell office:value-type="float" office:value="261125">
                <text:p>261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0">
                <text:p>-500</text:p>
              </table:table-cell>
              <table:table-cell office:value-type="float" office:value="251005">
                <text:p>251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0">
                <text:p>-490</text:p>
              </table:table-cell>
              <table:table-cell office:value-type="float" office:value="241085">
                <text:p>241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0">
                <text:p>-480</text:p>
              </table:table-cell>
              <table:table-cell office:value-type="float" office:value="231365">
                <text:p>231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0">
                <text:p>-470</text:p>
              </table:table-cell>
              <table:table-cell office:value-type="float" office:value="221845">
                <text:p>2218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0">
                <text:p>-460</text:p>
              </table:table-cell>
              <table:table-cell office:value-type="float" office:value="212525">
                <text:p>212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0">
                <text:p>-450</text:p>
              </table:table-cell>
              <table:table-cell office:value-type="float" office:value="203405">
                <text:p>2034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0">
                <text:p>-440</text:p>
              </table:table-cell>
              <table:table-cell office:value-type="float" office:value="194485">
                <text:p>194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0">
                <text:p>-430</text:p>
              </table:table-cell>
              <table:table-cell office:value-type="float" office:value="185765">
                <text:p>185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0">
                <text:p>-420</text:p>
              </table:table-cell>
              <table:table-cell office:value-type="float" office:value="177245">
                <text:p>177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0">
                <text:p>-410</text:p>
              </table:table-cell>
              <table:table-cell office:value-type="float" office:value="168925">
                <text:p>168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0">
                <text:p>-400</text:p>
              </table:table-cell>
              <table:table-cell office:value-type="float" office:value="160805">
                <text:p>160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0">
                <text:p>-390</text:p>
              </table:table-cell>
              <table:table-cell office:value-type="float" office:value="152885">
                <text:p>152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0">
                <text:p>-380</text:p>
              </table:table-cell>
              <table:table-cell office:value-type="float" office:value="145165">
                <text:p>145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0">
                <text:p>-370</text:p>
              </table:table-cell>
              <table:table-cell office:value-type="float" office:value="137645">
                <text:p>1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0">
                <text:p>-360</text:p>
              </table:table-cell>
              <table:table-cell office:value-type="float" office:value="130325">
                <text:p>130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0">
                <text:p>-350</text:p>
              </table:table-cell>
              <table:table-cell office:value-type="float" office:value="123205">
                <text:p>123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0">
                <text:p>-340</text:p>
              </table:table-cell>
              <table:table-cell office:value-type="float" office:value="116285">
                <text:p>116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0">
                <text:p>-330</text:p>
              </table:table-cell>
              <table:table-cell office:value-type="float" office:value="109565">
                <text:p>1095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0">
                <text:p>-320</text:p>
              </table:table-cell>
              <table:table-cell office:value-type="float" office:value="103045">
                <text:p>103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0">
                <text:p>-310</text:p>
              </table:table-cell>
              <table:table-cell office:value-type="float" office:value="96725">
                <text:p>96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0">
                <text:p>-300</text:p>
              </table:table-cell>
              <table:table-cell office:value-type="float" office:value="90605">
                <text:p>906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0">
                <text:p>-290</text:p>
              </table:table-cell>
              <table:table-cell office:value-type="float" office:value="84685">
                <text:p>84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0">
                <text:p>-280</text:p>
              </table:table-cell>
              <table:table-cell office:value-type="float" office:value="78965">
                <text:p>78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0">
                <text:p>-270</text:p>
              </table:table-cell>
              <table:table-cell office:value-type="float" office:value="73445">
                <text:p>73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0">
                <text:p>-260</text:p>
              </table:table-cell>
              <table:table-cell office:value-type="float" office:value="68125">
                <text:p>6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0">
                <text:p>-250</text:p>
              </table:table-cell>
              <table:table-cell office:value-type="float" office:value="63005">
                <text:p>63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0">
                <text:p>-240</text:p>
              </table:table-cell>
              <table:table-cell office:value-type="float" office:value="58085">
                <text:p>580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0">
                <text:p>-230</text:p>
              </table:table-cell>
              <table:table-cell office:value-type="float" office:value="53365">
                <text:p>53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0">
                <text:p>-220</text:p>
              </table:table-cell>
              <table:table-cell office:value-type="float" office:value="48845">
                <text:p>48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0">
                <text:p>-210</text:p>
              </table:table-cell>
              <table:table-cell office:value-type="float" office:value="44525">
                <text:p>44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0">
                <text:p>-200</text:p>
              </table:table-cell>
              <table:table-cell office:value-type="float" office:value="40405">
                <text:p>40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0">
                <text:p>-190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0">
                <text:p>-180</text:p>
              </table:table-cell>
              <table:table-cell office:value-type="float" office:value="32765">
                <text:p>32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0">
                <text:p>-170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0">
                <text:p>-160</text:p>
              </table:table-cell>
              <table:table-cell office:value-type="float" office:value="25925">
                <text:p>25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0">
                <text:p>-150</text:p>
              </table:table-cell>
              <table:table-cell office:value-type="float" office:value="22805">
                <text:p>22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0">
                <text:p>-140</text:p>
              </table:table-cell>
              <table:table-cell office:value-type="float" office:value="19885">
                <text:p>19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0">
                <text:p>-130</text:p>
              </table:table-cell>
              <table:table-cell office:value-type="float" office:value="17165">
                <text:p>17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0">
                <text:p>-120</text:p>
              </table:table-cell>
              <table:table-cell office:value-type="float" office:value="14645">
                <text:p>14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0">
                <text:p>-110</text:p>
              </table:table-cell>
              <table:table-cell office:value-type="float" office:value="12325">
                <text:p>12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0">
                <text:p>-10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0">
                <text:p>-90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0">
                <text:p>-80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0">
                <text:p>-70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0">
                <text:p>-60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0">
                <text:p>-5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0">
                <text:p>-4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">
                <text:p>-3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">
                <text:p>-2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9805">
                <text:p>98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165">
                <text:p>141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">
                <text:p>130</text:p>
              </table:table-cell>
              <table:table-cell office:value-type="float" office:value="16645">
                <text:p>166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22205">
                <text:p>22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25285">
                <text:p>252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">
                <text:p>170</text:p>
              </table:table-cell>
              <table:table-cell office:value-type="float" office:value="28565">
                <text:p>28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">
                <text:p>180</text:p>
              </table:table-cell>
              <table:table-cell office:value-type="float" office:value="32045">
                <text:p>32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">
                <text:p>190</text:p>
              </table:table-cell>
              <table:table-cell office:value-type="float" office:value="35725">
                <text:p>35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0">
                <text:p>210</text:p>
              </table:table-cell>
              <table:table-cell office:value-type="float" office:value="43685">
                <text:p>436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">
                <text:p>220</text:p>
              </table:table-cell>
              <table:table-cell office:value-type="float" office:value="47965">
                <text:p>479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0">
                <text:p>230</text:p>
              </table:table-cell>
              <table:table-cell office:value-type="float" office:value="52445">
                <text:p>524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57125">
                <text:p>57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62005">
                <text:p>62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">
                <text:p>260</text:p>
              </table:table-cell>
              <table:table-cell office:value-type="float" office:value="67085">
                <text:p>67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0">
                <text:p>270</text:p>
              </table:table-cell>
              <table:table-cell office:value-type="float" office:value="72365">
                <text:p>72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77845">
                <text:p>778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">
                <text:p>290</text:p>
              </table:table-cell>
              <table:table-cell office:value-type="float" office:value="83525">
                <text:p>83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0">
                <text:p>300</text:p>
              </table:table-cell>
              <table:table-cell office:value-type="float" office:value="89405">
                <text:p>89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">
                <text:p>310</text:p>
              </table:table-cell>
              <table:table-cell office:value-type="float" office:value="95485">
                <text:p>954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  <table:table-cell office:value-type="float" office:value="101765">
                <text:p>101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">
                <text:p>330</text:p>
              </table:table-cell>
              <table:table-cell office:value-type="float" office:value="108245">
                <text:p>1082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0">
                <text:p>340</text:p>
              </table:table-cell>
              <table:table-cell office:value-type="float" office:value="114925">
                <text:p>1149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0">
                <text:p>350</text:p>
              </table:table-cell>
              <table:table-cell office:value-type="float" office:value="121805">
                <text:p>121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0">
                <text:p>360</text:p>
              </table:table-cell>
              <table:table-cell office:value-type="float" office:value="128885">
                <text:p>1288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">
                <text:p>370</text:p>
              </table:table-cell>
              <table:table-cell office:value-type="float" office:value="136165">
                <text:p>136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">
                <text:p>380</text:p>
              </table:table-cell>
              <table:table-cell office:value-type="float" office:value="143645">
                <text:p>143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">
                <text:p>390</text:p>
              </table:table-cell>
              <table:table-cell office:value-type="float" office:value="151325">
                <text:p>151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159205">
                <text:p>159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0">
                <text:p>410</text:p>
              </table:table-cell>
              <table:table-cell office:value-type="float" office:value="167285">
                <text:p>167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">
                <text:p>420</text:p>
              </table:table-cell>
              <table:table-cell office:value-type="float" office:value="175565">
                <text:p>175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0">
                <text:p>430</text:p>
              </table:table-cell>
              <table:table-cell office:value-type="float" office:value="184045">
                <text:p>184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0">
                <text:p>440</text:p>
              </table:table-cell>
              <table:table-cell office:value-type="float" office:value="192725">
                <text:p>192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">
                <text:p>450</text:p>
              </table:table-cell>
              <table:table-cell office:value-type="float" office:value="201605">
                <text:p>201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">
                <text:p>460</text:p>
              </table:table-cell>
              <table:table-cell office:value-type="float" office:value="210685">
                <text:p>2106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">
                <text:p>470</text:p>
              </table:table-cell>
              <table:table-cell office:value-type="float" office:value="219965">
                <text:p>219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0">
                <text:p>480</text:p>
              </table:table-cell>
              <table:table-cell office:value-type="float" office:value="229445">
                <text:p>229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0">
                <text:p>490</text:p>
              </table:table-cell>
              <table:table-cell office:value-type="float" office:value="239125">
                <text:p>239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">
                <text:p>500</text:p>
              </table:table-cell>
              <table:table-cell office:value-type="float" office:value="249005">
                <text:p>249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">
                <text:p>510</text:p>
              </table:table-cell>
              <table:table-cell office:value-type="float" office:value="259085">
                <text:p>2590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">
                <text:p>520</text:p>
              </table:table-cell>
              <table:table-cell office:value-type="float" office:value="269365">
                <text:p>2693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">
                <text:p>530</text:p>
              </table:table-cell>
              <table:table-cell office:value-type="float" office:value="279845">
                <text:p>279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0">
                <text:p>540</text:p>
              </table:table-cell>
              <table:table-cell office:value-type="float" office:value="290525">
                <text:p>290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0">
                <text:p>550</text:p>
              </table:table-cell>
              <table:table-cell office:value-type="float" office:value="301405">
                <text:p>3014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0">
                <text:p>560</text:p>
              </table:table-cell>
              <table:table-cell office:value-type="float" office:value="312485">
                <text:p>312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0">
                <text:p>570</text:p>
              </table:table-cell>
              <table:table-cell office:value-type="float" office:value="323765">
                <text:p>3237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0">
                <text:p>580</text:p>
              </table:table-cell>
              <table:table-cell office:value-type="float" office:value="335245">
                <text:p>335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0">
                <text:p>590</text:p>
              </table:table-cell>
              <table:table-cell office:value-type="float" office:value="346925">
                <text:p>3469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">
                <text:p>600</text:p>
              </table:table-cell>
              <table:table-cell office:value-type="float" office:value="358805">
                <text:p>358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370885">
                <text:p>370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0">
                <text:p>620</text:p>
              </table:table-cell>
              <table:table-cell office:value-type="float" office:value="383165">
                <text:p>383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0">
                <text:p>630</text:p>
              </table:table-cell>
              <table:table-cell office:value-type="float" office:value="395645">
                <text:p>3956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0">
                <text:p>640</text:p>
              </table:table-cell>
              <table:table-cell office:value-type="float" office:value="408325">
                <text:p>408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0">
                <text:p>650</text:p>
              </table:table-cell>
              <table:table-cell office:value-type="float" office:value="421205">
                <text:p>4212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0">
                <text:p>660</text:p>
              </table:table-cell>
              <table:table-cell office:value-type="float" office:value="434285">
                <text:p>434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0">
                <text:p>670</text:p>
              </table:table-cell>
              <table:table-cell office:value-type="float" office:value="447565">
                <text:p>4475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">
                <text:p>680</text:p>
              </table:table-cell>
              <table:table-cell office:value-type="float" office:value="461045">
                <text:p>4610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0">
                <text:p>690</text:p>
              </table:table-cell>
              <table:table-cell office:value-type="float" office:value="474725">
                <text:p>474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0">
                <text:p>700</text:p>
              </table:table-cell>
              <table:table-cell office:value-type="float" office:value="488605">
                <text:p>4886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">
                <text:p>710</text:p>
              </table:table-cell>
              <table:table-cell office:value-type="float" office:value="502685">
                <text:p>5026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0">
                <text:p>720</text:p>
              </table:table-cell>
              <table:table-cell office:value-type="float" office:value="516965">
                <text:p>5169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0">
                <text:p>730</text:p>
              </table:table-cell>
              <table:table-cell office:value-type="float" office:value="531445">
                <text:p>531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0">
                <text:p>740</text:p>
              </table:table-cell>
              <table:table-cell office:value-type="float" office:value="546125">
                <text:p>546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">
                <text:p>750</text:p>
              </table:table-cell>
              <table:table-cell office:value-type="float" office:value="561005">
                <text:p>561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0">
                <text:p>760</text:p>
              </table:table-cell>
              <table:table-cell office:value-type="float" office:value="576085">
                <text:p>5760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0">
                <text:p>770</text:p>
              </table:table-cell>
              <table:table-cell office:value-type="float" office:value="591365">
                <text:p>5913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0">
                <text:p>780</text:p>
              </table:table-cell>
              <table:table-cell office:value-type="float" office:value="606845">
                <text:p>606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0">
                <text:p>790</text:p>
              </table:table-cell>
              <table:table-cell office:value-type="float" office:value="622525">
                <text:p>6225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0">
                <text:p>800</text:p>
              </table:table-cell>
              <table:table-cell office:value-type="float" office:value="638405">
                <text:p>6384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0">
                <text:p>810</text:p>
              </table:table-cell>
              <table:table-cell office:value-type="float" office:value="654485">
                <text:p>6544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0">
                <text:p>820</text:p>
              </table:table-cell>
              <table:table-cell office:value-type="float" office:value="670765">
                <text:p>6707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0">
                <text:p>830</text:p>
              </table:table-cell>
              <table:table-cell office:value-type="float" office:value="687245">
                <text:p>687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0">
                <text:p>840</text:p>
              </table:table-cell>
              <table:table-cell office:value-type="float" office:value="703925">
                <text:p>703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0">
                <text:p>850</text:p>
              </table:table-cell>
              <table:table-cell office:value-type="float" office:value="720805">
                <text:p>720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">
                <text:p>860</text:p>
              </table:table-cell>
              <table:table-cell office:value-type="float" office:value="737885">
                <text:p>7378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">
                <text:p>870</text:p>
              </table:table-cell>
              <table:table-cell office:value-type="float" office:value="755165">
                <text:p>7551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0">
                <text:p>880</text:p>
              </table:table-cell>
              <table:table-cell office:value-type="float" office:value="772645">
                <text:p>7726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0">
                <text:p>890</text:p>
              </table:table-cell>
              <table:table-cell office:value-type="float" office:value="790325">
                <text:p>7903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">
                <text:p>900</text:p>
              </table:table-cell>
              <table:table-cell office:value-type="float" office:value="808205">
                <text:p>8082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0">
                <text:p>910</text:p>
              </table:table-cell>
              <table:table-cell office:value-type="float" office:value="826285">
                <text:p>8262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0">
                <text:p>920</text:p>
              </table:table-cell>
              <table:table-cell office:value-type="float" office:value="844565">
                <text:p>8445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0">
                <text:p>930</text:p>
              </table:table-cell>
              <table:table-cell office:value-type="float" office:value="863045">
                <text:p>8630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">
                <text:p>940</text:p>
              </table:table-cell>
              <table:table-cell office:value-type="float" office:value="881725">
                <text:p>881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">
                <text:p>950</text:p>
              </table:table-cell>
              <table:table-cell office:value-type="float" office:value="900605">
                <text:p>900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">
                <text:p>960</text:p>
              </table:table-cell>
              <table:table-cell office:value-type="float" office:value="919685">
                <text:p>9196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">
                <text:p>970</text:p>
              </table:table-cell>
              <table:table-cell office:value-type="float" office:value="938965">
                <text:p>9389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">
                <text:p>980</text:p>
              </table:table-cell>
              <table:table-cell office:value-type="float" office:value="958445">
                <text:p>958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">
                <text:p>990</text:p>
              </table:table-cell>
              <table:table-cell office:value-type="float" office:value="978125">
                <text:p>978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998005">
                <text:p>998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5cm" xlink:href=".." xlink:type="simple" chart:class="chart:scatter" chart:style-name="ch1">
        <chart:title svg:x="6.806cm" svg:y="0.315cm" chart:style-name="ch2">
          <text:p>Функция 3</text:p>
        </chart:title>
        <chart:plot-area chart:style-name="ch3" table:cell-range-address="Лист1.C1:Лист1.C202 Лист1.F1:Лист1.F202" chart:data-source-has-labels="row" svg:x="0.32cm" svg:y="1.299cm" svg:width="15.362cm" svg:height="7.517cm">
          <chart:coordinate-region svg:x="0.765cm" svg:y="1.501cm" svg:width="14.534cm" svg:height="7.1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F2:Лист1.F202" chart:label-cell-address="Лист1.F1:Лист1.F1" chart:class="chart:scatter">
            <chart:domain table:cell-range-address="Лист1.C2:Лист1.C202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y3(x)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Лист1.C2:Лист1.C202</svg:desc>
                </draw:g>
              </table:table-cell>
              <table:table-cell office:value-type="float" office:value="-997996">
                <text:p>-997996</text:p>
                <draw:g>
                  <svg:desc>Лист1.F2:Лист1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0">
                <text:p>-990</text:p>
              </table:table-cell>
              <table:table-cell office:value-type="float" office:value="-978116">
                <text:p>-978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0">
                <text:p>-980</text:p>
              </table:table-cell>
              <table:table-cell office:value-type="float" office:value="-958436">
                <text:p>-958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0">
                <text:p>-970</text:p>
              </table:table-cell>
              <table:table-cell office:value-type="float" office:value="-938956">
                <text:p>-938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0">
                <text:p>-960</text:p>
              </table:table-cell>
              <table:table-cell office:value-type="float" office:value="-919676">
                <text:p>-9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0">
                <text:p>-950</text:p>
              </table:table-cell>
              <table:table-cell office:value-type="float" office:value="-900596">
                <text:p>-900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0">
                <text:p>-940</text:p>
              </table:table-cell>
              <table:table-cell office:value-type="float" office:value="-881716">
                <text:p>-881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0">
                <text:p>-930</text:p>
              </table:table-cell>
              <table:table-cell office:value-type="float" office:value="-863036">
                <text:p>-863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0">
                <text:p>-920</text:p>
              </table:table-cell>
              <table:table-cell office:value-type="float" office:value="-844556">
                <text:p>-844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0">
                <text:p>-910</text:p>
              </table:table-cell>
              <table:table-cell office:value-type="float" office:value="-826276">
                <text:p>-826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-808196">
                <text:p>-808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0">
                <text:p>-890</text:p>
              </table:table-cell>
              <table:table-cell office:value-type="float" office:value="-790316">
                <text:p>-790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0">
                <text:p>-880</text:p>
              </table:table-cell>
              <table:table-cell office:value-type="float" office:value="-772636">
                <text:p>-772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0">
                <text:p>-870</text:p>
              </table:table-cell>
              <table:table-cell office:value-type="float" office:value="-755156">
                <text:p>-755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0">
                <text:p>-860</text:p>
              </table:table-cell>
              <table:table-cell office:value-type="float" office:value="-737876">
                <text:p>-737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0">
                <text:p>-850</text:p>
              </table:table-cell>
              <table:table-cell office:value-type="float" office:value="-720796">
                <text:p>-720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0">
                <text:p>-840</text:p>
              </table:table-cell>
              <table:table-cell office:value-type="float" office:value="-703916">
                <text:p>-703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0">
                <text:p>-830</text:p>
              </table:table-cell>
              <table:table-cell office:value-type="float" office:value="-687236">
                <text:p>-687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0">
                <text:p>-820</text:p>
              </table:table-cell>
              <table:table-cell office:value-type="float" office:value="-670756">
                <text:p>-67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0">
                <text:p>-810</text:p>
              </table:table-cell>
              <table:table-cell office:value-type="float" office:value="-654476">
                <text:p>-654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0">
                <text:p>-800</text:p>
              </table:table-cell>
              <table:table-cell office:value-type="float" office:value="-638396">
                <text:p>-638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0">
                <text:p>-790</text:p>
              </table:table-cell>
              <table:table-cell office:value-type="float" office:value="-622516">
                <text:p>-622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0">
                <text:p>-780</text:p>
              </table:table-cell>
              <table:table-cell office:value-type="float" office:value="-606836">
                <text:p>-606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0">
                <text:p>-770</text:p>
              </table:table-cell>
              <table:table-cell office:value-type="float" office:value="-591356">
                <text:p>-591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0">
                <text:p>-760</text:p>
              </table:table-cell>
              <table:table-cell office:value-type="float" office:value="-576076">
                <text:p>-576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0">
                <text:p>-750</text:p>
              </table:table-cell>
              <table:table-cell office:value-type="float" office:value="-560996">
                <text:p>-560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0">
                <text:p>-740</text:p>
              </table:table-cell>
              <table:table-cell office:value-type="float" office:value="-546116">
                <text:p>-546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0">
                <text:p>-730</text:p>
              </table:table-cell>
              <table:table-cell office:value-type="float" office:value="-531436">
                <text:p>-531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0">
                <text:p>-720</text:p>
              </table:table-cell>
              <table:table-cell office:value-type="float" office:value="-516956">
                <text:p>-516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0">
                <text:p>-710</text:p>
              </table:table-cell>
              <table:table-cell office:value-type="float" office:value="-502676">
                <text:p>-502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">
                <text:p>-700</text:p>
              </table:table-cell>
              <table:table-cell office:value-type="float" office:value="-488596">
                <text:p>-488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0">
                <text:p>-690</text:p>
              </table:table-cell>
              <table:table-cell office:value-type="float" office:value="-474716">
                <text:p>-474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0">
                <text:p>-680</text:p>
              </table:table-cell>
              <table:table-cell office:value-type="float" office:value="-461036">
                <text:p>-461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0">
                <text:p>-670</text:p>
              </table:table-cell>
              <table:table-cell office:value-type="float" office:value="-447556">
                <text:p>-447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0">
                <text:p>-660</text:p>
              </table:table-cell>
              <table:table-cell office:value-type="float" office:value="-434276">
                <text:p>-434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0">
                <text:p>-650</text:p>
              </table:table-cell>
              <table:table-cell office:value-type="float" office:value="-421196">
                <text:p>-421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0">
                <text:p>-640</text:p>
              </table:table-cell>
              <table:table-cell office:value-type="float" office:value="-408316">
                <text:p>-408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0">
                <text:p>-630</text:p>
              </table:table-cell>
              <table:table-cell office:value-type="float" office:value="-395636">
                <text:p>-395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0">
                <text:p>-620</text:p>
              </table:table-cell>
              <table:table-cell office:value-type="float" office:value="-383156">
                <text:p>-383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0">
                <text:p>-610</text:p>
              </table:table-cell>
              <table:table-cell office:value-type="float" office:value="-370876">
                <text:p>-370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0">
                <text:p>-600</text:p>
              </table:table-cell>
              <table:table-cell office:value-type="float" office:value="-358796">
                <text:p>-358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0">
                <text:p>-590</text:p>
              </table:table-cell>
              <table:table-cell office:value-type="float" office:value="-346916">
                <text:p>-346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0">
                <text:p>-580</text:p>
              </table:table-cell>
              <table:table-cell office:value-type="float" office:value="-335236">
                <text:p>-335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0">
                <text:p>-570</text:p>
              </table:table-cell>
              <table:table-cell office:value-type="float" office:value="-323756">
                <text:p>-323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0">
                <text:p>-560</text:p>
              </table:table-cell>
              <table:table-cell office:value-type="float" office:value="-312476">
                <text:p>-312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0">
                <text:p>-550</text:p>
              </table:table-cell>
              <table:table-cell office:value-type="float" office:value="-301396">
                <text:p>-30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0">
                <text:p>-540</text:p>
              </table:table-cell>
              <table:table-cell office:value-type="float" office:value="-290516">
                <text:p>-290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0">
                <text:p>-530</text:p>
              </table:table-cell>
              <table:table-cell office:value-type="float" office:value="-279836">
                <text:p>-279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0">
                <text:p>-520</text:p>
              </table:table-cell>
              <table:table-cell office:value-type="float" office:value="-269356">
                <text:p>-269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0">
                <text:p>-510</text:p>
              </table:table-cell>
              <table:table-cell office:value-type="float" office:value="-259076">
                <text:p>-2590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0">
                <text:p>-500</text:p>
              </table:table-cell>
              <table:table-cell office:value-type="float" office:value="-248996">
                <text:p>-248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0">
                <text:p>-490</text:p>
              </table:table-cell>
              <table:table-cell office:value-type="float" office:value="-239116">
                <text:p>-239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0">
                <text:p>-480</text:p>
              </table:table-cell>
              <table:table-cell office:value-type="float" office:value="-229436">
                <text:p>-229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0">
                <text:p>-470</text:p>
              </table:table-cell>
              <table:table-cell office:value-type="float" office:value="-219956">
                <text:p>-219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0">
                <text:p>-460</text:p>
              </table:table-cell>
              <table:table-cell office:value-type="float" office:value="-210676">
                <text:p>-210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0">
                <text:p>-450</text:p>
              </table:table-cell>
              <table:table-cell office:value-type="float" office:value="-201596">
                <text:p>-2015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0">
                <text:p>-440</text:p>
              </table:table-cell>
              <table:table-cell office:value-type="float" office:value="-192716">
                <text:p>-192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0">
                <text:p>-430</text:p>
              </table:table-cell>
              <table:table-cell office:value-type="float" office:value="-184036">
                <text:p>-184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0">
                <text:p>-420</text:p>
              </table:table-cell>
              <table:table-cell office:value-type="float" office:value="-175556">
                <text:p>-17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0">
                <text:p>-410</text:p>
              </table:table-cell>
              <table:table-cell office:value-type="float" office:value="-167276">
                <text:p>-167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0">
                <text:p>-400</text:p>
              </table:table-cell>
              <table:table-cell office:value-type="float" office:value="-159196">
                <text:p>-159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0">
                <text:p>-390</text:p>
              </table:table-cell>
              <table:table-cell office:value-type="float" office:value="-151316">
                <text:p>-151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0">
                <text:p>-380</text:p>
              </table:table-cell>
              <table:table-cell office:value-type="float" office:value="-143636">
                <text:p>-143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0">
                <text:p>-370</text:p>
              </table:table-cell>
              <table:table-cell office:value-type="float" office:value="-136156">
                <text:p>-136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0">
                <text:p>-360</text:p>
              </table:table-cell>
              <table:table-cell office:value-type="float" office:value="-128876">
                <text:p>-128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0">
                <text:p>-350</text:p>
              </table:table-cell>
              <table:table-cell office:value-type="float" office:value="-121796">
                <text:p>-1217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0">
                <text:p>-340</text:p>
              </table:table-cell>
              <table:table-cell office:value-type="float" office:value="-114916">
                <text:p>-114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0">
                <text:p>-330</text:p>
              </table:table-cell>
              <table:table-cell office:value-type="float" office:value="-108236">
                <text:p>-1082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0">
                <text:p>-320</text:p>
              </table:table-cell>
              <table:table-cell office:value-type="float" office:value="-101756">
                <text:p>-101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0">
                <text:p>-310</text:p>
              </table:table-cell>
              <table:table-cell office:value-type="float" office:value="-95476">
                <text:p>-95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0">
                <text:p>-300</text:p>
              </table:table-cell>
              <table:table-cell office:value-type="float" office:value="-89396">
                <text:p>-89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0">
                <text:p>-290</text:p>
              </table:table-cell>
              <table:table-cell office:value-type="float" office:value="-83516">
                <text:p>-83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0">
                <text:p>-280</text:p>
              </table:table-cell>
              <table:table-cell office:value-type="float" office:value="-77836">
                <text:p>-778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0">
                <text:p>-270</text:p>
              </table:table-cell>
              <table:table-cell office:value-type="float" office:value="-72356">
                <text:p>-72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0">
                <text:p>-260</text:p>
              </table:table-cell>
              <table:table-cell office:value-type="float" office:value="-67076">
                <text:p>-67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0">
                <text:p>-250</text:p>
              </table:table-cell>
              <table:table-cell office:value-type="float" office:value="-61996">
                <text:p>-61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0">
                <text:p>-240</text:p>
              </table:table-cell>
              <table:table-cell office:value-type="float" office:value="-57116">
                <text:p>-57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0">
                <text:p>-230</text:p>
              </table:table-cell>
              <table:table-cell office:value-type="float" office:value="-52436">
                <text:p>-52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0">
                <text:p>-220</text:p>
              </table:table-cell>
              <table:table-cell office:value-type="float" office:value="-47956">
                <text:p>-47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0">
                <text:p>-210</text:p>
              </table:table-cell>
              <table:table-cell office:value-type="float" office:value="-43676">
                <text:p>-43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0">
                <text:p>-200</text:p>
              </table:table-cell>
              <table:table-cell office:value-type="float" office:value="-39596">
                <text:p>-39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0">
                <text:p>-190</text:p>
              </table:table-cell>
              <table:table-cell office:value-type="float" office:value="-35716">
                <text:p>-35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0">
                <text:p>-180</text:p>
              </table:table-cell>
              <table:table-cell office:value-type="float" office:value="-32036">
                <text:p>-32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0">
                <text:p>-170</text:p>
              </table:table-cell>
              <table:table-cell office:value-type="float" office:value="-28556">
                <text:p>-28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0">
                <text:p>-160</text:p>
              </table:table-cell>
              <table:table-cell office:value-type="float" office:value="-25276">
                <text:p>-25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0">
                <text:p>-150</text:p>
              </table:table-cell>
              <table:table-cell office:value-type="float" office:value="-22196">
                <text:p>-22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0">
                <text:p>-140</text:p>
              </table:table-cell>
              <table:table-cell office:value-type="float" office:value="-19316">
                <text:p>-19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0">
                <text:p>-130</text:p>
              </table:table-cell>
              <table:table-cell office:value-type="float" office:value="-16636">
                <text:p>-16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0">
                <text:p>-120</text:p>
              </table:table-cell>
              <table:table-cell office:value-type="float" office:value="-14156">
                <text:p>-141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0">
                <text:p>-110</text:p>
              </table:table-cell>
              <table:table-cell office:value-type="float" office:value="-11876">
                <text:p>-11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0">
                <text:p>-100</text:p>
              </table:table-cell>
              <table:table-cell office:value-type="float" office:value="-9796">
                <text:p>-9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0">
                <text:p>-90</text:p>
              </table:table-cell>
              <table:table-cell office:value-type="float" office:value="-7916">
                <text:p>-7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0">
                <text:p>-80</text:p>
              </table:table-cell>
              <table:table-cell office:value-type="float" office:value="-6236">
                <text:p>-6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0">
                <text:p>-70</text:p>
              </table:table-cell>
              <table:table-cell office:value-type="float" office:value="-4756">
                <text:p>-4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0">
                <text:p>-60</text:p>
              </table:table-cell>
              <table:table-cell office:value-type="float" office:value="-3476">
                <text:p>-3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0">
                <text:p>-50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0">
                <text:p>-40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">
                <text:p>-30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">
                <text:p>-20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-956">
                <text:p>-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-2596">
                <text:p>-25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-5036">
                <text:p>-50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-6556">
                <text:p>-6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-8276">
                <text:p>-82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-10196">
                <text:p>-10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-12316">
                <text:p>-12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-14636">
                <text:p>-146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">
                <text:p>130</text:p>
              </table:table-cell>
              <table:table-cell office:value-type="float" office:value="-17156">
                <text:p>-17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-19876">
                <text:p>-19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-22796">
                <text:p>-22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-25916">
                <text:p>-25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">
                <text:p>170</text:p>
              </table:table-cell>
              <table:table-cell office:value-type="float" office:value="-29236">
                <text:p>-292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">
                <text:p>180</text:p>
              </table:table-cell>
              <table:table-cell office:value-type="float" office:value="-32756">
                <text:p>-327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">
                <text:p>190</text:p>
              </table:table-cell>
              <table:table-cell office:value-type="float" office:value="-36476">
                <text:p>-36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-40396">
                <text:p>-403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0">
                <text:p>210</text:p>
              </table:table-cell>
              <table:table-cell office:value-type="float" office:value="-44516">
                <text:p>-445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">
                <text:p>220</text:p>
              </table:table-cell>
              <table:table-cell office:value-type="float" office:value="-48836">
                <text:p>-48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0">
                <text:p>230</text:p>
              </table:table-cell>
              <table:table-cell office:value-type="float" office:value="-53356">
                <text:p>-53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-58076">
                <text:p>-580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-62996">
                <text:p>-629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">
                <text:p>260</text:p>
              </table:table-cell>
              <table:table-cell office:value-type="float" office:value="-68116">
                <text:p>-68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0">
                <text:p>270</text:p>
              </table:table-cell>
              <table:table-cell office:value-type="float" office:value="-73436">
                <text:p>-734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78956">
                <text:p>-789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">
                <text:p>290</text:p>
              </table:table-cell>
              <table:table-cell office:value-type="float" office:value="-84676">
                <text:p>-84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0">
                <text:p>300</text:p>
              </table:table-cell>
              <table:table-cell office:value-type="float" office:value="-90596">
                <text:p>-905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">
                <text:p>310</text:p>
              </table:table-cell>
              <table:table-cell office:value-type="float" office:value="-96716">
                <text:p>-96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  <table:table-cell office:value-type="float" office:value="-103036">
                <text:p>-103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">
                <text:p>330</text:p>
              </table:table-cell>
              <table:table-cell office:value-type="float" office:value="-109556">
                <text:p>-109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0">
                <text:p>340</text:p>
              </table:table-cell>
              <table:table-cell office:value-type="float" office:value="-116276">
                <text:p>-1162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0">
                <text:p>350</text:p>
              </table:table-cell>
              <table:table-cell office:value-type="float" office:value="-123196">
                <text:p>-123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0">
                <text:p>360</text:p>
              </table:table-cell>
              <table:table-cell office:value-type="float" office:value="-130316">
                <text:p>-130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">
                <text:p>370</text:p>
              </table:table-cell>
              <table:table-cell office:value-type="float" office:value="-137636">
                <text:p>-1376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">
                <text:p>380</text:p>
              </table:table-cell>
              <table:table-cell office:value-type="float" office:value="-145156">
                <text:p>-145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">
                <text:p>390</text:p>
              </table:table-cell>
              <table:table-cell office:value-type="float" office:value="-152876">
                <text:p>-152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-160796">
                <text:p>-160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0">
                <text:p>410</text:p>
              </table:table-cell>
              <table:table-cell office:value-type="float" office:value="-168916">
                <text:p>-1689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">
                <text:p>420</text:p>
              </table:table-cell>
              <table:table-cell office:value-type="float" office:value="-177236">
                <text:p>-1772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0">
                <text:p>430</text:p>
              </table:table-cell>
              <table:table-cell office:value-type="float" office:value="-185756">
                <text:p>-1857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0">
                <text:p>440</text:p>
              </table:table-cell>
              <table:table-cell office:value-type="float" office:value="-194476">
                <text:p>-194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">
                <text:p>450</text:p>
              </table:table-cell>
              <table:table-cell office:value-type="float" office:value="-203396">
                <text:p>-203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">
                <text:p>460</text:p>
              </table:table-cell>
              <table:table-cell office:value-type="float" office:value="-212516">
                <text:p>-212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">
                <text:p>470</text:p>
              </table:table-cell>
              <table:table-cell office:value-type="float" office:value="-221836">
                <text:p>-221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0">
                <text:p>480</text:p>
              </table:table-cell>
              <table:table-cell office:value-type="float" office:value="-231356">
                <text:p>-2313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0">
                <text:p>490</text:p>
              </table:table-cell>
              <table:table-cell office:value-type="float" office:value="-241076">
                <text:p>-241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">
                <text:p>500</text:p>
              </table:table-cell>
              <table:table-cell office:value-type="float" office:value="-250996">
                <text:p>-250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">
                <text:p>510</text:p>
              </table:table-cell>
              <table:table-cell office:value-type="float" office:value="-261116">
                <text:p>-261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">
                <text:p>520</text:p>
              </table:table-cell>
              <table:table-cell office:value-type="float" office:value="-271436">
                <text:p>-27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">
                <text:p>530</text:p>
              </table:table-cell>
              <table:table-cell office:value-type="float" office:value="-281956">
                <text:p>-2819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0">
                <text:p>540</text:p>
              </table:table-cell>
              <table:table-cell office:value-type="float" office:value="-292676">
                <text:p>-292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0">
                <text:p>550</text:p>
              </table:table-cell>
              <table:table-cell office:value-type="float" office:value="-303596">
                <text:p>-303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0">
                <text:p>560</text:p>
              </table:table-cell>
              <table:table-cell office:value-type="float" office:value="-314716">
                <text:p>-3147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0">
                <text:p>570</text:p>
              </table:table-cell>
              <table:table-cell office:value-type="float" office:value="-326036">
                <text:p>-326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0">
                <text:p>580</text:p>
              </table:table-cell>
              <table:table-cell office:value-type="float" office:value="-337556">
                <text:p>-3375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0">
                <text:p>590</text:p>
              </table:table-cell>
              <table:table-cell office:value-type="float" office:value="-349276">
                <text:p>-3492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">
                <text:p>600</text:p>
              </table:table-cell>
              <table:table-cell office:value-type="float" office:value="-361196">
                <text:p>-361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-373316">
                <text:p>-3733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0">
                <text:p>620</text:p>
              </table:table-cell>
              <table:table-cell office:value-type="float" office:value="-385636">
                <text:p>-3856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0">
                <text:p>630</text:p>
              </table:table-cell>
              <table:table-cell office:value-type="float" office:value="-398156">
                <text:p>-398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0">
                <text:p>640</text:p>
              </table:table-cell>
              <table:table-cell office:value-type="float" office:value="-410876">
                <text:p>-410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0">
                <text:p>650</text:p>
              </table:table-cell>
              <table:table-cell office:value-type="float" office:value="-423796">
                <text:p>-423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0">
                <text:p>660</text:p>
              </table:table-cell>
              <table:table-cell office:value-type="float" office:value="-436916">
                <text:p>-4369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0">
                <text:p>670</text:p>
              </table:table-cell>
              <table:table-cell office:value-type="float" office:value="-450236">
                <text:p>-450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">
                <text:p>680</text:p>
              </table:table-cell>
              <table:table-cell office:value-type="float" office:value="-463756">
                <text:p>-4637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0">
                <text:p>690</text:p>
              </table:table-cell>
              <table:table-cell office:value-type="float" office:value="-477476">
                <text:p>-4774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0">
                <text:p>700</text:p>
              </table:table-cell>
              <table:table-cell office:value-type="float" office:value="-491396">
                <text:p>-491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">
                <text:p>710</text:p>
              </table:table-cell>
              <table:table-cell office:value-type="float" office:value="-505516">
                <text:p>-5055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0">
                <text:p>720</text:p>
              </table:table-cell>
              <table:table-cell office:value-type="float" office:value="-519836">
                <text:p>-5198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0">
                <text:p>730</text:p>
              </table:table-cell>
              <table:table-cell office:value-type="float" office:value="-534356">
                <text:p>-534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0">
                <text:p>740</text:p>
              </table:table-cell>
              <table:table-cell office:value-type="float" office:value="-549076">
                <text:p>-5490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">
                <text:p>750</text:p>
              </table:table-cell>
              <table:table-cell office:value-type="float" office:value="-563996">
                <text:p>-563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0">
                <text:p>760</text:p>
              </table:table-cell>
              <table:table-cell office:value-type="float" office:value="-579116">
                <text:p>-579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0">
                <text:p>770</text:p>
              </table:table-cell>
              <table:table-cell office:value-type="float" office:value="-594436">
                <text:p>-5944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0">
                <text:p>780</text:p>
              </table:table-cell>
              <table:table-cell office:value-type="float" office:value="-609956">
                <text:p>-6099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0">
                <text:p>790</text:p>
              </table:table-cell>
              <table:table-cell office:value-type="float" office:value="-625676">
                <text:p>-6256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0">
                <text:p>800</text:p>
              </table:table-cell>
              <table:table-cell office:value-type="float" office:value="-641596">
                <text:p>-6415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0">
                <text:p>810</text:p>
              </table:table-cell>
              <table:table-cell office:value-type="float" office:value="-657716">
                <text:p>-6577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0">
                <text:p>820</text:p>
              </table:table-cell>
              <table:table-cell office:value-type="float" office:value="-674036">
                <text:p>-6740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0">
                <text:p>830</text:p>
              </table:table-cell>
              <table:table-cell office:value-type="float" office:value="-690556">
                <text:p>-6905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0">
                <text:p>840</text:p>
              </table:table-cell>
              <table:table-cell office:value-type="float" office:value="-707276">
                <text:p>-707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0">
                <text:p>850</text:p>
              </table:table-cell>
              <table:table-cell office:value-type="float" office:value="-724196">
                <text:p>-724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">
                <text:p>860</text:p>
              </table:table-cell>
              <table:table-cell office:value-type="float" office:value="-741316">
                <text:p>-741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">
                <text:p>870</text:p>
              </table:table-cell>
              <table:table-cell office:value-type="float" office:value="-758636">
                <text:p>-758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0">
                <text:p>880</text:p>
              </table:table-cell>
              <table:table-cell office:value-type="float" office:value="-776156">
                <text:p>-7761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0">
                <text:p>890</text:p>
              </table:table-cell>
              <table:table-cell office:value-type="float" office:value="-793876">
                <text:p>-7938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">
                <text:p>900</text:p>
              </table:table-cell>
              <table:table-cell office:value-type="float" office:value="-811796">
                <text:p>-811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0">
                <text:p>910</text:p>
              </table:table-cell>
              <table:table-cell office:value-type="float" office:value="-829916">
                <text:p>-829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0">
                <text:p>920</text:p>
              </table:table-cell>
              <table:table-cell office:value-type="float" office:value="-848236">
                <text:p>-848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0">
                <text:p>930</text:p>
              </table:table-cell>
              <table:table-cell office:value-type="float" office:value="-866756">
                <text:p>-866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">
                <text:p>940</text:p>
              </table:table-cell>
              <table:table-cell office:value-type="float" office:value="-885476">
                <text:p>-8854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">
                <text:p>950</text:p>
              </table:table-cell>
              <table:table-cell office:value-type="float" office:value="-904396">
                <text:p>-90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">
                <text:p>960</text:p>
              </table:table-cell>
              <table:table-cell office:value-type="float" office:value="-923516">
                <text:p>-923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">
                <text:p>970</text:p>
              </table:table-cell>
              <table:table-cell office:value-type="float" office:value="-942836">
                <text:p>-9428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">
                <text:p>980</text:p>
              </table:table-cell>
              <table:table-cell office:value-type="float" office:value="-962356">
                <text:p>-962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">
                <text:p>990</text:p>
              </table:table-cell>
              <table:table-cell office:value-type="float" office:value="-982076">
                <text:p>-982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-1001996">
                <text:p>-1001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4cm" xlink:href=".." xlink:type="simple" chart:class="chart:scatter" chart:style-name="ch1">
        <chart:title svg:x="6.806cm" svg:y="0.315cm" chart:style-name="ch2">
          <text:p>Функция 4</text:p>
        </chart:title>
        <chart:plot-area chart:style-name="ch3" table:cell-range-address="Лист1.C1:Лист1.C202 Лист1.G1:Лист1.G202" chart:data-source-has-labels="row" svg:x="0.32cm" svg:y="1.299cm" svg:width="15.362cm" svg:height="7.516cm">
          <chart:coordinate-region svg:x="0.765cm" svg:y="1.501cm" svg:width="14.534cm" svg:height="7.1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G2:Лист1.G202" chart:label-cell-address="Лист1.G1:Лист1.G1" chart:class="chart:scatter">
            <chart:domain table:cell-range-address="Лист1.C2:Лист1.C202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y4(x)</text:p>
                <draw:g>
                  <svg:desc>Лист1.G1:Лист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Лист1.C2:Лист1.C202</svg:desc>
                </draw:g>
              </table:table-cell>
              <table:table-cell office:value-type="float" office:value="-1001996">
                <text:p>-1001996</text:p>
                <draw:g>
                  <svg:desc>Лист1.G2:Лист1.G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0">
                <text:p>-990</text:p>
              </table:table-cell>
              <table:table-cell office:value-type="float" office:value="-982076">
                <text:p>-982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0">
                <text:p>-980</text:p>
              </table:table-cell>
              <table:table-cell office:value-type="float" office:value="-962356">
                <text:p>-962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0">
                <text:p>-970</text:p>
              </table:table-cell>
              <table:table-cell office:value-type="float" office:value="-942836">
                <text:p>-94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0">
                <text:p>-960</text:p>
              </table:table-cell>
              <table:table-cell office:value-type="float" office:value="-923516">
                <text:p>-923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0">
                <text:p>-950</text:p>
              </table:table-cell>
              <table:table-cell office:value-type="float" office:value="-904396">
                <text:p>-904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0">
                <text:p>-940</text:p>
              </table:table-cell>
              <table:table-cell office:value-type="float" office:value="-885476">
                <text:p>-885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0">
                <text:p>-930</text:p>
              </table:table-cell>
              <table:table-cell office:value-type="float" office:value="-866756">
                <text:p>-866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0">
                <text:p>-920</text:p>
              </table:table-cell>
              <table:table-cell office:value-type="float" office:value="-848236">
                <text:p>-848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0">
                <text:p>-910</text:p>
              </table:table-cell>
              <table:table-cell office:value-type="float" office:value="-829916">
                <text:p>-829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-811796">
                <text:p>-811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0">
                <text:p>-890</text:p>
              </table:table-cell>
              <table:table-cell office:value-type="float" office:value="-793876">
                <text:p>-793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0">
                <text:p>-880</text:p>
              </table:table-cell>
              <table:table-cell office:value-type="float" office:value="-776156">
                <text:p>-776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0">
                <text:p>-870</text:p>
              </table:table-cell>
              <table:table-cell office:value-type="float" office:value="-758636">
                <text:p>-758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0">
                <text:p>-860</text:p>
              </table:table-cell>
              <table:table-cell office:value-type="float" office:value="-741316">
                <text:p>-741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0">
                <text:p>-850</text:p>
              </table:table-cell>
              <table:table-cell office:value-type="float" office:value="-724196">
                <text:p>-724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0">
                <text:p>-840</text:p>
              </table:table-cell>
              <table:table-cell office:value-type="float" office:value="-707276">
                <text:p>-707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0">
                <text:p>-830</text:p>
              </table:table-cell>
              <table:table-cell office:value-type="float" office:value="-690556">
                <text:p>-690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0">
                <text:p>-820</text:p>
              </table:table-cell>
              <table:table-cell office:value-type="float" office:value="-674036">
                <text:p>-674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0">
                <text:p>-810</text:p>
              </table:table-cell>
              <table:table-cell office:value-type="float" office:value="-657716">
                <text:p>-657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0">
                <text:p>-800</text:p>
              </table:table-cell>
              <table:table-cell office:value-type="float" office:value="-641596">
                <text:p>-641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0">
                <text:p>-790</text:p>
              </table:table-cell>
              <table:table-cell office:value-type="float" office:value="-625676">
                <text:p>-625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0">
                <text:p>-780</text:p>
              </table:table-cell>
              <table:table-cell office:value-type="float" office:value="-609956">
                <text:p>-609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0">
                <text:p>-770</text:p>
              </table:table-cell>
              <table:table-cell office:value-type="float" office:value="-594436">
                <text:p>-594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0">
                <text:p>-760</text:p>
              </table:table-cell>
              <table:table-cell office:value-type="float" office:value="-579116">
                <text:p>-579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0">
                <text:p>-750</text:p>
              </table:table-cell>
              <table:table-cell office:value-type="float" office:value="-563996">
                <text:p>-56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0">
                <text:p>-740</text:p>
              </table:table-cell>
              <table:table-cell office:value-type="float" office:value="-549076">
                <text:p>-549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0">
                <text:p>-730</text:p>
              </table:table-cell>
              <table:table-cell office:value-type="float" office:value="-534356">
                <text:p>-534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0">
                <text:p>-720</text:p>
              </table:table-cell>
              <table:table-cell office:value-type="float" office:value="-519836">
                <text:p>-519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0">
                <text:p>-710</text:p>
              </table:table-cell>
              <table:table-cell office:value-type="float" office:value="-505516">
                <text:p>-5055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">
                <text:p>-700</text:p>
              </table:table-cell>
              <table:table-cell office:value-type="float" office:value="-491396">
                <text:p>-491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0">
                <text:p>-690</text:p>
              </table:table-cell>
              <table:table-cell office:value-type="float" office:value="-477476">
                <text:p>-477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0">
                <text:p>-680</text:p>
              </table:table-cell>
              <table:table-cell office:value-type="float" office:value="-463756">
                <text:p>-463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0">
                <text:p>-670</text:p>
              </table:table-cell>
              <table:table-cell office:value-type="float" office:value="-450236">
                <text:p>-450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0">
                <text:p>-660</text:p>
              </table:table-cell>
              <table:table-cell office:value-type="float" office:value="-436916">
                <text:p>-436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0">
                <text:p>-650</text:p>
              </table:table-cell>
              <table:table-cell office:value-type="float" office:value="-423796">
                <text:p>-423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0">
                <text:p>-640</text:p>
              </table:table-cell>
              <table:table-cell office:value-type="float" office:value="-410876">
                <text:p>-410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0">
                <text:p>-630</text:p>
              </table:table-cell>
              <table:table-cell office:value-type="float" office:value="-398156">
                <text:p>-398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0">
                <text:p>-620</text:p>
              </table:table-cell>
              <table:table-cell office:value-type="float" office:value="-385636">
                <text:p>-385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0">
                <text:p>-610</text:p>
              </table:table-cell>
              <table:table-cell office:value-type="float" office:value="-373316">
                <text:p>-373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0">
                <text:p>-600</text:p>
              </table:table-cell>
              <table:table-cell office:value-type="float" office:value="-361196">
                <text:p>-361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0">
                <text:p>-590</text:p>
              </table:table-cell>
              <table:table-cell office:value-type="float" office:value="-349276">
                <text:p>-3492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0">
                <text:p>-580</text:p>
              </table:table-cell>
              <table:table-cell office:value-type="float" office:value="-337556">
                <text:p>-337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0">
                <text:p>-570</text:p>
              </table:table-cell>
              <table:table-cell office:value-type="float" office:value="-326036">
                <text:p>-326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0">
                <text:p>-560</text:p>
              </table:table-cell>
              <table:table-cell office:value-type="float" office:value="-314716">
                <text:p>-314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0">
                <text:p>-550</text:p>
              </table:table-cell>
              <table:table-cell office:value-type="float" office:value="-303596">
                <text:p>-303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0">
                <text:p>-540</text:p>
              </table:table-cell>
              <table:table-cell office:value-type="float" office:value="-292676">
                <text:p>-292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0">
                <text:p>-530</text:p>
              </table:table-cell>
              <table:table-cell office:value-type="float" office:value="-281956">
                <text:p>-281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0">
                <text:p>-520</text:p>
              </table:table-cell>
              <table:table-cell office:value-type="float" office:value="-271436">
                <text:p>-271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0">
                <text:p>-510</text:p>
              </table:table-cell>
              <table:table-cell office:value-type="float" office:value="-261116">
                <text:p>-26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0">
                <text:p>-500</text:p>
              </table:table-cell>
              <table:table-cell office:value-type="float" office:value="-250996">
                <text:p>-250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0">
                <text:p>-490</text:p>
              </table:table-cell>
              <table:table-cell office:value-type="float" office:value="-241076">
                <text:p>-241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0">
                <text:p>-480</text:p>
              </table:table-cell>
              <table:table-cell office:value-type="float" office:value="-231356">
                <text:p>-231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0">
                <text:p>-470</text:p>
              </table:table-cell>
              <table:table-cell office:value-type="float" office:value="-221836">
                <text:p>-221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0">
                <text:p>-460</text:p>
              </table:table-cell>
              <table:table-cell office:value-type="float" office:value="-212516">
                <text:p>-21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0">
                <text:p>-450</text:p>
              </table:table-cell>
              <table:table-cell office:value-type="float" office:value="-203396">
                <text:p>-203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0">
                <text:p>-440</text:p>
              </table:table-cell>
              <table:table-cell office:value-type="float" office:value="-194476">
                <text:p>-194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0">
                <text:p>-430</text:p>
              </table:table-cell>
              <table:table-cell office:value-type="float" office:value="-185756">
                <text:p>-185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0">
                <text:p>-420</text:p>
              </table:table-cell>
              <table:table-cell office:value-type="float" office:value="-177236">
                <text:p>-177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0">
                <text:p>-410</text:p>
              </table:table-cell>
              <table:table-cell office:value-type="float" office:value="-168916">
                <text:p>-1689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0">
                <text:p>-400</text:p>
              </table:table-cell>
              <table:table-cell office:value-type="float" office:value="-160796">
                <text:p>-160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0">
                <text:p>-390</text:p>
              </table:table-cell>
              <table:table-cell office:value-type="float" office:value="-152876">
                <text:p>-152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0">
                <text:p>-380</text:p>
              </table:table-cell>
              <table:table-cell office:value-type="float" office:value="-145156">
                <text:p>-145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0">
                <text:p>-370</text:p>
              </table:table-cell>
              <table:table-cell office:value-type="float" office:value="-137636">
                <text:p>-137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0">
                <text:p>-360</text:p>
              </table:table-cell>
              <table:table-cell office:value-type="float" office:value="-130316">
                <text:p>-13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0">
                <text:p>-350</text:p>
              </table:table-cell>
              <table:table-cell office:value-type="float" office:value="-123196">
                <text:p>-123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0">
                <text:p>-340</text:p>
              </table:table-cell>
              <table:table-cell office:value-type="float" office:value="-116276">
                <text:p>-116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0">
                <text:p>-330</text:p>
              </table:table-cell>
              <table:table-cell office:value-type="float" office:value="-109556">
                <text:p>-109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0">
                <text:p>-320</text:p>
              </table:table-cell>
              <table:table-cell office:value-type="float" office:value="-103036">
                <text:p>-103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0">
                <text:p>-310</text:p>
              </table:table-cell>
              <table:table-cell office:value-type="float" office:value="-96716">
                <text:p>-96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0">
                <text:p>-300</text:p>
              </table:table-cell>
              <table:table-cell office:value-type="float" office:value="-90596">
                <text:p>-90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0">
                <text:p>-290</text:p>
              </table:table-cell>
              <table:table-cell office:value-type="float" office:value="-84676">
                <text:p>-84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0">
                <text:p>-280</text:p>
              </table:table-cell>
              <table:table-cell office:value-type="float" office:value="-78956">
                <text:p>-78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0">
                <text:p>-270</text:p>
              </table:table-cell>
              <table:table-cell office:value-type="float" office:value="-73436">
                <text:p>-73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0">
                <text:p>-260</text:p>
              </table:table-cell>
              <table:table-cell office:value-type="float" office:value="-68116">
                <text:p>-68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0">
                <text:p>-250</text:p>
              </table:table-cell>
              <table:table-cell office:value-type="float" office:value="-62996">
                <text:p>-62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0">
                <text:p>-240</text:p>
              </table:table-cell>
              <table:table-cell office:value-type="float" office:value="-58076">
                <text:p>-58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0">
                <text:p>-230</text:p>
              </table:table-cell>
              <table:table-cell office:value-type="float" office:value="-53356">
                <text:p>-53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0">
                <text:p>-220</text:p>
              </table:table-cell>
              <table:table-cell office:value-type="float" office:value="-48836">
                <text:p>-488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0">
                <text:p>-210</text:p>
              </table:table-cell>
              <table:table-cell office:value-type="float" office:value="-44516">
                <text:p>-445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0">
                <text:p>-200</text:p>
              </table:table-cell>
              <table:table-cell office:value-type="float" office:value="-40396">
                <text:p>-40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0">
                <text:p>-190</text:p>
              </table:table-cell>
              <table:table-cell office:value-type="float" office:value="-36476">
                <text:p>-364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0">
                <text:p>-180</text:p>
              </table:table-cell>
              <table:table-cell office:value-type="float" office:value="-32756">
                <text:p>-32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0">
                <text:p>-170</text:p>
              </table:table-cell>
              <table:table-cell office:value-type="float" office:value="-29236">
                <text:p>-29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0">
                <text:p>-160</text:p>
              </table:table-cell>
              <table:table-cell office:value-type="float" office:value="-25916">
                <text:p>-25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0">
                <text:p>-150</text:p>
              </table:table-cell>
              <table:table-cell office:value-type="float" office:value="-22796">
                <text:p>-22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0">
                <text:p>-140</text:p>
              </table:table-cell>
              <table:table-cell office:value-type="float" office:value="-19876">
                <text:p>-19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0">
                <text:p>-130</text:p>
              </table:table-cell>
              <table:table-cell office:value-type="float" office:value="-17156">
                <text:p>-17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0">
                <text:p>-120</text:p>
              </table:table-cell>
              <table:table-cell office:value-type="float" office:value="-14636">
                <text:p>-146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0">
                <text:p>-110</text:p>
              </table:table-cell>
              <table:table-cell office:value-type="float" office:value="-12316">
                <text:p>-12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0">
                <text:p>-100</text:p>
              </table:table-cell>
              <table:table-cell office:value-type="float" office:value="-10196">
                <text:p>-10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0">
                <text:p>-90</text:p>
              </table:table-cell>
              <table:table-cell office:value-type="float" office:value="-8276">
                <text:p>-8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0">
                <text:p>-80</text:p>
              </table:table-cell>
              <table:table-cell office:value-type="float" office:value="-6556">
                <text:p>-6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0">
                <text:p>-70</text:p>
              </table:table-cell>
              <table:table-cell office:value-type="float" office:value="-5036">
                <text:p>-5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0">
                <text:p>-60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0">
                <text:p>-50</text:p>
              </table:table-cell>
              <table:table-cell office:value-type="float" office:value="-2596">
                <text:p>-2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0">
                <text:p>-40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">
                <text:p>-30</text:p>
              </table:table-cell>
              <table:table-cell office:value-type="float" office:value="-956">
                <text:p>-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">
                <text:p>-20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-3476">
                <text:p>-3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-4756">
                <text:p>-4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-6236">
                <text:p>-62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-7916">
                <text:p>-7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-9796">
                <text:p>-97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-11876">
                <text:p>-11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-14156">
                <text:p>-14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">
                <text:p>130</text:p>
              </table:table-cell>
              <table:table-cell office:value-type="float" office:value="-16636">
                <text:p>-16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-19316">
                <text:p>-19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-22196">
                <text:p>-22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-25276">
                <text:p>-25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">
                <text:p>170</text:p>
              </table:table-cell>
              <table:table-cell office:value-type="float" office:value="-28556">
                <text:p>-28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">
                <text:p>180</text:p>
              </table:table-cell>
              <table:table-cell office:value-type="float" office:value="-32036">
                <text:p>-32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">
                <text:p>190</text:p>
              </table:table-cell>
              <table:table-cell office:value-type="float" office:value="-35716">
                <text:p>-35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-39596">
                <text:p>-39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0">
                <text:p>210</text:p>
              </table:table-cell>
              <table:table-cell office:value-type="float" office:value="-43676">
                <text:p>-43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">
                <text:p>220</text:p>
              </table:table-cell>
              <table:table-cell office:value-type="float" office:value="-47956">
                <text:p>-47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0">
                <text:p>230</text:p>
              </table:table-cell>
              <table:table-cell office:value-type="float" office:value="-52436">
                <text:p>-524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">
                <text:p>240</text:p>
              </table:table-cell>
              <table:table-cell office:value-type="float" office:value="-57116">
                <text:p>-57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-61996">
                <text:p>-619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">
                <text:p>260</text:p>
              </table:table-cell>
              <table:table-cell office:value-type="float" office:value="-67076">
                <text:p>-67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0">
                <text:p>270</text:p>
              </table:table-cell>
              <table:table-cell office:value-type="float" office:value="-72356">
                <text:p>-72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77836">
                <text:p>-778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">
                <text:p>290</text:p>
              </table:table-cell>
              <table:table-cell office:value-type="float" office:value="-83516">
                <text:p>-83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0">
                <text:p>300</text:p>
              </table:table-cell>
              <table:table-cell office:value-type="float" office:value="-89396">
                <text:p>-89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">
                <text:p>310</text:p>
              </table:table-cell>
              <table:table-cell office:value-type="float" office:value="-95476">
                <text:p>-95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  <table:table-cell office:value-type="float" office:value="-101756">
                <text:p>-101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">
                <text:p>330</text:p>
              </table:table-cell>
              <table:table-cell office:value-type="float" office:value="-108236">
                <text:p>-1082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0">
                <text:p>340</text:p>
              </table:table-cell>
              <table:table-cell office:value-type="float" office:value="-114916">
                <text:p>-1149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0">
                <text:p>350</text:p>
              </table:table-cell>
              <table:table-cell office:value-type="float" office:value="-121796">
                <text:p>-1217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0">
                <text:p>360</text:p>
              </table:table-cell>
              <table:table-cell office:value-type="float" office:value="-128876">
                <text:p>-1288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">
                <text:p>370</text:p>
              </table:table-cell>
              <table:table-cell office:value-type="float" office:value="-136156">
                <text:p>-1361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">
                <text:p>380</text:p>
              </table:table-cell>
              <table:table-cell office:value-type="float" office:value="-143636">
                <text:p>-1436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">
                <text:p>390</text:p>
              </table:table-cell>
              <table:table-cell office:value-type="float" office:value="-151316">
                <text:p>-151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-159196">
                <text:p>-159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0">
                <text:p>410</text:p>
              </table:table-cell>
              <table:table-cell office:value-type="float" office:value="-167276">
                <text:p>-1672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">
                <text:p>420</text:p>
              </table:table-cell>
              <table:table-cell office:value-type="float" office:value="-175556">
                <text:p>-1755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0">
                <text:p>430</text:p>
              </table:table-cell>
              <table:table-cell office:value-type="float" office:value="-184036">
                <text:p>-184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0">
                <text:p>440</text:p>
              </table:table-cell>
              <table:table-cell office:value-type="float" office:value="-192716">
                <text:p>-192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">
                <text:p>450</text:p>
              </table:table-cell>
              <table:table-cell office:value-type="float" office:value="-201596">
                <text:p>-2015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0">
                <text:p>460</text:p>
              </table:table-cell>
              <table:table-cell office:value-type="float" office:value="-210676">
                <text:p>-210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">
                <text:p>470</text:p>
              </table:table-cell>
              <table:table-cell office:value-type="float" office:value="-219956">
                <text:p>-219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0">
                <text:p>480</text:p>
              </table:table-cell>
              <table:table-cell office:value-type="float" office:value="-229436">
                <text:p>-229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0">
                <text:p>490</text:p>
              </table:table-cell>
              <table:table-cell office:value-type="float" office:value="-239116">
                <text:p>-239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0">
                <text:p>500</text:p>
              </table:table-cell>
              <table:table-cell office:value-type="float" office:value="-248996">
                <text:p>-248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">
                <text:p>510</text:p>
              </table:table-cell>
              <table:table-cell office:value-type="float" office:value="-259076">
                <text:p>-259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">
                <text:p>520</text:p>
              </table:table-cell>
              <table:table-cell office:value-type="float" office:value="-269356">
                <text:p>-269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0">
                <text:p>530</text:p>
              </table:table-cell>
              <table:table-cell office:value-type="float" office:value="-279836">
                <text:p>-279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0">
                <text:p>540</text:p>
              </table:table-cell>
              <table:table-cell office:value-type="float" office:value="-290516">
                <text:p>-290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0">
                <text:p>550</text:p>
              </table:table-cell>
              <table:table-cell office:value-type="float" office:value="-301396">
                <text:p>-3013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0">
                <text:p>560</text:p>
              </table:table-cell>
              <table:table-cell office:value-type="float" office:value="-312476">
                <text:p>-3124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0">
                <text:p>570</text:p>
              </table:table-cell>
              <table:table-cell office:value-type="float" office:value="-323756">
                <text:p>-3237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0">
                <text:p>580</text:p>
              </table:table-cell>
              <table:table-cell office:value-type="float" office:value="-335236">
                <text:p>-3352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0">
                <text:p>590</text:p>
              </table:table-cell>
              <table:table-cell office:value-type="float" office:value="-346916">
                <text:p>-3469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">
                <text:p>600</text:p>
              </table:table-cell>
              <table:table-cell office:value-type="float" office:value="-358796">
                <text:p>-3587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0">
                <text:p>610</text:p>
              </table:table-cell>
              <table:table-cell office:value-type="float" office:value="-370876">
                <text:p>-370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0">
                <text:p>620</text:p>
              </table:table-cell>
              <table:table-cell office:value-type="float" office:value="-383156">
                <text:p>-3831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0">
                <text:p>630</text:p>
              </table:table-cell>
              <table:table-cell office:value-type="float" office:value="-395636">
                <text:p>-395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0">
                <text:p>640</text:p>
              </table:table-cell>
              <table:table-cell office:value-type="float" office:value="-408316">
                <text:p>-4083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0">
                <text:p>650</text:p>
              </table:table-cell>
              <table:table-cell office:value-type="float" office:value="-421196">
                <text:p>-421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0">
                <text:p>660</text:p>
              </table:table-cell>
              <table:table-cell office:value-type="float" office:value="-434276">
                <text:p>-4342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0">
                <text:p>670</text:p>
              </table:table-cell>
              <table:table-cell office:value-type="float" office:value="-447556">
                <text:p>-447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0">
                <text:p>680</text:p>
              </table:table-cell>
              <table:table-cell office:value-type="float" office:value="-461036">
                <text:p>-4610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0">
                <text:p>690</text:p>
              </table:table-cell>
              <table:table-cell office:value-type="float" office:value="-474716">
                <text:p>-4747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0">
                <text:p>700</text:p>
              </table:table-cell>
              <table:table-cell office:value-type="float" office:value="-488596">
                <text:p>-4885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">
                <text:p>710</text:p>
              </table:table-cell>
              <table:table-cell office:value-type="float" office:value="-502676">
                <text:p>-5026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0">
                <text:p>720</text:p>
              </table:table-cell>
              <table:table-cell office:value-type="float" office:value="-516956">
                <text:p>-516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0">
                <text:p>730</text:p>
              </table:table-cell>
              <table:table-cell office:value-type="float" office:value="-531436">
                <text:p>-531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0">
                <text:p>740</text:p>
              </table:table-cell>
              <table:table-cell office:value-type="float" office:value="-546116">
                <text:p>-5461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">
                <text:p>750</text:p>
              </table:table-cell>
              <table:table-cell office:value-type="float" office:value="-560996">
                <text:p>-560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0">
                <text:p>760</text:p>
              </table:table-cell>
              <table:table-cell office:value-type="float" office:value="-576076">
                <text:p>-576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0">
                <text:p>770</text:p>
              </table:table-cell>
              <table:table-cell office:value-type="float" office:value="-591356">
                <text:p>-591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0">
                <text:p>780</text:p>
              </table:table-cell>
              <table:table-cell office:value-type="float" office:value="-606836">
                <text:p>-606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0">
                <text:p>790</text:p>
              </table:table-cell>
              <table:table-cell office:value-type="float" office:value="-622516">
                <text:p>-6225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0">
                <text:p>800</text:p>
              </table:table-cell>
              <table:table-cell office:value-type="float" office:value="-638396">
                <text:p>-6383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0">
                <text:p>810</text:p>
              </table:table-cell>
              <table:table-cell office:value-type="float" office:value="-654476">
                <text:p>-654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0">
                <text:p>820</text:p>
              </table:table-cell>
              <table:table-cell office:value-type="float" office:value="-670756">
                <text:p>-6707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0">
                <text:p>830</text:p>
              </table:table-cell>
              <table:table-cell office:value-type="float" office:value="-687236">
                <text:p>-6872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0">
                <text:p>840</text:p>
              </table:table-cell>
              <table:table-cell office:value-type="float" office:value="-703916">
                <text:p>-7039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0">
                <text:p>850</text:p>
              </table:table-cell>
              <table:table-cell office:value-type="float" office:value="-720796">
                <text:p>-720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">
                <text:p>860</text:p>
              </table:table-cell>
              <table:table-cell office:value-type="float" office:value="-737876">
                <text:p>-7378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">
                <text:p>870</text:p>
              </table:table-cell>
              <table:table-cell office:value-type="float" office:value="-755156">
                <text:p>-755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0">
                <text:p>880</text:p>
              </table:table-cell>
              <table:table-cell office:value-type="float" office:value="-772636">
                <text:p>-7726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0">
                <text:p>890</text:p>
              </table:table-cell>
              <table:table-cell office:value-type="float" office:value="-790316">
                <text:p>-790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">
                <text:p>900</text:p>
              </table:table-cell>
              <table:table-cell office:value-type="float" office:value="-808196">
                <text:p>-808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0">
                <text:p>910</text:p>
              </table:table-cell>
              <table:table-cell office:value-type="float" office:value="-826276">
                <text:p>-826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0">
                <text:p>920</text:p>
              </table:table-cell>
              <table:table-cell office:value-type="float" office:value="-844556">
                <text:p>-8445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0">
                <text:p>930</text:p>
              </table:table-cell>
              <table:table-cell office:value-type="float" office:value="-863036">
                <text:p>-8630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">
                <text:p>940</text:p>
              </table:table-cell>
              <table:table-cell office:value-type="float" office:value="-881716">
                <text:p>-881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">
                <text:p>950</text:p>
              </table:table-cell>
              <table:table-cell office:value-type="float" office:value="-900596">
                <text:p>-900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">
                <text:p>960</text:p>
              </table:table-cell>
              <table:table-cell office:value-type="float" office:value="-919676">
                <text:p>-9196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">
                <text:p>970</text:p>
              </table:table-cell>
              <table:table-cell office:value-type="float" office:value="-938956">
                <text:p>-938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">
                <text:p>980</text:p>
              </table:table-cell>
              <table:table-cell office:value-type="float" office:value="-958436">
                <text:p>-958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">
                <text:p>990</text:p>
              </table:table-cell>
              <table:table-cell office:value-type="float" office:value="-978116">
                <text:p>-978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-997996">
                <text:p>-997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